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49pt" svg:height="255.23pt" svg:x="380.24pt" svg:y="14.31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6" calcext:value-type="float">
            <text:p>11.7028555056</text:p>
          </table:table-cell>
          <table:table-cell office:value-type="float" office:value="0.0000000000703718139108" calcext:value-type="float">
            <text:p>7.03718139108E-11</text:p>
          </table:table-cell>
          <table:table-cell office:value-type="float" office:value="11.7028555056" calcext:value-type="float">
            <text:p>11.7028555056</text:p>
          </table:table-cell>
          <table:table-cell office:value-type="float" office:value="21.916383037" calcext:value-type="float">
            <text:p>21.91638303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324302" calcext:value-type="float">
            <text:p>11.7028324302</text:p>
          </table:table-cell>
          <table:table-cell office:value-type="float" office:value="0.00112212036856" calcext:value-type="float">
            <text:p>0.0011221204</text:p>
          </table:table-cell>
          <table:table-cell office:value-type="float" office:value="11.7017103098" calcext:value-type="float">
            <text:p>11.7017103098</text:p>
          </table:table-cell>
          <table:table-cell office:value-type="float" office:value="22.4048116809" calcext:value-type="float">
            <text:p>22.404811680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7763961" calcext:value-type="float">
            <text:p>11.7027763961</text:p>
          </table:table-cell>
          <table:table-cell office:value-type="float" office:value="0.00804629907881" calcext:value-type="float">
            <text:p>0.0080462991</text:p>
          </table:table-cell>
          <table:table-cell office:value-type="float" office:value="11.694730097" calcext:value-type="float">
            <text:p>11.694730097</text:p>
          </table:table-cell>
          <table:table-cell office:value-type="float" office:value="22.9041254485" calcext:value-type="float">
            <text:p>22.904125448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7040015" calcext:value-type="float">
            <text:p>11.7027040015</text:p>
          </table:table-cell>
          <table:table-cell office:value-type="float" office:value="0.02422716708" calcext:value-type="float">
            <text:p>0.0242271671</text:p>
          </table:table-cell>
          <table:table-cell office:value-type="float" office:value="11.6784768344" calcext:value-type="float">
            <text:p>11.6784768344</text:p>
          </table:table-cell>
          <table:table-cell office:value-type="float" office:value="23.4145669257" calcext:value-type="float">
            <text:p>23.4145669257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6279689" calcext:value-type="float">
            <text:p>11.7026279689</text:p>
          </table:table-cell>
          <table:table-cell office:value-type="float" office:value="0.0510568705835" calcext:value-type="float">
            <text:p>0.0510568706</text:p>
          </table:table-cell>
          <table:table-cell office:value-type="float" office:value="11.6515710983" calcext:value-type="float">
            <text:p>11.6515710983</text:p>
          </table:table-cell>
          <table:table-cell office:value-type="float" office:value="23.9363841047" calcext:value-type="float">
            <text:p>23.936384104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5576697" calcext:value-type="float">
            <text:p>11.7025576697</text:p>
          </table:table-cell>
          <table:table-cell office:value-type="float" office:value="0.0883677508926" calcext:value-type="float">
            <text:p>0.0883677509</text:p>
          </table:table-cell>
          <table:table-cell office:value-type="float" office:value="11.6141899188" calcext:value-type="float">
            <text:p>11.6141899188</text:p>
          </table:table-cell>
          <table:table-cell office:value-type="float" office:value="24.4698305046" calcext:value-type="float">
            <text:p>24.469830504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4995936" calcext:value-type="float">
            <text:p>11.7024995936</text:p>
          </table:table-cell>
          <table:table-cell office:value-type="float" office:value="0.134870680902" calcext:value-type="float">
            <text:p>0.1348706809</text:p>
          </table:table-cell>
          <table:table-cell office:value-type="float" office:value="11.5676289127" calcext:value-type="float">
            <text:p>11.5676289127</text:p>
          </table:table-cell>
          <table:table-cell office:value-type="float" office:value="25.0151652941" calcext:value-type="float">
            <text:p>25.0151652941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4577461" calcext:value-type="float">
            <text:p>11.7024577461</text:p>
          </table:table-cell>
          <table:table-cell office:value-type="float" office:value="0.188532684319" calcext:value-type="float">
            <text:p>0.1885326843</text:p>
          </table:table-cell>
          <table:table-cell office:value-type="float" office:value="11.5139250618" calcext:value-type="float">
            <text:p>11.5139250618</text:p>
          </table:table-cell>
          <table:table-cell office:value-type="float" office:value="25.5726534179" calcext:value-type="float">
            <text:p>25.5726534179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4340834" calcext:value-type="float">
            <text:p>11.7024340834</text:p>
          </table:table-cell>
          <table:table-cell office:value-type="float" office:value="0.246897443503" calcext:value-type="float">
            <text:p>0.2468974435</text:p>
          </table:table-cell>
          <table:table-cell office:value-type="float" office:value="11.4555366399" calcext:value-type="float">
            <text:p>11.4555366399</text:p>
          </table:table-cell>
          <table:table-cell office:value-type="float" office:value="26.1425657255" calcext:value-type="float">
            <text:p>26.142565725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4288489" calcext:value-type="float">
            <text:p>11.7024288489</text:p>
          </table:table-cell>
          <table:table-cell office:value-type="float" office:value="0.307352277198" calcext:value-type="float">
            <text:p>0.3073522772</text:p>
          </table:table-cell>
          <table:table-cell office:value-type="float" office:value="11.3950765717" calcext:value-type="float">
            <text:p>11.3950765717</text:p>
          </table:table-cell>
          <table:table-cell office:value-type="float" office:value="26.7251791022" calcext:value-type="float">
            <text:p>26.725179102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4409361" calcext:value-type="float">
            <text:p>11.7024409361</text:p>
          </table:table-cell>
          <table:table-cell office:value-type="float" office:value="0.367345237684" calcext:value-type="float">
            <text:p>0.3673452377</text:p>
          </table:table-cell>
          <table:table-cell office:value-type="float" office:value="11.3350956984" calcext:value-type="float">
            <text:p>11.3350956984</text:p>
          </table:table-cell>
          <table:table-cell office:value-type="float" office:value="27.320776604" calcext:value-type="float">
            <text:p>27.32077660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4681907" calcext:value-type="float">
            <text:p>11.7024681907</text:p>
          </table:table-cell>
          <table:table-cell office:value-type="float" office:value="0.424555898499" calcext:value-type="float">
            <text:p>0.4245558985</text:p>
          </table:table-cell>
          <table:table-cell office:value-type="float" office:value="11.2779122922" calcext:value-type="float">
            <text:p>11.2779122922</text:p>
          </table:table-cell>
          <table:table-cell office:value-type="float" office:value="27.9296475954" calcext:value-type="float">
            <text:p>27.929647595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5076941" calcext:value-type="float">
            <text:p>11.7025076941</text:p>
          </table:table-cell>
          <table:table-cell office:value-type="float" office:value="0.477023456602" calcext:value-type="float">
            <text:p>0.4770234566</text:p>
          </table:table-cell>
          <table:table-cell office:value-type="float" office:value="11.2254842375" calcext:value-type="float">
            <text:p>11.2254842375</text:p>
          </table:table-cell>
          <table:table-cell office:value-type="float" office:value="28.5520878894" calcext:value-type="float">
            <text:p>28.552087889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5560523" calcext:value-type="float">
            <text:p>11.7025560523</text:p>
          </table:table-cell>
          <table:table-cell office:value-type="float" office:value="0.523235762936" calcext:value-type="float">
            <text:p>0.5232357629</text:p>
          </table:table-cell>
          <table:table-cell office:value-type="float" office:value="11.1793202893" calcext:value-type="float">
            <text:p>11.1793202893</text:p>
          </table:table-cell>
          <table:table-cell office:value-type="float" office:value="29.1883998914" calcext:value-type="float">
            <text:p>29.188399891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60962" calcext:value-type="float">
            <text:p>11.70260962</text:p>
          </table:table-cell>
          <table:table-cell office:value-type="float" office:value="0.5621828464" calcext:value-type="float">
            <text:p>0.5621828464</text:p>
          </table:table-cell>
          <table:table-cell office:value-type="float" office:value="11.1404267736" calcext:value-type="float">
            <text:p>11.1404267736</text:p>
          </table:table-cell>
          <table:table-cell office:value-type="float" office:value="29.8388927466" calcext:value-type="float">
            <text:p>29.8388927466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66467" calcext:value-type="float">
            <text:p>11.70266467</text:p>
          </table:table-cell>
          <table:table-cell office:value-type="float" office:value="0.593378646652" calcext:value-type="float">
            <text:p>0.5933786467</text:p>
          </table:table-cell>
          <table:table-cell office:value-type="float" office:value="11.1092860234" calcext:value-type="float">
            <text:p>11.1092860234</text:p>
          </table:table-cell>
          <table:table-cell office:value-type="float" office:value="30.5038824894" calcext:value-type="float">
            <text:p>30.503882489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7176747" calcext:value-type="float">
            <text:p>11.7027176747</text:p>
          </table:table-cell>
          <table:table-cell office:value-type="float" office:value="0.616854333045" calcext:value-type="float">
            <text:p>0.616854333</text:p>
          </table:table-cell>
          <table:table-cell office:value-type="float" office:value="11.0858633416" calcext:value-type="float">
            <text:p>11.0858633416</text:p>
          </table:table-cell>
          <table:table-cell office:value-type="float" office:value="31.1836921977" calcext:value-type="float">
            <text:p>31.183692197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7653677" calcext:value-type="float">
            <text:p>11.7027653677</text:p>
          </table:table-cell>
          <table:table-cell office:value-type="float" office:value="0.633127192163" calcext:value-type="float">
            <text:p>0.6331271922</text:p>
          </table:table-cell>
          <table:table-cell office:value-type="float" office:value="11.0696381756" calcext:value-type="float">
            <text:p>11.0696381756</text:p>
          </table:table-cell>
          <table:table-cell office:value-type="float" office:value="31.8786521492" calcext:value-type="float">
            <text:p>31.878652149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8049305" calcext:value-type="float">
            <text:p>11.7028049305</text:p>
          </table:table-cell>
          <table:table-cell office:value-type="float" office:value="0.643148233608" calcext:value-type="float">
            <text:p>0.6431482336</text:p>
          </table:table-cell>
          <table:table-cell office:value-type="float" office:value="11.0596566969" calcext:value-type="float">
            <text:p>11.0596566969</text:p>
          </table:table-cell>
          <table:table-cell office:value-type="float" office:value="32.5890999823" calcext:value-type="float">
            <text:p>32.5890999823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341048" calcext:value-type="float">
            <text:p>11.7028341048</text:p>
          </table:table-cell>
          <table:table-cell office:value-type="float" office:value="0.648232541666" calcext:value-type="float">
            <text:p>0.6482325417</text:p>
          </table:table-cell>
          <table:table-cell office:value-type="float" office:value="11.0546015631" calcext:value-type="float">
            <text:p>11.0546015631</text:p>
          </table:table-cell>
          <table:table-cell office:value-type="float" office:value="33.3153808601" calcext:value-type="float">
            <text:p>33.315380860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12468" calcext:value-type="float">
            <text:p>11.7028512468</text:p>
          </table:table-cell>
          <table:table-cell office:value-type="float" office:value="0.649975675852" calcext:value-type="float">
            <text:p>0.6499756759</text:p>
          </table:table-cell>
          <table:table-cell office:value-type="float" office:value="11.0528755709" calcext:value-type="float">
            <text:p>11.0528755709</text:p>
          </table:table-cell>
          <table:table-cell office:value-type="float" office:value="34.0578476379" calcext:value-type="float">
            <text:p>34.057847637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3994" calcext:value-type="float">
            <text:p>11.7028553994</text:p>
          </table:table-cell>
          <table:table-cell office:value-type="float" office:value="0.650159939491" calcext:value-type="float">
            <text:p>0.6501599395</text:p>
          </table:table-cell>
          <table:table-cell office:value-type="float" office:value="11.0526954599" calcext:value-type="float">
            <text:p>11.0526954599</text:p>
          </table:table-cell>
          <table:table-cell office:value-type="float" office:value="34.8168610348" calcext:value-type="float">
            <text:p>34.8168610348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463439" calcext:value-type="float">
            <text:p>11.7028463439</text:p>
          </table:table-cell>
          <table:table-cell office:value-type="float" office:value="0.650653868188" calcext:value-type="float">
            <text:p>0.6506538682</text:p>
          </table:table-cell>
          <table:table-cell office:value-type="float" office:value="11.0521924757" calcext:value-type="float">
            <text:p>11.0521924757</text:p>
          </table:table-cell>
          <table:table-cell office:value-type="float" office:value="35.5927898088" calcext:value-type="float">
            <text:p>35.5927898088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369064" calcext:value-type="float">
            <text:p>11.7028369064</text:p>
          </table:table-cell>
          <table:table-cell office:value-type="float" office:value="0.653332410848" calcext:value-type="float">
            <text:p>0.6533324108</text:p>
          </table:table-cell>
          <table:table-cell office:value-type="float" office:value="11.0495044955" calcext:value-type="float">
            <text:p>11.0495044955</text:p>
          </table:table-cell>
          <table:table-cell office:value-type="float" office:value="36.3860109361" calcext:value-type="float">
            <text:p>36.386010936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30258729" calcext:value-type="float">
            <text:p>11.7030258729</text:p>
          </table:table-cell>
          <table:table-cell office:value-type="float" office:value="0.661889403303" calcext:value-type="float">
            <text:p>0.6618894033</text:p>
          </table:table-cell>
          <table:table-cell office:value-type="float" office:value="11.0411364696" calcext:value-type="float">
            <text:p>11.0411364696</text:p>
          </table:table-cell>
          <table:table-cell office:value-type="float" office:value="37.1969097942" calcext:value-type="float">
            <text:p>37.1969097942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33900229" calcext:value-type="float">
            <text:p>11.7033900229</text:p>
          </table:table-cell>
          <table:table-cell office:value-type="float" office:value="0.682084514357" calcext:value-type="float">
            <text:p>0.6820845144</text:p>
          </table:table-cell>
          <table:table-cell office:value-type="float" office:value="11.0213055085" calcext:value-type="float">
            <text:p>11.0213055085</text:p>
          </table:table-cell>
          <table:table-cell office:value-type="float" office:value="38.0258803491" calcext:value-type="float">
            <text:p>38.025880349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.7038303886" calcext:value-type="float">
            <text:p>11.7038303886</text:p>
          </table:table-cell>
          <table:table-cell office:value-type="float" office:value="0.717629179227" calcext:value-type="float">
            <text:p>0.7176291792</text:p>
          </table:table-cell>
          <table:table-cell office:value-type="float" office:value="10.9862012093" calcext:value-type="float">
            <text:p>10.9862012093</text:p>
          </table:table-cell>
          <table:table-cell office:value-type="float" office:value="38.8733253468" calcext:value-type="float">
            <text:p>38.8733253468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.7042725571" calcext:value-type="float">
            <text:p>11.7042725571</text:p>
          </table:table-cell>
          <table:table-cell office:value-type="float" office:value="0.770144146756" calcext:value-type="float">
            <text:p>0.7701441468</text:p>
          </table:table-cell>
          <table:table-cell office:value-type="float" office:value="10.9341284104" calcext:value-type="float">
            <text:p>10.9341284104</text:p>
          </table:table-cell>
          <table:table-cell office:value-type="float" office:value="39.7396565088" calcext:value-type="float">
            <text:p>39.739656508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8.9526650273" calcext:value-type="float">
            <text:p>18.9526650273</text:p>
          </table:table-cell>
          <table:table-cell office:value-type="float" office:value="3.69746429307" calcext:value-type="float">
            <text:p>3.6974642931</text:p>
          </table:table-cell>
          <table:table-cell office:value-type="float" office:value="15.2552007342" calcext:value-type="float">
            <text:p>15.2552007342</text:p>
          </table:table-cell>
          <table:table-cell office:value-type="float" office:value="40.6252947323" calcext:value-type="float">
            <text:p>40.6252947323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8.9515200973" calcext:value-type="float">
            <text:p>18.9515200973</text:p>
          </table:table-cell>
          <table:table-cell office:value-type="float" office:value="4.04840126152" calcext:value-type="float">
            <text:p>4.0484012615</text:p>
          </table:table-cell>
          <table:table-cell office:value-type="float" office:value="14.9031188358" calcext:value-type="float">
            <text:p>14.9031188358</text:p>
          </table:table-cell>
          <table:table-cell office:value-type="float" office:value="41.5306702945" calcext:value-type="float">
            <text:p>41.530670294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8.9508480779" calcext:value-type="float">
            <text:p>18.9508480779</text:p>
          </table:table-cell>
          <table:table-cell office:value-type="float" office:value="4.40227135532" calcext:value-type="float">
            <text:p>4.4022713553</text:p>
          </table:table-cell>
          <table:table-cell office:value-type="float" office:value="14.5485767226" calcext:value-type="float">
            <text:p>14.5485767226</text:p>
          </table:table-cell>
          <table:table-cell office:value-type="float" office:value="42.456223062" calcext:value-type="float">
            <text:p>42.456223062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8.9489350518" calcext:value-type="float">
            <text:p>18.9489350518</text:p>
          </table:table-cell>
          <table:table-cell office:value-type="float" office:value="4.72759125571" calcext:value-type="float">
            <text:p>4.7275912557</text:p>
          </table:table-cell>
          <table:table-cell office:value-type="float" office:value="14.2213437961" calcext:value-type="float">
            <text:p>14.2213437961</text:p>
          </table:table-cell>
          <table:table-cell office:value-type="float" office:value="43.402402704" calcext:value-type="float">
            <text:p>43.40240270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8.9456789527" calcext:value-type="float">
            <text:p>18.9456789527</text:p>
          </table:table-cell>
          <table:table-cell office:value-type="float" office:value="5.01162435062" calcext:value-type="float">
            <text:p>5.0116243506</text:p>
          </table:table-cell>
          <table:table-cell office:value-type="float" office:value="13.9340546021" calcext:value-type="float">
            <text:p>13.9340546021</text:p>
          </table:table-cell>
          <table:table-cell office:value-type="float" office:value="44.3696689111" calcext:value-type="float">
            <text:p>44.369668911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8.9414085888" calcext:value-type="float">
            <text:p>18.9414085888</text:p>
          </table:table-cell>
          <table:table-cell office:value-type="float" office:value="5.22183644268" calcext:value-type="float">
            <text:p>5.2218364427</text:p>
          </table:table-cell>
          <table:table-cell office:value-type="float" office:value="13.7195721461" calcext:value-type="float">
            <text:p>13.7195721461</text:p>
          </table:table-cell>
          <table:table-cell office:value-type="float" office:value="45.3584916188" calcext:value-type="float">
            <text:p>45.358491618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8.9371515718" calcext:value-type="float">
            <text:p>18.9371515718</text:p>
          </table:table-cell>
          <table:table-cell office:value-type="float" office:value="5.34109048288" calcext:value-type="float">
            <text:p>5.3410904829</text:p>
          </table:table-cell>
          <table:table-cell office:value-type="float" office:value="13.5960610889" calcext:value-type="float">
            <text:p>13.5960610889</text:p>
          </table:table-cell>
          <table:table-cell office:value-type="float" office:value="46.3693512352" calcext:value-type="float">
            <text:p>46.3693512352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8.9347449762" calcext:value-type="float">
            <text:p>18.9347449762</text:p>
          </table:table-cell>
          <table:table-cell office:value-type="float" office:value="5.38286107842" calcext:value-type="float">
            <text:p>5.3828610784</text:p>
          </table:table-cell>
          <table:table-cell office:value-type="float" office:value="13.5518838978" calcext:value-type="float">
            <text:p>13.5518838978</text:p>
          </table:table-cell>
          <table:table-cell office:value-type="float" office:value="47.4027388752" calcext:value-type="float">
            <text:p>47.402738875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8.934239621" calcext:value-type="float">
            <text:p>18.934239621</text:p>
          </table:table-cell>
          <table:table-cell office:value-type="float" office:value="5.39901492577" calcext:value-type="float">
            <text:p>5.3990149258</text:p>
          </table:table-cell>
          <table:table-cell office:value-type="float" office:value="13.5352246953" calcext:value-type="float">
            <text:p>13.5352246953</text:p>
          </table:table-cell>
          <table:table-cell office:value-type="float" office:value="48.4591565983" calcext:value-type="float">
            <text:p>48.459156598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8.9336151434" calcext:value-type="float">
            <text:p>18.9336151434</text:p>
          </table:table-cell>
          <table:table-cell office:value-type="float" office:value="5.40993096512" calcext:value-type="float">
            <text:p>5.4099309651</text:p>
          </table:table-cell>
          <table:table-cell office:value-type="float" office:value="13.5236841783" calcext:value-type="float">
            <text:p>13.5236841783</text:p>
          </table:table-cell>
          <table:table-cell office:value-type="float" office:value="49.5391176531" calcext:value-type="float">
            <text:p>49.5391176531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8.9330165899" calcext:value-type="float">
            <text:p>18.9330165899</text:p>
          </table:table-cell>
          <table:table-cell office:value-type="float" office:value="5.41341787728" calcext:value-type="float">
            <text:p>5.4134178773</text:p>
          </table:table-cell>
          <table:table-cell office:value-type="float" office:value="13.5195987126" calcext:value-type="float">
            <text:p>13.5195987126</text:p>
          </table:table-cell>
          <table:table-cell office:value-type="float" office:value="50.6431467264" calcext:value-type="float">
            <text:p>50.643146726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8.9324475991" calcext:value-type="float">
            <text:p>18.9324475991</text:p>
          </table:table-cell>
          <table:table-cell office:value-type="float" office:value="5.41029314927" calcext:value-type="float">
            <text:p>5.4102931493</text:p>
          </table:table-cell>
          <table:table-cell office:value-type="float" office:value="13.5221544498" calcext:value-type="float">
            <text:p>13.5221544498</text:p>
          </table:table-cell>
          <table:table-cell office:value-type="float" office:value="51.7717801983" calcext:value-type="float">
            <text:p>51.771780198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.9319103118" calcext:value-type="float">
            <text:p>18.9319103118</text:p>
          </table:table-cell>
          <table:table-cell office:value-type="float" office:value="5.40305763036" calcext:value-type="float">
            <text:p>5.4030576304</text:p>
          </table:table-cell>
          <table:table-cell office:value-type="float" office:value="13.5288526814" calcext:value-type="float">
            <text:p>13.5288526814</text:p>
          </table:table-cell>
          <table:table-cell office:value-type="float" office:value="52.9255664025" calcext:value-type="float">
            <text:p>52.9255664025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8.9314149739" calcext:value-type="float">
            <text:p>18.9314149739</text:p>
          </table:table-cell>
          <table:table-cell office:value-type="float" office:value="5.39461156961" calcext:value-type="float">
            <text:p>5.3946115696</text:p>
          </table:table-cell>
          <table:table-cell office:value-type="float" office:value="13.5368034043" calcext:value-type="float">
            <text:p>13.5368034043</text:p>
          </table:table-cell>
          <table:table-cell office:value-type="float" office:value="54.105065893" calcext:value-type="float">
            <text:p>54.105065893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8.9309790694" calcext:value-type="float">
            <text:p>18.9309790694</text:p>
          </table:table-cell>
          <table:table-cell office:value-type="float" office:value="5.38741573379" calcext:value-type="float">
            <text:p>5.3874157338</text:p>
          </table:table-cell>
          <table:table-cell office:value-type="float" office:value="13.5435633356" calcext:value-type="float">
            <text:p>13.5435633356</text:p>
          </table:table-cell>
          <table:table-cell office:value-type="float" office:value="55.3108517163" calcext:value-type="float">
            <text:p>55.3108517163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8.9306436685" calcext:value-type="float">
            <text:p>18.9306436685</text:p>
          </table:table-cell>
          <table:table-cell office:value-type="float" office:value="5.3851796536" calcext:value-type="float">
            <text:p>5.3851796536</text:p>
          </table:table-cell>
          <table:table-cell office:value-type="float" office:value="13.5454640149" calcext:value-type="float">
            <text:p>13.5454640149</text:p>
          </table:table-cell>
          <table:table-cell office:value-type="float" office:value="56.5435096896" calcext:value-type="float">
            <text:p>56.5435096896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8.9303018193" calcext:value-type="float">
            <text:p>18.9303018193</text:p>
          </table:table-cell>
          <table:table-cell office:value-type="float" office:value="5.39416174568" calcext:value-type="float">
            <text:p>5.3941617457</text:p>
          </table:table-cell>
          <table:table-cell office:value-type="float" office:value="13.5361400736" calcext:value-type="float">
            <text:p>13.5361400736</text:p>
          </table:table-cell>
          <table:table-cell office:value-type="float" office:value="57.8036386859" calcext:value-type="float">
            <text:p>57.803638685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8.929917829" calcext:value-type="float">
            <text:p>18.929917829</text:p>
          </table:table-cell>
          <table:table-cell office:value-type="float" office:value="5.40239560117" calcext:value-type="float">
            <text:p>5.4023956012</text:p>
          </table:table-cell>
          <table:table-cell office:value-type="float" office:value="13.5275222278" calcext:value-type="float">
            <text:p>13.5275222278</text:p>
          </table:table-cell>
          <table:table-cell office:value-type="float" office:value="59.0918509246" calcext:value-type="float">
            <text:p>59.0918509246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8.929516509" calcext:value-type="float">
            <text:p>18.929516509</text:p>
          </table:table-cell>
          <table:table-cell office:value-type="float" office:value="5.40064654346" calcext:value-type="float">
            <text:p>5.4006465435</text:p>
          </table:table-cell>
          <table:table-cell office:value-type="float" office:value="13.5288699655" calcext:value-type="float">
            <text:p>13.5288699655</text:p>
          </table:table-cell>
          <table:table-cell office:value-type="float" office:value="60.408772269" calcext:value-type="float">
            <text:p>60.408772269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8.929117914" calcext:value-type="float">
            <text:p>18.929117914</text:p>
          </table:table-cell>
          <table:table-cell office:value-type="float" office:value="5.3844811916" calcext:value-type="float">
            <text:p>5.3844811916</text:p>
          </table:table-cell>
          <table:table-cell office:value-type="float" office:value="13.5446367224" calcext:value-type="float">
            <text:p>13.5446367224</text:p>
          </table:table-cell>
          <table:table-cell office:value-type="float" office:value="61.7550425303" calcext:value-type="float">
            <text:p>61.7550425303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8.9289847707" calcext:value-type="float">
            <text:p>18.9289847707</text:p>
          </table:table-cell>
          <table:table-cell office:value-type="float" office:value="5.35399414695" calcext:value-type="float">
            <text:p>5.353994147</text:p>
          </table:table-cell>
          <table:table-cell office:value-type="float" office:value="13.5749906237" calcext:value-type="float">
            <text:p>13.5749906237</text:p>
          </table:table-cell>
          <table:table-cell office:value-type="float" office:value="63.1313157788" calcext:value-type="float">
            <text:p>63.1313157788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8.9309302757" calcext:value-type="float">
            <text:p>18.9309302757</text:p>
          </table:table-cell>
          <table:table-cell office:value-type="float" office:value="5.33473370848" calcext:value-type="float">
            <text:p>5.3347337085</text:p>
          </table:table-cell>
          <table:table-cell office:value-type="float" office:value="13.5961965673" calcext:value-type="float">
            <text:p>13.5961965673</text:p>
          </table:table-cell>
          <table:table-cell office:value-type="float" office:value="64.5382606612" calcext:value-type="float">
            <text:p>64.538260661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3.1705613978" calcext:value-type="float">
            <text:p>33.1705613978</text:p>
          </table:table-cell>
          <table:table-cell office:value-type="float" office:value="9.76083876651" calcext:value-type="float">
            <text:p>9.7608387665</text:p>
          </table:table-cell>
          <table:table-cell office:value-type="float" office:value="23.4097226313" calcext:value-type="float">
            <text:p>23.4097226313</text:p>
          </table:table-cell>
          <table:table-cell office:value-type="float" office:value="65.9765607256" calcext:value-type="float">
            <text:p>65.9765607256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33.153923317" calcext:value-type="float">
            <text:p>33.153923317</text:p>
          </table:table-cell>
          <table:table-cell office:value-type="float" office:value="9.87001716291" calcext:value-type="float">
            <text:p>9.8700171629</text:p>
          </table:table-cell>
          <table:table-cell office:value-type="float" office:value="23.2839061541" calcext:value-type="float">
            <text:p>23.2839061541</text:p>
          </table:table-cell>
          <table:table-cell office:value-type="float" office:value="67.446914754" calcext:value-type="float">
            <text:p>67.44691475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33.1493229255" calcext:value-type="float">
            <text:p>33.1493229255</text:p>
          </table:table-cell>
          <table:table-cell office:value-type="float" office:value="9.94169183725" calcext:value-type="float">
            <text:p>9.9416918373</text:p>
          </table:table-cell>
          <table:table-cell office:value-type="float" office:value="23.2076310882" calcext:value-type="float">
            <text:p>23.2076310882</text:p>
          </table:table-cell>
          <table:table-cell office:value-type="float" office:value="68.950037101" calcext:value-type="float">
            <text:p>68.95003710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33.1463533441" calcext:value-type="float">
            <text:p>33.1463533441</text:p>
          </table:table-cell>
          <table:table-cell office:value-type="float" office:value="9.96972392817" calcext:value-type="float">
            <text:p>9.9697239282</text:p>
          </table:table-cell>
          <table:table-cell office:value-type="float" office:value="23.1766294159" calcext:value-type="float">
            <text:p>23.1766294159</text:p>
          </table:table-cell>
          <table:table-cell office:value-type="float" office:value="70.4866580417" calcext:value-type="float">
            <text:p>70.486658041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33.1449315311" calcext:value-type="float">
            <text:p>33.1449315311</text:p>
          </table:table-cell>
          <table:table-cell office:value-type="float" office:value="9.94829457349" calcext:value-type="float">
            <text:p>9.9482945735</text:p>
          </table:table-cell>
          <table:table-cell office:value-type="float" office:value="23.1966369576" calcext:value-type="float">
            <text:p>23.1966369576</text:p>
          </table:table-cell>
          <table:table-cell office:value-type="float" office:value="72.0575241258" calcext:value-type="float">
            <text:p>72.0575241258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33.1435225315" calcext:value-type="float">
            <text:p>33.1435225315</text:p>
          </table:table-cell>
          <table:table-cell office:value-type="float" office:value="9.89497053326" calcext:value-type="float">
            <text:p>9.8949705333</text:p>
          </table:table-cell>
          <table:table-cell office:value-type="float" office:value="23.2485519982" calcext:value-type="float">
            <text:p>23.2485519982</text:p>
          </table:table-cell>
          <table:table-cell office:value-type="float" office:value="73.663398541" calcext:value-type="float">
            <text:p>73.66339854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33.1420013866" calcext:value-type="float">
            <text:p>33.1420013866</text:p>
          </table:table-cell>
          <table:table-cell office:value-type="float" office:value="9.83890890172" calcext:value-type="float">
            <text:p>9.8389089017</text:p>
          </table:table-cell>
          <table:table-cell office:value-type="float" office:value="23.3030924849" calcext:value-type="float">
            <text:p>23.3030924849</text:p>
          </table:table-cell>
          <table:table-cell office:value-type="float" office:value="75.305061483" calcext:value-type="float">
            <text:p>75.30506148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33.1403169818" calcext:value-type="float">
            <text:p>33.1403169818</text:p>
          </table:table-cell>
          <table:table-cell office:value-type="float" office:value="9.78744635717" calcext:value-type="float">
            <text:p>9.7874463572</text:p>
          </table:table-cell>
          <table:table-cell office:value-type="float" office:value="23.3528706246" calcext:value-type="float">
            <text:p>23.3528706246</text:p>
          </table:table-cell>
          <table:table-cell office:value-type="float" office:value="76.9833105352" calcext:value-type="float">
            <text:p>76.983310535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33.1385970891" calcext:value-type="float">
            <text:p>33.1385970891</text:p>
          </table:table-cell>
          <table:table-cell office:value-type="float" office:value="9.75442909121" calcext:value-type="float">
            <text:p>9.7544290912</text:p>
          </table:table-cell>
          <table:table-cell office:value-type="float" office:value="23.3841679979" calcext:value-type="float">
            <text:p>23.3841679979</text:p>
          </table:table-cell>
          <table:table-cell office:value-type="float" office:value="78.6989610558" calcext:value-type="float">
            <text:p>78.6989610558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33.1373590165" calcext:value-type="float">
            <text:p>33.1373590165</text:p>
          </table:table-cell>
          <table:table-cell office:value-type="float" office:value="9.70564189338" calcext:value-type="float">
            <text:p>9.7056418934</text:p>
          </table:table-cell>
          <table:table-cell office:value-type="float" office:value="23.4317171232" calcext:value-type="float">
            <text:p>23.4317171232</text:p>
          </table:table-cell>
          <table:table-cell office:value-type="float" office:value="80.4528465743" calcext:value-type="float">
            <text:p>80.4528465743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3.1362844553" calcext:value-type="float">
            <text:p>33.1362844553</text:p>
          </table:table-cell>
          <table:table-cell office:value-type="float" office:value="9.57229755439" calcext:value-type="float">
            <text:p>9.5722975544</text:p>
          </table:table-cell>
          <table:table-cell office:value-type="float" office:value="23.5639869009" calcext:value-type="float">
            <text:p>23.5639869009</text:p>
          </table:table-cell>
          <table:table-cell office:value-type="float" office:value="82.2458191959" calcext:value-type="float">
            <text:p>82.2458191959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33.1652336157" calcext:value-type="float">
            <text:p>33.1652336157</text:p>
          </table:table-cell>
          <table:table-cell office:value-type="float" office:value="9.74412791776" calcext:value-type="float">
            <text:p>9.7441279178</text:p>
          </table:table-cell>
          <table:table-cell office:value-type="float" office:value="23.4211056979" calcext:value-type="float">
            <text:p>23.4211056979</text:p>
          </table:table-cell>
          <table:table-cell office:value-type="float" office:value="84.0787500161" calcext:value-type="float">
            <text:p>84.0787500161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33.164096876" calcext:value-type="float">
            <text:p>33.164096876</text:p>
          </table:table-cell>
          <table:table-cell office:value-type="float" office:value="10.2697431534" calcext:value-type="float">
            <text:p>10.2697431534</text:p>
          </table:table-cell>
          <table:table-cell office:value-type="float" office:value="22.8943537226" calcext:value-type="float">
            <text:p>22.8943537226</text:p>
          </table:table-cell>
          <table:table-cell office:value-type="float" office:value="85.9525295436" calcext:value-type="float">
            <text:p>85.9525295436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33.1615000501" calcext:value-type="float">
            <text:p>33.1615000501</text:p>
          </table:table-cell>
          <table:table-cell office:value-type="float" office:value="10.8740215437" calcext:value-type="float">
            <text:p>10.8740215437</text:p>
          </table:table-cell>
          <table:table-cell office:value-type="float" office:value="22.2874785064" calcext:value-type="float">
            <text:p>22.2874785064</text:p>
          </table:table-cell>
          <table:table-cell office:value-type="float" office:value="87.8680681329" calcext:value-type="float">
            <text:p>87.868068132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33.1342788646" calcext:value-type="float">
            <text:p>33.1342788646</text:p>
          </table:table-cell>
          <table:table-cell office:value-type="float" office:value="11.1909985907" calcext:value-type="float">
            <text:p>11.1909985907</text:p>
          </table:table-cell>
          <table:table-cell office:value-type="float" office:value="21.943280274" calcext:value-type="float">
            <text:p>21.943280274</text:p>
          </table:table-cell>
          <table:table-cell office:value-type="float" office:value="89.8262964267" calcext:value-type="float">
            <text:p>89.8262964267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33.1234813153" calcext:value-type="float">
            <text:p>33.1234813153</text:p>
          </table:table-cell>
          <table:table-cell office:value-type="float" office:value="11.218589962" calcext:value-type="float">
            <text:p>11.218589962</text:p>
          </table:table-cell>
          <table:table-cell office:value-type="float" office:value="21.9048913533" calcext:value-type="float">
            <text:p>21.9048913533</text:p>
          </table:table-cell>
          <table:table-cell office:value-type="float" office:value="91.828165808" calcext:value-type="float">
            <text:p>91.82816580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33.1211520239" calcext:value-type="float">
            <text:p>33.1211520239</text:p>
          </table:table-cell>
          <table:table-cell office:value-type="float" office:value="11.2686787266" calcext:value-type="float">
            <text:p>11.2686787266</text:p>
          </table:table-cell>
          <table:table-cell office:value-type="float" office:value="21.8524732973" calcext:value-type="float">
            <text:p>21.8524732973</text:p>
          </table:table-cell>
          <table:table-cell office:value-type="float" office:value="93.8746488624" calcext:value-type="float">
            <text:p>93.874648862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33.1190906623" calcext:value-type="float">
            <text:p>33.1190906623</text:p>
          </table:table-cell>
          <table:table-cell office:value-type="float" office:value="11.3163699016" calcext:value-type="float">
            <text:p>11.3163699016</text:p>
          </table:table-cell>
          <table:table-cell office:value-type="float" office:value="21.8027207606" calcext:value-type="float">
            <text:p>21.8027207606</text:p>
          </table:table-cell>
          <table:table-cell office:value-type="float" office:value="95.9667398504" calcext:value-type="float">
            <text:p>95.966739850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33.1174089619" calcext:value-type="float">
            <text:p>33.1174089619</text:p>
          </table:table-cell>
          <table:table-cell office:value-type="float" office:value="11.3524931822" calcext:value-type="float">
            <text:p>11.3524931822</text:p>
          </table:table-cell>
          <table:table-cell office:value-type="float" office:value="21.7649157796" calcext:value-type="float">
            <text:p>21.7649157796</text:p>
          </table:table-cell>
          <table:table-cell office:value-type="float" office:value="98.1054551907" calcext:value-type="float">
            <text:p>98.1054551907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33.1164674932" calcext:value-type="float">
            <text:p>33.1164674932</text:p>
          </table:table-cell>
          <table:table-cell office:value-type="float" office:value="11.3822297539" calcext:value-type="float">
            <text:p>11.3822297539</text:p>
          </table:table-cell>
          <table:table-cell office:value-type="float" office:value="21.7342377393" calcext:value-type="float">
            <text:p>21.7342377393</text:p>
          </table:table-cell>
          <table:table-cell office:value-type="float" office:value="100.291833954" calcext:value-type="float">
            <text:p>100.29183395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33.1155495421" calcext:value-type="float">
            <text:p>33.1155495421</text:p>
          </table:table-cell>
          <table:table-cell office:value-type="float" office:value="11.3609876725" calcext:value-type="float">
            <text:p>11.3609876725</text:p>
          </table:table-cell>
          <table:table-cell office:value-type="float" office:value="21.7545618696" calcext:value-type="float">
            <text:p>21.7545618696</text:p>
          </table:table-cell>
          <table:table-cell office:value-type="float" office:value="102.526938367" calcext:value-type="float">
            <text:p>102.526938367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33.114193659" calcext:value-type="float">
            <text:p>33.114193659</text:p>
          </table:table-cell>
          <table:table-cell office:value-type="float" office:value="11.2033475839" calcext:value-type="float">
            <text:p>11.2033475839</text:p>
          </table:table-cell>
          <table:table-cell office:value-type="float" office:value="21.9108460751" calcext:value-type="float">
            <text:p>21.9108460751</text:p>
          </table:table-cell>
          <table:table-cell office:value-type="float" office:value="104.811854331" calcext:value-type="float">
            <text:p>104.81185433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33.1181221519" calcext:value-type="float">
            <text:p>33.1181221519</text:p>
          </table:table-cell>
          <table:table-cell office:value-type="float" office:value="10.9300758348" calcext:value-type="float">
            <text:p>10.9300758348</text:p>
          </table:table-cell>
          <table:table-cell office:value-type="float" office:value="22.1880463171" calcext:value-type="float">
            <text:p>22.1880463171</text:p>
          </table:table-cell>
          <table:table-cell office:value-type="float" office:value="107.147691946" calcext:value-type="float">
            <text:p>107.14769194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33.111103175" calcext:value-type="float">
            <text:p>33.111103175</text:p>
          </table:table-cell>
          <table:table-cell office:value-type="float" office:value="10.8276184528" calcext:value-type="float">
            <text:p>10.8276184528</text:p>
          </table:table-cell>
          <table:table-cell office:value-type="float" office:value="22.2834847222" calcext:value-type="float">
            <text:p>22.2834847222</text:p>
          </table:table-cell>
          <table:table-cell office:value-type="float" office:value="109.535586052" calcext:value-type="float">
            <text:p>109.53558605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33.1051990408" calcext:value-type="float">
            <text:p>33.1051990408</text:p>
          </table:table-cell>
          <table:table-cell office:value-type="float" office:value="10.8654937856" calcext:value-type="float">
            <text:p>10.8654937856</text:p>
          </table:table-cell>
          <table:table-cell office:value-type="float" office:value="22.2397052552" calcext:value-type="float">
            <text:p>22.2397052552</text:p>
          </table:table-cell>
          <table:table-cell office:value-type="float" office:value="111.97669678" calcext:value-type="float">
            <text:p>111.9766967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33.1019971604" calcext:value-type="float">
            <text:p>33.1019971604</text:p>
          </table:table-cell>
          <table:table-cell office:value-type="float" office:value="10.9134222759" calcext:value-type="float">
            <text:p>10.9134222759</text:p>
          </table:table-cell>
          <table:table-cell office:value-type="float" office:value="22.1885748846" calcext:value-type="float">
            <text:p>22.1885748846</text:p>
          </table:table-cell>
          <table:table-cell office:value-type="float" office:value="114.472210116" calcext:value-type="float">
            <text:p>114.472210116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33.0993413636" calcext:value-type="float">
            <text:p>33.0993413636</text:p>
          </table:table-cell>
          <table:table-cell office:value-type="float" office:value="10.9580022192" calcext:value-type="float">
            <text:p>10.9580022192</text:p>
          </table:table-cell>
          <table:table-cell office:value-type="float" office:value="22.1413391444" calcext:value-type="float">
            <text:p>22.1413391444</text:p>
          </table:table-cell>
          <table:table-cell office:value-type="float" office:value="117.023338478" calcext:value-type="float">
            <text:p>117.023338478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33.0970245622" calcext:value-type="float">
            <text:p>33.0970245622</text:p>
          </table:table-cell>
          <table:table-cell office:value-type="float" office:value="10.9965684723" calcext:value-type="float">
            <text:p>10.9965684723</text:p>
          </table:table-cell>
          <table:table-cell office:value-type="float" office:value="22.1004560899" calcext:value-type="float">
            <text:p>22.1004560899</text:p>
          </table:table-cell>
          <table:table-cell office:value-type="float" office:value="119.631321302" calcext:value-type="float">
            <text:p>119.63132130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64.8871730976" calcext:value-type="float">
            <text:p>64.8871730976</text:p>
          </table:table-cell>
          <table:table-cell office:value-type="float" office:value="21.9032710303" calcext:value-type="float">
            <text:p>21.9032710303</text:p>
          </table:table-cell>
          <table:table-cell office:value-type="float" office:value="42.9839020674" calcext:value-type="float">
            <text:p>42.9839020674</text:p>
          </table:table-cell>
          <table:table-cell office:value-type="float" office:value="122.297425646" calcext:value-type="float">
            <text:p>122.29742564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64.8851257103" calcext:value-type="float">
            <text:p>64.8851257103</text:p>
          </table:table-cell>
          <table:table-cell office:value-type="float" office:value="21.91705875" calcext:value-type="float">
            <text:p>21.91705875</text:p>
          </table:table-cell>
          <table:table-cell office:value-type="float" office:value="42.9680669602" calcext:value-type="float">
            <text:p>42.9680669602</text:p>
          </table:table-cell>
          <table:table-cell office:value-type="float" office:value="125.022946808" calcext:value-type="float">
            <text:p>125.02294680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64.8810276784" calcext:value-type="float">
            <text:p>64.8810276784</text:p>
          </table:table-cell>
          <table:table-cell office:value-type="float" office:value="21.929094997" calcext:value-type="float">
            <text:p>21.929094997</text:p>
          </table:table-cell>
          <table:table-cell office:value-type="float" office:value="42.9519326813" calcext:value-type="float">
            <text:p>42.9519326813</text:p>
          </table:table-cell>
          <table:table-cell office:value-type="float" office:value="127.809208951" calcext:value-type="float">
            <text:p>127.809208951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64.8775432734" calcext:value-type="float">
            <text:p>64.8775432734</text:p>
          </table:table-cell>
          <table:table-cell office:value-type="float" office:value="21.94939896" calcext:value-type="float">
            <text:p>21.94939896</text:p>
          </table:table-cell>
          <table:table-cell office:value-type="float" office:value="42.9281443134" calcext:value-type="float">
            <text:p>42.9281443134</text:p>
          </table:table-cell>
          <table:table-cell office:value-type="float" office:value="130.657565749" calcext:value-type="float">
            <text:p>130.657565749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64.8763368244" calcext:value-type="float">
            <text:p>64.8763368244</text:p>
          </table:table-cell>
          <table:table-cell office:value-type="float" office:value="21.929356687" calcext:value-type="float">
            <text:p>21.929356687</text:p>
          </table:table-cell>
          <table:table-cell office:value-type="float" office:value="42.9469801374" calcext:value-type="float">
            <text:p>42.9469801374</text:p>
          </table:table-cell>
          <table:table-cell office:value-type="float" office:value="133.569401044" calcext:value-type="float">
            <text:p>133.56940104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64.8778101225" calcext:value-type="float">
            <text:p>64.8778101225</text:p>
          </table:table-cell>
          <table:table-cell office:value-type="float" office:value="21.9187943907" calcext:value-type="float">
            <text:p>21.9187943907</text:p>
          </table:table-cell>
          <table:table-cell office:value-type="float" office:value="42.9590157319" calcext:value-type="float">
            <text:p>42.9590157319</text:p>
          </table:table-cell>
          <table:table-cell office:value-type="float" office:value="136.546129517" calcext:value-type="float">
            <text:p>136.54612951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64.8739827064" calcext:value-type="float">
            <text:p>64.8739827064</text:p>
          </table:table-cell>
          <table:table-cell office:value-type="float" office:value="21.9006550386" calcext:value-type="float">
            <text:p>21.9006550386</text:p>
          </table:table-cell>
          <table:table-cell office:value-type="float" office:value="42.9733276678" calcext:value-type="float">
            <text:p>42.9733276678</text:p>
          </table:table-cell>
          <table:table-cell office:value-type="float" office:value="139.589197379" calcext:value-type="float">
            <text:p>139.589197379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64.8705747476" calcext:value-type="float">
            <text:p>64.8705747476</text:p>
          </table:table-cell>
          <table:table-cell office:value-type="float" office:value="21.7653524071" calcext:value-type="float">
            <text:p>21.7653524071</text:p>
          </table:table-cell>
          <table:table-cell office:value-type="float" office:value="43.1052223405" calcext:value-type="float">
            <text:p>43.1052223405</text:p>
          </table:table-cell>
          <table:table-cell office:value-type="float" office:value="142.700083069" calcext:value-type="float">
            <text:p>142.700083069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64.868973022" calcext:value-type="float">
            <text:p>64.868973022</text:p>
          </table:table-cell>
          <table:table-cell office:value-type="float" office:value="21.5341987559" calcext:value-type="float">
            <text:p>21.5341987559</text:p>
          </table:table-cell>
          <table:table-cell office:value-type="float" office:value="43.3347742662" calcext:value-type="float">
            <text:p>43.3347742662</text:p>
          </table:table-cell>
          <table:table-cell office:value-type="float" office:value="145.880297977" calcext:value-type="float">
            <text:p>145.880297977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64.8606367399" calcext:value-type="float">
            <text:p>64.8606367399</text:p>
          </table:table-cell>
          <table:table-cell office:value-type="float" office:value="21.2317704759" calcext:value-type="float">
            <text:p>21.2317704759</text:p>
          </table:table-cell>
          <table:table-cell office:value-type="float" office:value="43.628866264" calcext:value-type="float">
            <text:p>43.628866264</text:p>
          </table:table-cell>
          <table:table-cell office:value-type="float" office:value="149.131387173" calcext:value-type="float">
            <text:p>149.131387173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64.8573500478" calcext:value-type="float">
            <text:p>64.8573500478</text:p>
          </table:table-cell>
          <table:table-cell office:value-type="float" office:value="21.165737954" calcext:value-type="float">
            <text:p>21.165737954</text:p>
          </table:table-cell>
          <table:table-cell office:value-type="float" office:value="43.6916120939" calcext:value-type="float">
            <text:p>43.6916120939</text:p>
          </table:table-cell>
          <table:table-cell office:value-type="float" office:value="152.454930163" calcext:value-type="float">
            <text:p>152.454930163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64.8539073835" calcext:value-type="float">
            <text:p>64.8539073835</text:p>
          </table:table-cell>
          <table:table-cell office:value-type="float" office:value="21.0188064038" calcext:value-type="float">
            <text:p>21.0188064038</text:p>
          </table:table-cell>
          <table:table-cell office:value-type="float" office:value="43.8351009797" calcext:value-type="float">
            <text:p>43.8351009797</text:p>
          </table:table-cell>
          <table:table-cell office:value-type="float" office:value="155.852541652" calcext:value-type="float">
            <text:p>155.85254165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64.8484788078" calcext:value-type="float">
            <text:p>64.8484788078</text:p>
          </table:table-cell>
          <table:table-cell office:value-type="float" office:value="20.9184362962" calcext:value-type="float">
            <text:p>20.9184362962</text:p>
          </table:table-cell>
          <table:table-cell office:value-type="float" office:value="43.9300425116" calcext:value-type="float">
            <text:p>43.9300425116</text:p>
          </table:table-cell>
          <table:table-cell office:value-type="float" office:value="159.32587233" calcext:value-type="float">
            <text:p>159.32587233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64.9352216745" calcext:value-type="float">
            <text:p>64.9352216745</text:p>
          </table:table-cell>
          <table:table-cell office:value-type="float" office:value="20.5820919086" calcext:value-type="float">
            <text:p>20.5820919086</text:p>
          </table:table-cell>
          <table:table-cell office:value-type="float" office:value="44.353129766" calcext:value-type="float">
            <text:p>44.353129766</text:p>
          </table:table-cell>
          <table:table-cell office:value-type="float" office:value="162.876609677" calcext:value-type="float">
            <text:p>162.87660967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64.9602397765" calcext:value-type="float">
            <text:p>64.9602397765</text:p>
          </table:table-cell>
          <table:table-cell office:value-type="float" office:value="22.5849820224" calcext:value-type="float">
            <text:p>22.5849820224</text:p>
          </table:table-cell>
          <table:table-cell office:value-type="float" office:value="42.375257754" calcext:value-type="float">
            <text:p>42.375257754</text:p>
          </table:table-cell>
          <table:table-cell office:value-type="float" office:value="166.506478778" calcext:value-type="float">
            <text:p>166.506478778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64.8276266087" calcext:value-type="float">
            <text:p>64.8276266087</text:p>
          </table:table-cell>
          <table:table-cell office:value-type="float" office:value="24.0769342899" calcext:value-type="float">
            <text:p>24.0769342899</text:p>
          </table:table-cell>
          <table:table-cell office:value-type="float" office:value="40.7506923188" calcext:value-type="float">
            <text:p>40.7506923188</text:p>
          </table:table-cell>
          <table:table-cell office:value-type="float" office:value="170.217243164" calcext:value-type="float">
            <text:p>170.21724316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64.80343385" calcext:value-type="float">
            <text:p>64.80343385</text:p>
          </table:table-cell>
          <table:table-cell office:value-type="float" office:value="23.9969065298" calcext:value-type="float">
            <text:p>23.9969065298</text:p>
          </table:table-cell>
          <table:table-cell office:value-type="float" office:value="40.8065273202" calcext:value-type="float">
            <text:p>40.8065273202</text:p>
          </table:table-cell>
          <table:table-cell office:value-type="float" office:value="174.010705667" calcext:value-type="float">
            <text:p>174.01070566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64.7937988251" calcext:value-type="float">
            <text:p>64.7937988251</text:p>
          </table:table-cell>
          <table:table-cell office:value-type="float" office:value="23.6485468067" calcext:value-type="float">
            <text:p>23.6485468067</text:p>
          </table:table-cell>
          <table:table-cell office:value-type="float" office:value="41.1452520184" calcext:value-type="float">
            <text:p>41.1452520184</text:p>
          </table:table-cell>
          <table:table-cell office:value-type="float" office:value="177.888709297" calcext:value-type="float">
            <text:p>177.88870929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64.7881251789" calcext:value-type="float">
            <text:p>64.7881251789</text:p>
          </table:table-cell>
          <table:table-cell office:value-type="float" office:value="23.5005412427" calcext:value-type="float">
            <text:p>23.5005412427</text:p>
          </table:table-cell>
          <table:table-cell office:value-type="float" office:value="41.2875839362" calcext:value-type="float">
            <text:p>41.2875839362</text:p>
          </table:table-cell>
          <table:table-cell office:value-type="float" office:value="181.853138141" calcext:value-type="float">
            <text:p>181.85313814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64.7802690689" calcext:value-type="float">
            <text:p>64.7802690689</text:p>
          </table:table-cell>
          <table:table-cell office:value-type="float" office:value="23.3534999824" calcext:value-type="float">
            <text:p>23.3534999824</text:p>
          </table:table-cell>
          <table:table-cell office:value-type="float" office:value="41.4267690865" calcext:value-type="float">
            <text:p>41.4267690865</text:p>
          </table:table-cell>
          <table:table-cell office:value-type="float" office:value="185.905918269" calcext:value-type="float">
            <text:p>185.90591826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64.7688569617" calcext:value-type="float">
            <text:p>64.7688569617</text:p>
          </table:table-cell>
          <table:table-cell office:value-type="float" office:value="23.4565223924" calcext:value-type="float">
            <text:p>23.4565223924</text:p>
          </table:table-cell>
          <table:table-cell office:value-type="float" office:value="41.3123345693" calcext:value-type="float">
            <text:p>41.3123345693</text:p>
          </table:table-cell>
          <table:table-cell office:value-type="float" office:value="190.049018679" calcext:value-type="float">
            <text:p>190.049018679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64.7544636622" calcext:value-type="float">
            <text:p>64.7544636622</text:p>
          </table:table-cell>
          <table:table-cell office:value-type="float" office:value="23.3652227965" calcext:value-type="float">
            <text:p>23.3652227965</text:p>
          </table:table-cell>
          <table:table-cell office:value-type="float" office:value="41.3892408657" calcext:value-type="float">
            <text:p>41.3892408657</text:p>
          </table:table-cell>
          <table:table-cell office:value-type="float" office:value="194.28445225" calcext:value-type="float">
            <text:p>194.28445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.207975681" calcext:value-type="float">
            <text:p>131.207975681</text:p>
          </table:table-cell>
          <table:table-cell office:value-type="float" office:value="47.5158362066" calcext:value-type="float">
            <text:p>47.5158362066</text:p>
          </table:table-cell>
          <table:table-cell office:value-type="float" office:value="83.6921394744" calcext:value-type="float">
            <text:p>83.6921394744</text:p>
          </table:table-cell>
          <table:table-cell office:value-type="float" office:value="198.614276719" calcext:value-type="float">
            <text:p>198.614276719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31.19604149" calcext:value-type="float">
            <text:p>131.19604149</text:p>
          </table:table-cell>
          <table:table-cell office:value-type="float" office:value="47.5014326111" calcext:value-type="float">
            <text:p>47.5014326111</text:p>
          </table:table-cell>
          <table:table-cell office:value-type="float" office:value="83.6946088785" calcext:value-type="float">
            <text:p>83.6946088785</text:p>
          </table:table-cell>
          <table:table-cell office:value-type="float" office:value="203.040595682" calcext:value-type="float">
            <text:p>203.04059568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31.188426925" calcext:value-type="float">
            <text:p>131.188426925</text:p>
          </table:table-cell>
          <table:table-cell office:value-type="float" office:value="47.6090765643" calcext:value-type="float">
            <text:p>47.6090765643</text:p>
          </table:table-cell>
          <table:table-cell office:value-type="float" office:value="83.5793503607" calcext:value-type="float">
            <text:p>83.5793503607</text:p>
          </table:table-cell>
          <table:table-cell office:value-type="float" office:value="207.565559616" calcext:value-type="float">
            <text:p>207.565559616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31.17712413" calcext:value-type="float">
            <text:p>131.17712413</text:p>
          </table:table-cell>
          <table:table-cell office:value-type="float" office:value="47.6448751064" calcext:value-type="float">
            <text:p>47.6448751064</text:p>
          </table:table-cell>
          <table:table-cell office:value-type="float" office:value="83.5322490232" calcext:value-type="float">
            <text:p>83.5322490232</text:p>
          </table:table-cell>
          <table:table-cell office:value-type="float" office:value="212.191366923" calcext:value-type="float">
            <text:p>212.191366923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31.166479462" calcext:value-type="float">
            <text:p>131.166479462</text:p>
          </table:table-cell>
          <table:table-cell office:value-type="float" office:value="47.6206382215" calcext:value-type="float">
            <text:p>47.6206382215</text:p>
          </table:table-cell>
          <table:table-cell office:value-type="float" office:value="83.54584124" calcext:value-type="float">
            <text:p>83.54584124</text:p>
          </table:table-cell>
          <table:table-cell office:value-type="float" office:value="216.920265" calcext:value-type="float">
            <text:p>216.92026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31.159437329" calcext:value-type="float">
            <text:p>131.159437329</text:p>
          </table:table-cell>
          <table:table-cell office:value-type="float" office:value="46.7604491764" calcext:value-type="float">
            <text:p>46.7604491764</text:p>
          </table:table-cell>
          <table:table-cell office:value-type="float" office:value="84.3989881525" calcext:value-type="float">
            <text:p>84.3989881525</text:p>
          </table:table-cell>
          <table:table-cell office:value-type="float" office:value="221.754551328" calcext:value-type="float">
            <text:p>221.754551328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31.143174971" calcext:value-type="float">
            <text:p>131.143174971</text:p>
          </table:table-cell>
          <table:table-cell office:value-type="float" office:value="46.6546436563" calcext:value-type="float">
            <text:p>46.6546436563</text:p>
          </table:table-cell>
          <table:table-cell office:value-type="float" office:value="84.4885313149" calcext:value-type="float">
            <text:p>84.4885313149</text:p>
          </table:table-cell>
          <table:table-cell office:value-type="float" office:value="226.69657459" calcext:value-type="float">
            <text:p>226.69657459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131.133027908" calcext:value-type="float">
            <text:p>131.133027908</text:p>
          </table:table-cell>
          <table:table-cell office:value-type="float" office:value="46.6427546251" calcext:value-type="float">
            <text:p>46.6427546251</text:p>
          </table:table-cell>
          <table:table-cell office:value-type="float" office:value="84.4902732828" calcext:value-type="float">
            <text:p>84.4902732828</text:p>
          </table:table-cell>
          <table:table-cell office:value-type="float" office:value="231.748735812" calcext:value-type="float">
            <text:p>231.74873581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31.123092237" calcext:value-type="float">
            <text:p>131.123092237</text:p>
          </table:table-cell>
          <table:table-cell office:value-type="float" office:value="46.6637166408" calcext:value-type="float">
            <text:p>46.6637166408</text:p>
          </table:table-cell>
          <table:table-cell office:value-type="float" office:value="84.4593755966" calcext:value-type="float">
            <text:p>84.4593755966</text:p>
          </table:table-cell>
          <table:table-cell office:value-type="float" office:value="236.913489529" calcext:value-type="float">
            <text:p>236.913489529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131.112805786" calcext:value-type="float">
            <text:p>131.112805786</text:p>
          </table:table-cell>
          <table:table-cell office:value-type="float" office:value="46.7081453846" calcext:value-type="float">
            <text:p>46.7081453846</text:p>
          </table:table-cell>
          <table:table-cell office:value-type="float" office:value="84.404660401" calcext:value-type="float">
            <text:p>84.404660401</text:p>
          </table:table-cell>
          <table:table-cell office:value-type="float" office:value="242.193344978" calcext:value-type="float">
            <text:p>242.19334497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1.103734751" calcext:value-type="float">
            <text:p>131.103734751</text:p>
          </table:table-cell>
          <table:table-cell office:value-type="float" office:value="46.7113984598" calcext:value-type="float">
            <text:p>46.7113984598</text:p>
          </table:table-cell>
          <table:table-cell office:value-type="float" office:value="84.3923362914" calcext:value-type="float">
            <text:p>84.3923362914</text:p>
          </table:table-cell>
          <table:table-cell office:value-type="float" office:value="247.590867318" calcext:value-type="float">
            <text:p>247.590867318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131.102556622" calcext:value-type="float">
            <text:p>131.102556622</text:p>
          </table:table-cell>
          <table:table-cell office:value-type="float" office:value="46.8326631036" calcext:value-type="float">
            <text:p>46.8326631036</text:p>
          </table:table-cell>
          <table:table-cell office:value-type="float" office:value="84.2698935184" calcext:value-type="float">
            <text:p>84.2698935184</text:p>
          </table:table-cell>
          <table:table-cell office:value-type="float" office:value="253.108678873" calcext:value-type="float">
            <text:p>253.108678873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31.084122294" calcext:value-type="float">
            <text:p>131.084122294</text:p>
          </table:table-cell>
          <table:table-cell office:value-type="float" office:value="46.9050638232" calcext:value-type="float">
            <text:p>46.9050638232</text:p>
          </table:table-cell>
          <table:table-cell office:value-type="float" office:value="84.1790584707" calcext:value-type="float">
            <text:p>84.1790584707</text:p>
          </table:table-cell>
          <table:table-cell office:value-type="float" office:value="258.74946041" calcext:value-type="float">
            <text:p>258.74946041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131.079200782" calcext:value-type="float">
            <text:p>131.079200782</text:p>
          </table:table-cell>
          <table:table-cell office:value-type="float" office:value="46.882950366" calcext:value-type="float">
            <text:p>46.882950366</text:p>
          </table:table-cell>
          <table:table-cell office:value-type="float" office:value="84.196250416" calcext:value-type="float">
            <text:p>84.196250416</text:p>
          </table:table-cell>
          <table:table-cell office:value-type="float" office:value="264.515952438" calcext:value-type="float">
            <text:p>264.515952438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31.069438892" calcext:value-type="float">
            <text:p>131.069438892</text:p>
          </table:table-cell>
          <table:table-cell office:value-type="float" office:value="47.1109261346" calcext:value-type="float">
            <text:p>47.1109261346</text:p>
          </table:table-cell>
          <table:table-cell office:value-type="float" office:value="83.958512757" calcext:value-type="float">
            <text:p>83.958512757</text:p>
          </table:table-cell>
          <table:table-cell office:value-type="float" office:value="270.410956541" calcext:value-type="float">
            <text:p>270.410956541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131.05057661" calcext:value-type="float">
            <text:p>131.05057661</text:p>
          </table:table-cell>
          <table:table-cell office:value-type="float" office:value="46.9315358051" calcext:value-type="float">
            <text:p>46.9315358051</text:p>
          </table:table-cell>
          <table:table-cell office:value-type="float" office:value="84.1190408045" calcext:value-type="float">
            <text:p>84.1190408045</text:p>
          </table:table-cell>
          <table:table-cell office:value-type="float" office:value="276.437336742" calcext:value-type="float">
            <text:p>276.437336742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31.006402911" calcext:value-type="float">
            <text:p>131.006402911</text:p>
          </table:table-cell>
          <table:table-cell office:value-type="float" office:value="46.6175010435" calcext:value-type="float">
            <text:p>46.6175010435</text:p>
          </table:table-cell>
          <table:table-cell office:value-type="float" office:value="84.3889018674" calcext:value-type="float">
            <text:p>84.3889018674</text:p>
          </table:table-cell>
          <table:table-cell office:value-type="float" office:value="282.598020888" calcext:value-type="float">
            <text:p>282.598020888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130.988700396" calcext:value-type="float">
            <text:p>130.988700396</text:p>
          </table:table-cell>
          <table:table-cell office:value-type="float" office:value="46.7564401306" calcext:value-type="float">
            <text:p>46.7564401306</text:p>
          </table:table-cell>
          <table:table-cell office:value-type="float" office:value="84.2322602653" calcext:value-type="float">
            <text:p>84.2322602653</text:p>
          </table:table-cell>
          <table:table-cell office:value-type="float" office:value="288.896002077" calcext:value-type="float">
            <text:p>288.896002077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31.308571878" calcext:value-type="float">
            <text:p>131.308571878</text:p>
          </table:table-cell>
          <table:table-cell office:value-type="float" office:value="47.5785763176" calcext:value-type="float">
            <text:p>47.5785763176</text:p>
          </table:table-cell>
          <table:table-cell office:value-type="float" office:value="83.7299955602" calcext:value-type="float">
            <text:p>83.7299955602</text:p>
          </table:table-cell>
          <table:table-cell office:value-type="float" office:value="295.334340113" calcext:value-type="float">
            <text:p>295.334340113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130.878310348" calcext:value-type="float">
            <text:p>130.878310348</text:p>
          </table:table-cell>
          <table:table-cell office:value-type="float" office:value="52.7966940675" calcext:value-type="float">
            <text:p>52.7966940675</text:p>
          </table:table-cell>
          <table:table-cell office:value-type="float" office:value="78.0816162802" calcext:value-type="float">
            <text:p>78.0816162802</text:p>
          </table:table-cell>
          <table:table-cell office:value-type="float" office:value="301.91616299" calcext:value-type="float">
            <text:p>301.91616299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0.816362119" calcext:value-type="float">
            <text:p>130.816362119</text:p>
          </table:table-cell>
          <table:table-cell office:value-type="float" office:value="52.1476046183" calcext:value-type="float">
            <text:p>52.1476046183</text:p>
          </table:table-cell>
          <table:table-cell office:value-type="float" office:value="78.6687575011" calcext:value-type="float">
            <text:p>78.6687575011</text:p>
          </table:table-cell>
          <table:table-cell office:value-type="float" office:value="308.64466841" calcext:value-type="float">
            <text:p>308.6446684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130.776929053" calcext:value-type="float">
            <text:p>130.776929053</text:p>
          </table:table-cell>
          <table:table-cell office:value-type="float" office:value="51.6390440147" calcext:value-type="float">
            <text:p>51.6390440147</text:p>
          </table:table-cell>
          <table:table-cell office:value-type="float" office:value="79.137885038" calcext:value-type="float">
            <text:p>79.137885038</text:p>
          </table:table-cell>
          <table:table-cell office:value-type="float" office:value="315.523125343" calcext:value-type="float">
            <text:p>315.523125343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30.714436537" calcext:value-type="float">
            <text:p>130.714436537</text:p>
          </table:table-cell>
          <table:table-cell office:value-type="float" office:value="51.3248238223" calcext:value-type="float">
            <text:p>51.3248238223</text:p>
          </table:table-cell>
          <table:table-cell office:value-type="float" office:value="79.3896127147" calcext:value-type="float">
            <text:p>79.3896127147</text:p>
          </table:table-cell>
          <table:table-cell office:value-type="float" office:value="322.554875608" calcext:value-type="float">
            <text:p>322.554875608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130.647476472" calcext:value-type="float">
            <text:p>130.647476472</text:p>
          </table:table-cell>
          <table:table-cell office:value-type="float" office:value="51.1966291494" calcext:value-type="float">
            <text:p>51.1966291494</text:p>
          </table:table-cell>
          <table:table-cell office:value-type="float" office:value="79.4508473223" calcext:value-type="float">
            <text:p>79.4508473223</text:p>
          </table:table-cell>
          <table:table-cell office:value-type="float" office:value="329.743335502" calcext:value-type="float">
            <text:p>329.74333550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30.592325935" calcext:value-type="float">
            <text:p>130.592325935</text:p>
          </table:table-cell>
          <table:table-cell office:value-type="float" office:value="51.1577876194" calcext:value-type="float">
            <text:p>51.1577876194</text:p>
          </table:table-cell>
          <table:table-cell office:value-type="float" office:value="79.4345383158" calcext:value-type="float">
            <text:p>79.4345383158</text:p>
          </table:table-cell>
          <table:table-cell office:value-type="float" office:value="337.091997456" calcext:value-type="float">
            <text:p>337.091997456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130.546189067" calcext:value-type="float">
            <text:p>130.546189067</text:p>
          </table:table-cell>
          <table:table-cell office:value-type="float" office:value="51.2341791617" calcext:value-type="float">
            <text:p>51.2341791617</text:p>
          </table:table-cell>
          <table:table-cell office:value-type="float" office:value="79.3120099051" calcext:value-type="float">
            <text:p>79.3120099051</text:p>
          </table:table-cell>
          <table:table-cell office:value-type="float" office:value="344.604431735" calcext:value-type="float">
            <text:p>344.604431735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30.507977406" calcext:value-type="float">
            <text:p>130.507977406</text:p>
          </table:table-cell>
          <table:table-cell office:value-type="float" office:value="51.1047343398" calcext:value-type="float">
            <text:p>51.1047343398</text:p>
          </table:table-cell>
          <table:table-cell office:value-type="float" office:value="79.4032430657" calcext:value-type="float">
            <text:p>79.4032430657</text:p>
          </table:table-cell>
          <table:table-cell office:value-type="float" office:value="352.284288169" calcext:value-type="float">
            <text:p>352.284288169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30.479889599" calcext:value-type="float">
            <text:p>130.479889599</text:p>
          </table:table-cell>
          <table:table-cell office:value-type="float" office:value="50.9525450963" calcext:value-type="float">
            <text:p>50.9525450963</text:p>
          </table:table-cell>
          <table:table-cell office:value-type="float" office:value="79.5273445029" calcext:value-type="float">
            <text:p>79.5273445029</text:p>
          </table:table-cell>
          <table:table-cell office:value-type="float" office:value="360.135297929" calcext:value-type="float">
            <text:p>360.135297929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284.925446261" calcext:value-type="float">
            <text:p>284.925446261</text:p>
          </table:table-cell>
          <table:table-cell office:value-type="float" office:value="112.651280756" calcext:value-type="float">
            <text:p>112.651280756</text:p>
          </table:table-cell>
          <table:table-cell office:value-type="float" office:value="172.274165506" calcext:value-type="float">
            <text:p>172.274165506</text:p>
          </table:table-cell>
          <table:table-cell office:value-type="float" office:value="368.16127534" calcext:value-type="float">
            <text:p>368.16127534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284.901407798" calcext:value-type="float">
            <text:p>284.901407798</text:p>
          </table:table-cell>
          <table:table-cell office:value-type="float" office:value="112.677455147" calcext:value-type="float">
            <text:p>112.677455147</text:p>
          </table:table-cell>
          <table:table-cell office:value-type="float" office:value="172.223952651" calcext:value-type="float">
            <text:p>172.223952651</text:p>
          </table:table-cell>
          <table:table-cell office:value-type="float" office:value="376.366119732" calcext:value-type="float">
            <text:p>376.36611973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284.882468719" calcext:value-type="float">
            <text:p>284.882468719</text:p>
          </table:table-cell>
          <table:table-cell office:value-type="float" office:value="112.732192774" calcext:value-type="float">
            <text:p>112.732192774</text:p>
          </table:table-cell>
          <table:table-cell office:value-type="float" office:value="172.150275944" calcext:value-type="float">
            <text:p>172.150275944</text:p>
          </table:table-cell>
          <table:table-cell office:value-type="float" office:value="384.753817335" calcext:value-type="float">
            <text:p>384.753817335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284.884775703" calcext:value-type="float">
            <text:p>284.884775703</text:p>
          </table:table-cell>
          <table:table-cell office:value-type="float" office:value="112.800862428" calcext:value-type="float">
            <text:p>112.800862428</text:p>
          </table:table-cell>
          <table:table-cell office:value-type="float" office:value="172.083913275" calcext:value-type="float">
            <text:p>172.083913275</text:p>
          </table:table-cell>
          <table:table-cell office:value-type="float" office:value="393.328443218" calcext:value-type="float">
            <text:p>393.328443218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284.845820825" calcext:value-type="float">
            <text:p>284.845820825</text:p>
          </table:table-cell>
          <table:table-cell office:value-type="float" office:value="113.046344076" calcext:value-type="float">
            <text:p>113.046344076</text:p>
          </table:table-cell>
          <table:table-cell office:value-type="float" office:value="171.799476749" calcext:value-type="float">
            <text:p>171.799476749</text:p>
          </table:table-cell>
          <table:table-cell office:value-type="float" office:value="402.094163264" calcext:value-type="float">
            <text:p>402.094163264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284.816866637" calcext:value-type="float">
            <text:p>284.816866637</text:p>
          </table:table-cell>
          <table:table-cell office:value-type="float" office:value="111.241546613" calcext:value-type="float">
            <text:p>111.241546613</text:p>
          </table:table-cell>
          <table:table-cell office:value-type="float" office:value="173.575320024" calcext:value-type="float">
            <text:p>173.575320024</text:p>
          </table:table-cell>
          <table:table-cell office:value-type="float" office:value="411.0552362" calcext:value-type="float">
            <text:p>411.0552362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284.772248306" calcext:value-type="float">
            <text:p>284.772248306</text:p>
          </table:table-cell>
          <table:table-cell office:value-type="float" office:value="111.235946782" calcext:value-type="float">
            <text:p>111.235946782</text:p>
          </table:table-cell>
          <table:table-cell office:value-type="float" office:value="173.536301524" calcext:value-type="float">
            <text:p>173.536301524</text:p>
          </table:table-cell>
          <table:table-cell office:value-type="float" office:value="420.216015661" calcext:value-type="float">
            <text:p>420.216015661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284.7336958" calcext:value-type="float">
            <text:p>284.7336958</text:p>
          </table:table-cell>
          <table:table-cell office:value-type="float" office:value="111.316705344" calcext:value-type="float">
            <text:p>111.316705344</text:p>
          </table:table-cell>
          <table:table-cell office:value-type="float" office:value="173.416990456" calcext:value-type="float">
            <text:p>173.416990456</text:p>
          </table:table-cell>
          <table:table-cell office:value-type="float" office:value="429.580952308" calcext:value-type="float">
            <text:p>429.580952308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284.709988362" calcext:value-type="float">
            <text:p>284.709988362</text:p>
          </table:table-cell>
          <table:table-cell office:value-type="float" office:value="111.298747513" calcext:value-type="float">
            <text:p>111.298747513</text:p>
          </table:table-cell>
          <table:table-cell office:value-type="float" office:value="173.411240849" calcext:value-type="float">
            <text:p>173.411240849</text:p>
          </table:table-cell>
          <table:table-cell office:value-type="float" office:value="439.15459599" calcext:value-type="float">
            <text:p>439.15459599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84.671811334" calcext:value-type="float">
            <text:p>284.671811334</text:p>
          </table:table-cell>
          <table:table-cell office:value-type="float" office:value="111.342013354" calcext:value-type="float">
            <text:p>111.342013354</text:p>
          </table:table-cell>
          <table:table-cell office:value-type="float" office:value="173.329797979" calcext:value-type="float">
            <text:p>173.329797979</text:p>
          </table:table-cell>
          <table:table-cell office:value-type="float" office:value="448.941597952" calcext:value-type="float">
            <text:p>448.941597952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284.632850628" calcext:value-type="float">
            <text:p>284.632850628</text:p>
          </table:table-cell>
          <table:table-cell office:value-type="float" office:value="109.629028539" calcext:value-type="float">
            <text:p>109.629028539</text:p>
          </table:table-cell>
          <table:table-cell office:value-type="float" office:value="175.003822089" calcext:value-type="float">
            <text:p>175.003822089</text:p>
          </table:table-cell>
          <table:table-cell office:value-type="float" office:value="458.946713098" calcext:value-type="float">
            <text:p>458.946713098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284.5811372" calcext:value-type="float">
            <text:p>284.5811372</text:p>
          </table:table-cell>
          <table:table-cell office:value-type="float" office:value="109.312806198" calcext:value-type="float">
            <text:p>109.312806198</text:p>
          </table:table-cell>
          <table:table-cell office:value-type="float" office:value="175.268331002" calcext:value-type="float">
            <text:p>175.268331002</text:p>
          </table:table-cell>
          <table:table-cell office:value-type="float" office:value="469.174802301" calcext:value-type="float">
            <text:p>469.174802301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84.559822991" calcext:value-type="float">
            <text:p>284.559822991</text:p>
          </table:table-cell>
          <table:table-cell office:value-type="float" office:value="109.411175087" calcext:value-type="float">
            <text:p>109.411175087</text:p>
          </table:table-cell>
          <table:table-cell office:value-type="float" office:value="175.148647904" calcext:value-type="float">
            <text:p>175.148647904</text:p>
          </table:table-cell>
          <table:table-cell office:value-type="float" office:value="479.630834761" calcext:value-type="float">
            <text:p>479.63083476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284.524680025" calcext:value-type="float">
            <text:p>284.524680025</text:p>
          </table:table-cell>
          <table:table-cell office:value-type="float" office:value="109.463509573" calcext:value-type="float">
            <text:p>109.463509573</text:p>
          </table:table-cell>
          <table:table-cell office:value-type="float" office:value="175.061170453" calcext:value-type="float">
            <text:p>175.061170453</text:p>
          </table:table-cell>
          <table:table-cell office:value-type="float" office:value="490.319890423" calcext:value-type="float">
            <text:p>490.319890423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284.435652024" calcext:value-type="float">
            <text:p>284.435652024</text:p>
          </table:table-cell>
          <table:table-cell office:value-type="float" office:value="109.690215196" calcext:value-type="float">
            <text:p>109.690215196</text:p>
          </table:table-cell>
          <table:table-cell office:value-type="float" office:value="174.745436828" calcext:value-type="float">
            <text:p>174.745436828</text:p>
          </table:table-cell>
          <table:table-cell office:value-type="float" office:value="501.247162444" calcext:value-type="float">
            <text:p>501.247162444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284.391352578" calcext:value-type="float">
            <text:p>284.391352578</text:p>
          </table:table-cell>
          <table:table-cell office:value-type="float" office:value="110.042885329" calcext:value-type="float">
            <text:p>110.042885329</text:p>
          </table:table-cell>
          <table:table-cell office:value-type="float" office:value="174.348467249" calcext:value-type="float">
            <text:p>174.348467249</text:p>
          </table:table-cell>
          <table:table-cell office:value-type="float" office:value="512.417959715" calcext:value-type="float">
            <text:p>512.41795971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284.217399326" calcext:value-type="float">
            <text:p>284.217399326</text:p>
          </table:table-cell>
          <table:table-cell office:value-type="float" office:value="109.524188157" calcext:value-type="float">
            <text:p>109.524188157</text:p>
          </table:table-cell>
          <table:table-cell office:value-type="float" office:value="174.693211169" calcext:value-type="float">
            <text:p>174.693211169</text:p>
          </table:table-cell>
          <table:table-cell office:value-type="float" office:value="523.837709441" calcext:value-type="float">
            <text:p>523.837709441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85.392599968" calcext:value-type="float">
            <text:p>285.392599968</text:p>
          </table:table-cell>
          <table:table-cell office:value-type="float" office:value="110.661209317" calcext:value-type="float">
            <text:p>110.661209317</text:p>
          </table:table-cell>
          <table:table-cell office:value-type="float" office:value="174.731390651" calcext:value-type="float">
            <text:p>174.731390651</text:p>
          </table:table-cell>
          <table:table-cell office:value-type="float" office:value="535.511959777" calcext:value-type="float">
            <text:p>535.511959777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283.722508757" calcext:value-type="float">
            <text:p>283.722508757</text:p>
          </table:table-cell>
          <table:table-cell office:value-type="float" office:value="120.385115939" calcext:value-type="float">
            <text:p>120.385115939</text:p>
          </table:table-cell>
          <table:table-cell office:value-type="float" office:value="163.337392818" calcext:value-type="float">
            <text:p>163.337392818</text:p>
          </table:table-cell>
          <table:table-cell office:value-type="float" office:value="547.446382527" calcext:value-type="float">
            <text:p>547.446382527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283.499521494" calcext:value-type="float">
            <text:p>283.499521494</text:p>
          </table:table-cell>
          <table:table-cell office:value-type="float" office:value="119.120490298" calcext:value-type="float">
            <text:p>119.120490298</text:p>
          </table:table-cell>
          <table:table-cell office:value-type="float" office:value="164.379031196" calcext:value-type="float">
            <text:p>164.379031196</text:p>
          </table:table-cell>
          <table:table-cell office:value-type="float" office:value="559.646775894" calcext:value-type="float">
            <text:p>559.646775894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283.225445291" calcext:value-type="float">
            <text:p>283.225445291</text:p>
          </table:table-cell>
          <table:table-cell office:value-type="float" office:value="118.445040287" calcext:value-type="float">
            <text:p>118.445040287</text:p>
          </table:table-cell>
          <table:table-cell office:value-type="float" office:value="164.780405003" calcext:value-type="float">
            <text:p>164.780405003</text:p>
          </table:table-cell>
          <table:table-cell office:value-type="float" office:value="572.1190673" calcext:value-type="float">
            <text:p>572.1190673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283.005307259" calcext:value-type="float">
            <text:p>283.005307259</text:p>
          </table:table-cell>
          <table:table-cell office:value-type="float" office:value="118.385812629" calcext:value-type="float">
            <text:p>118.385812629</text:p>
          </table:table-cell>
          <table:table-cell office:value-type="float" office:value="164.61949463" calcext:value-type="float">
            <text:p>164.61949463</text:p>
          </table:table-cell>
          <table:table-cell office:value-type="float" office:value="584.869316268" calcext:value-type="float">
            <text:p>584.869316268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97.903717361" calcext:value-type="float">
            <text:p>597.903717361</text:p>
          </table:table-cell>
          <table:table-cell office:value-type="float" office:value="253.82731842" calcext:value-type="float">
            <text:p>253.82731842</text:p>
          </table:table-cell>
          <table:table-cell office:value-type="float" office:value="344.076398941" calcext:value-type="float">
            <text:p>344.076398941</text:p>
          </table:table-cell>
          <table:table-cell office:value-type="float" office:value="597.903717361" calcext:value-type="float">
            <text:p>597.903717361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597.660759221" calcext:value-type="float">
            <text:p>597.660759221</text:p>
          </table:table-cell>
          <table:table-cell office:value-type="float" office:value="253.80835224" calcext:value-type="float">
            <text:p>253.80835224</text:p>
          </table:table-cell>
          <table:table-cell office:value-type="float" office:value="343.85240698" calcext:value-type="float">
            <text:p>343.85240698</text:p>
          </table:table-cell>
          <table:table-cell office:value-type="float" office:value="611.228603195" calcext:value-type="float">
            <text:p>611.228603195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597.521353977" calcext:value-type="float">
            <text:p>597.521353977</text:p>
          </table:table-cell>
          <table:table-cell office:value-type="float" office:value="252.633052147" calcext:value-type="float">
            <text:p>252.633052147</text:p>
          </table:table-cell>
          <table:table-cell office:value-type="float" office:value="344.88830183" calcext:value-type="float">
            <text:p>344.88830183</text:p>
          </table:table-cell>
          <table:table-cell office:value-type="float" office:value="624.850447514" calcext:value-type="float">
            <text:p>624.85044751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597.309910277" calcext:value-type="float">
            <text:p>597.309910277</text:p>
          </table:table-cell>
          <table:table-cell office:value-type="float" office:value="250.319019584" calcext:value-type="float">
            <text:p>250.319019584</text:p>
          </table:table-cell>
          <table:table-cell office:value-type="float" office:value="346.990890692" calcext:value-type="float">
            <text:p>346.990890692</text:p>
          </table:table-cell>
          <table:table-cell office:value-type="float" office:value="638.775868338" calcext:value-type="float">
            <text:p>638.775868338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597.055630303" calcext:value-type="float">
            <text:p>597.055630303</text:p>
          </table:table-cell>
          <table:table-cell office:value-type="float" office:value="250.25050949" calcext:value-type="float">
            <text:p>250.25050949</text:p>
          </table:table-cell>
          <table:table-cell office:value-type="float" office:value="346.805120813" calcext:value-type="float">
            <text:p>346.805120813</text:p>
          </table:table-cell>
          <table:table-cell office:value-type="float" office:value="653.011631173" calcext:value-type="float">
            <text:p>653.011631173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596.812199988" calcext:value-type="float">
            <text:p>596.812199988</text:p>
          </table:table-cell>
          <table:table-cell office:value-type="float" office:value="250.075821256" calcext:value-type="float">
            <text:p>250.075821256</text:p>
          </table:table-cell>
          <table:table-cell office:value-type="float" office:value="346.736378732" calcext:value-type="float">
            <text:p>346.736378732</text:p>
          </table:table-cell>
          <table:table-cell office:value-type="float" office:value="667.564652305" calcext:value-type="float">
            <text:p>667.564652305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596.60235392" calcext:value-type="float">
            <text:p>596.60235392</text:p>
          </table:table-cell>
          <table:table-cell office:value-type="float" office:value="249.803316872" calcext:value-type="float">
            <text:p>249.803316872</text:p>
          </table:table-cell>
          <table:table-cell office:value-type="float" office:value="346.799037047" calcext:value-type="float">
            <text:p>346.799037047</text:p>
          </table:table-cell>
          <table:table-cell office:value-type="float" office:value="682.442002153" calcext:value-type="float">
            <text:p>682.442002153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596.403758147" calcext:value-type="float">
            <text:p>596.403758147</text:p>
          </table:table-cell>
          <table:table-cell office:value-type="float" office:value="249.969820513" calcext:value-type="float">
            <text:p>249.969820513</text:p>
          </table:table-cell>
          <table:table-cell office:value-type="float" office:value="346.433937633" calcext:value-type="float">
            <text:p>346.433937633</text:p>
          </table:table-cell>
          <table:table-cell office:value-type="float" office:value="697.650908709" calcext:value-type="float">
            <text:p>697.650908709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596.218049592" calcext:value-type="float">
            <text:p>596.218049592</text:p>
          </table:table-cell>
          <table:table-cell office:value-type="float" office:value="249.780489028" calcext:value-type="float">
            <text:p>249.780489028</text:p>
          </table:table-cell>
          <table:table-cell office:value-type="float" office:value="346.437560564" calcext:value-type="float">
            <text:p>346.437560564</text:p>
          </table:table-cell>
          <table:table-cell office:value-type="float" office:value="713.198761048" calcext:value-type="float">
            <text:p>713.198761048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596.042644256" calcext:value-type="float">
            <text:p>596.042644256</text:p>
          </table:table-cell>
          <table:table-cell office:value-type="float" office:value="249.629192798" calcext:value-type="float">
            <text:p>249.629192798</text:p>
          </table:table-cell>
          <table:table-cell office:value-type="float" office:value="346.413451458" calcext:value-type="float">
            <text:p>346.413451458</text:p>
          </table:table-cell>
          <table:table-cell office:value-type="float" office:value="729.093112917" calcext:value-type="float">
            <text:p>729.09311291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595.862645821" calcext:value-type="float">
            <text:p>595.862645821</text:p>
          </table:table-cell>
          <table:table-cell office:value-type="float" office:value="250.486513856" calcext:value-type="float">
            <text:p>250.486513856</text:p>
          </table:table-cell>
          <table:table-cell office:value-type="float" office:value="345.376131965" calcext:value-type="float">
            <text:p>345.376131965</text:p>
          </table:table-cell>
          <table:table-cell office:value-type="float" office:value="745.341686408" calcext:value-type="float">
            <text:p>745.341686408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595.698764117" calcext:value-type="float">
            <text:p>595.698764117</text:p>
          </table:table-cell>
          <table:table-cell office:value-type="float" office:value="250.258941758" calcext:value-type="float">
            <text:p>250.258941758</text:p>
          </table:table-cell>
          <table:table-cell office:value-type="float" office:value="345.439822359" calcext:value-type="float">
            <text:p>345.439822359</text:p>
          </table:table-cell>
          <table:table-cell office:value-type="float" office:value="761.952375704" calcext:value-type="float">
            <text:p>761.952375704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595.577187247" calcext:value-type="float">
            <text:p>595.577187247</text:p>
          </table:table-cell>
          <table:table-cell office:value-type="float" office:value="250.273559813" calcext:value-type="float">
            <text:p>250.273559813</text:p>
          </table:table-cell>
          <table:table-cell office:value-type="float" office:value="345.303627434" calcext:value-type="float">
            <text:p>345.303627434</text:p>
          </table:table-cell>
          <table:table-cell office:value-type="float" office:value="778.933250922" calcext:value-type="float">
            <text:p>778.933250922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595.362188462" calcext:value-type="float">
            <text:p>595.362188462</text:p>
          </table:table-cell>
          <table:table-cell office:value-type="float" office:value="250.81274727" calcext:value-type="float">
            <text:p>250.81274727</text:p>
          </table:table-cell>
          <table:table-cell office:value-type="float" office:value="344.549441192" calcext:value-type="float">
            <text:p>344.549441192</text:p>
          </table:table-cell>
          <table:table-cell office:value-type="float" office:value="796.292562028" calcext:value-type="float">
            <text:p>796.292562028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595.116305538" calcext:value-type="float">
            <text:p>595.116305538</text:p>
          </table:table-cell>
          <table:table-cell office:value-type="float" office:value="246.894621793" calcext:value-type="float">
            <text:p>246.894621793</text:p>
          </table:table-cell>
          <table:table-cell office:value-type="float" office:value="348.221683745" calcext:value-type="float">
            <text:p>348.221683745</text:p>
          </table:table-cell>
          <table:table-cell office:value-type="float" office:value="814.038742844" calcext:value-type="float">
            <text:p>814.03874284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594.87939302" calcext:value-type="float">
            <text:p>594.87939302</text:p>
          </table:table-cell>
          <table:table-cell office:value-type="float" office:value="246.905608073" calcext:value-type="float">
            <text:p>246.905608073</text:p>
          </table:table-cell>
          <table:table-cell office:value-type="float" office:value="347.973784947" calcext:value-type="float">
            <text:p>347.973784947</text:p>
          </table:table-cell>
          <table:table-cell office:value-type="float" office:value="832.180415153" calcext:value-type="float">
            <text:p>832.180415153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594.523237212" calcext:value-type="float">
            <text:p>594.523237212</text:p>
          </table:table-cell>
          <table:table-cell office:value-type="float" office:value="246.065680278" calcext:value-type="float">
            <text:p>246.065680278</text:p>
          </table:table-cell>
          <table:table-cell office:value-type="float" office:value="348.457556934" calcext:value-type="float">
            <text:p>348.457556934</text:p>
          </table:table-cell>
          <table:table-cell office:value-type="float" office:value="850.72639288" calcext:value-type="float">
            <text:p>850.72639288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594.335178024" calcext:value-type="float">
            <text:p>594.335178024</text:p>
          </table:table-cell>
          <table:table-cell office:value-type="float" office:value="244.687384588" calcext:value-type="float">
            <text:p>244.687384588</text:p>
          </table:table-cell>
          <table:table-cell office:value-type="float" office:value="349.647793437" calcext:value-type="float">
            <text:p>349.647793437</text:p>
          </table:table-cell>
          <table:table-cell office:value-type="float" office:value="869.685686378" calcext:value-type="float">
            <text:p>869.685686378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594.063290227" calcext:value-type="float">
            <text:p>594.063290227</text:p>
          </table:table-cell>
          <table:table-cell office:value-type="float" office:value="245.616716985" calcext:value-type="float">
            <text:p>245.616716985</text:p>
          </table:table-cell>
          <table:table-cell office:value-type="float" office:value="348.446573242" calcext:value-type="float">
            <text:p>348.446573242</text:p>
          </table:table-cell>
          <table:table-cell office:value-type="float" office:value="889.067506804" calcext:value-type="float">
            <text:p>889.067506804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593.65557874" calcext:value-type="float">
            <text:p>593.65557874</text:p>
          </table:table-cell>
          <table:table-cell office:value-type="float" office:value="245.544846157" calcext:value-type="float">
            <text:p>245.544846157</text:p>
          </table:table-cell>
          <table:table-cell office:value-type="float" office:value="348.110732584" calcext:value-type="float">
            <text:p>348.110732584</text:p>
          </table:table-cell>
          <table:table-cell office:value-type="float" office:value="908.881270597" calcext:value-type="float">
            <text:p>908.88127059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597.299590504" calcext:value-type="float">
            <text:p>597.299590504</text:p>
          </table:table-cell>
          <table:table-cell office:value-type="float" office:value="244.517813265" calcext:value-type="float">
            <text:p>244.517813265</text:p>
          </table:table-cell>
          <table:table-cell office:value-type="float" office:value="352.781777239" calcext:value-type="float">
            <text:p>352.781777239</text:p>
          </table:table-cell>
          <table:table-cell office:value-type="float" office:value="929.136604049" calcext:value-type="float">
            <text:p>929.136604049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592.625050238" calcext:value-type="float">
            <text:p>592.625050238</text:p>
          </table:table-cell>
          <table:table-cell office:value-type="float" office:value="258.351988827" calcext:value-type="float">
            <text:p>258.351988827</text:p>
          </table:table-cell>
          <table:table-cell office:value-type="float" office:value="334.273061411" calcext:value-type="float">
            <text:p>334.273061411</text:p>
          </table:table-cell>
          <table:table-cell office:value-type="float" office:value="949.843347983" calcext:value-type="float">
            <text:p>949.843347983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589.845921404" calcext:value-type="float">
            <text:p>589.845921404</text:p>
          </table:table-cell>
          <table:table-cell office:value-type="float" office:value="257.616840445" calcext:value-type="float">
            <text:p>257.616840445</text:p>
          </table:table-cell>
          <table:table-cell office:value-type="float" office:value="332.229080959" calcext:value-type="float">
            <text:p>332.229080959</text:p>
          </table:table-cell>
          <table:table-cell office:value-type="float" office:value="971.011562537" calcext:value-type="float">
            <text:p>971.011562537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588.571826383" calcext:value-type="float">
            <text:p>588.571826383</text:p>
          </table:table-cell>
          <table:table-cell office:value-type="float" office:value="257.33889017" calcext:value-type="float">
            <text:p>257.33889017</text:p>
          </table:table-cell>
          <table:table-cell office:value-type="float" office:value="331.232936213" calcext:value-type="float">
            <text:p>331.232936213</text:p>
          </table:table-cell>
          <table:table-cell office:value-type="float" office:value="992.651532048" calcext:value-type="float">
            <text:p>992.651532048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587.466290055" calcext:value-type="float">
            <text:p>587.466290055</text:p>
          </table:table-cell>
          <table:table-cell office:value-type="float" office:value="256.8983686" calcext:value-type="float">
            <text:p>256.8983686</text:p>
          </table:table-cell>
          <table:table-cell office:value-type="float" office:value="330.567921455" calcext:value-type="float">
            <text:p>330.567921455</text:p>
          </table:table-cell>
          <table:table-cell office:value-type="float" office:value="1014.77377005" calcext:value-type="float">
            <text:p>1014.77377005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586.487592371" calcext:value-type="float">
            <text:p>586.487592371</text:p>
          </table:table-cell>
          <table:table-cell office:value-type="float" office:value="256.515571949" calcext:value-type="float">
            <text:p>256.515571949</text:p>
          </table:table-cell>
          <table:table-cell office:value-type="float" office:value="329.972020422" calcext:value-type="float">
            <text:p>329.972020422</text:p>
          </table:table-cell>
          <table:table-cell office:value-type="float" office:value="1037.38902438" calcext:value-type="float">
            <text:p>1037.38902438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585.623107202" calcext:value-type="float">
            <text:p>585.623107202</text:p>
          </table:table-cell>
          <table:table-cell office:value-type="float" office:value="256.156118257" calcext:value-type="float">
            <text:p>256.156118257</text:p>
          </table:table-cell>
          <table:table-cell office:value-type="float" office:value="329.466988945" calcext:value-type="float">
            <text:p>329.466988945</text:p>
          </table:table-cell>
          <table:table-cell office:value-type="float" office:value="1060.5082824" calcext:value-type="float">
            <text:p>1060.5082824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584.830254992" calcext:value-type="float">
            <text:p>584.830254992</text:p>
          </table:table-cell>
          <table:table-cell office:value-type="float" office:value="255.77175083" calcext:value-type="float">
            <text:p>255.77175083</text:p>
          </table:table-cell>
          <table:table-cell office:value-type="float" office:value="329.058504161" calcext:value-type="float">
            <text:p>329.058504161</text:p>
          </table:table-cell>
          <table:table-cell office:value-type="float" office:value="1084.14277635" calcext:value-type="float">
            <text:p>1084.14277635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1242.62661807" calcext:value-type="float">
            <text:p>1242.62661807</text:p>
          </table:table-cell>
          <table:table-cell office:value-type="float" office:value="547.53687208" calcext:value-type="float">
            <text:p>547.53687208</text:p>
          </table:table-cell>
          <table:table-cell office:value-type="float" office:value="695.089745986" calcext:value-type="float">
            <text:p>695.089745986</text:p>
          </table:table-cell>
          <table:table-cell office:value-type="float" office:value="1108.30398877" calcext:value-type="float">
            <text:p>1108.30398877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1242.17288416" calcext:value-type="float">
            <text:p>1242.17288416</text:p>
          </table:table-cell>
          <table:table-cell office:value-type="float" office:value="547.22912096" calcext:value-type="float">
            <text:p>547.22912096</text:p>
          </table:table-cell>
          <table:table-cell office:value-type="float" office:value="694.943763197" calcext:value-type="float">
            <text:p>694.943763197</text:p>
          </table:table-cell>
          <table:table-cell office:value-type="float" office:value="1133.00365812" calcext:value-type="float">
            <text:p>1133.0036581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241.79622605" calcext:value-type="float">
            <text:p>1241.79622605</text:p>
          </table:table-cell>
          <table:table-cell office:value-type="float" office:value="547.020830079" calcext:value-type="float">
            <text:p>547.020830079</text:p>
          </table:table-cell>
          <table:table-cell office:value-type="float" office:value="694.775395971" calcext:value-type="float">
            <text:p>694.775395971</text:p>
          </table:table-cell>
          <table:table-cell office:value-type="float" office:value="1158.25378444" calcext:value-type="float">
            <text:p>1158.25378444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1241.4089524" calcext:value-type="float">
            <text:p>1241.4089524</text:p>
          </table:table-cell>
          <table:table-cell office:value-type="float" office:value="544.907604192" calcext:value-type="float">
            <text:p>544.907604192</text:p>
          </table:table-cell>
          <table:table-cell office:value-type="float" office:value="696.501348203" calcext:value-type="float">
            <text:p>696.501348203</text:p>
          </table:table-cell>
          <table:table-cell office:value-type="float" office:value="1184.06663523" calcext:value-type="float">
            <text:p>1184.06663523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1240.57359506" calcext:value-type="float">
            <text:p>1240.57359506</text:p>
          </table:table-cell>
          <table:table-cell office:value-type="float" office:value="540.42478369" calcext:value-type="float">
            <text:p>540.42478369</text:p>
          </table:table-cell>
          <table:table-cell office:value-type="float" office:value="700.148811372" calcext:value-type="float">
            <text:p>700.148811372</text:p>
          </table:table-cell>
          <table:table-cell office:value-type="float" office:value="1210.45475137" calcext:value-type="float">
            <text:p>1210.45475137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1239.52239751" calcext:value-type="float">
            <text:p>1239.52239751</text:p>
          </table:table-cell>
          <table:table-cell office:value-type="float" office:value="539.95763939" calcext:value-type="float">
            <text:p>539.95763939</text:p>
          </table:table-cell>
          <table:table-cell office:value-type="float" office:value="699.564758122" calcext:value-type="float">
            <text:p>699.564758122</text:p>
          </table:table-cell>
          <table:table-cell office:value-type="float" office:value="1237.43095323" calcext:value-type="float">
            <text:p>1237.43095323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1238.66622442" calcext:value-type="float">
            <text:p>1238.66622442</text:p>
          </table:table-cell>
          <table:table-cell office:value-type="float" office:value="539.975094442" calcext:value-type="float">
            <text:p>539.975094442</text:p>
          </table:table-cell>
          <table:table-cell office:value-type="float" office:value="698.691129979" calcext:value-type="float">
            <text:p>698.691129979</text:p>
          </table:table-cell>
          <table:table-cell office:value-type="float" office:value="1265.00834688" calcext:value-type="float">
            <text:p>1265.00834688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237.85605692" calcext:value-type="float">
            <text:p>1237.85605692</text:p>
          </table:table-cell>
          <table:table-cell office:value-type="float" office:value="539.591967273" calcext:value-type="float">
            <text:p>539.591967273</text:p>
          </table:table-cell>
          <table:table-cell office:value-type="float" office:value="698.264089652" calcext:value-type="float">
            <text:p>698.264089652</text:p>
          </table:table-cell>
          <table:table-cell office:value-type="float" office:value="1293.20033049" calcext:value-type="float">
            <text:p>1293.20033049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237.05532918" calcext:value-type="float">
            <text:p>1237.05532918</text:p>
          </table:table-cell>
          <table:table-cell office:value-type="float" office:value="538.912093286" calcext:value-type="float">
            <text:p>538.912093286</text:p>
          </table:table-cell>
          <table:table-cell office:value-type="float" office:value="698.143235898" calcext:value-type="float">
            <text:p>698.143235898</text:p>
          </table:table-cell>
          <table:table-cell office:value-type="float" office:value="1322.02060082" calcext:value-type="float">
            <text:p>1322.02060082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236.00061496" calcext:value-type="float">
            <text:p>1236.00061496</text:p>
          </table:table-cell>
          <table:table-cell office:value-type="float" office:value="534.356101817" calcext:value-type="float">
            <text:p>534.356101817</text:p>
          </table:table-cell>
          <table:table-cell office:value-type="float" office:value="701.644513146" calcext:value-type="float">
            <text:p>701.644513146</text:p>
          </table:table-cell>
          <table:table-cell office:value-type="float" office:value="1351.48315986" calcext:value-type="float">
            <text:p>1351.48315986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234.90282016" calcext:value-type="float">
            <text:p>1234.90282016</text:p>
          </table:table-cell>
          <table:table-cell office:value-type="float" office:value="533.602763254" calcext:value-type="float">
            <text:p>533.602763254</text:p>
          </table:table-cell>
          <table:table-cell office:value-type="float" office:value="701.30005691" calcext:value-type="float">
            <text:p>701.30005691</text:p>
          </table:table-cell>
          <table:table-cell office:value-type="float" office:value="1381.60232167" calcext:value-type="float">
            <text:p>1381.60232167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233.90754652" calcext:value-type="float">
            <text:p>1233.90754652</text:p>
          </table:table-cell>
          <table:table-cell office:value-type="float" office:value="533.844709387" calcext:value-type="float">
            <text:p>533.844709387</text:p>
          </table:table-cell>
          <table:table-cell office:value-type="float" office:value="700.062837135" calcext:value-type="float">
            <text:p>700.062837135</text:p>
          </table:table-cell>
          <table:table-cell office:value-type="float" office:value="1412.39271931" calcext:value-type="float">
            <text:p>1412.39271931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232.89331074" calcext:value-type="float">
            <text:p>1232.89331074</text:p>
          </table:table-cell>
          <table:table-cell office:value-type="float" office:value="533.167733443" calcext:value-type="float">
            <text:p>533.167733443</text:p>
          </table:table-cell>
          <table:table-cell office:value-type="float" office:value="699.725577294" calcext:value-type="float">
            <text:p>699.725577294</text:p>
          </table:table-cell>
          <table:table-cell office:value-type="float" office:value="1443.86931193" calcext:value-type="float">
            <text:p>1443.86931193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231.98367777" calcext:value-type="float">
            <text:p>1231.98367777</text:p>
          </table:table-cell>
          <table:table-cell office:value-type="float" office:value="532.624405955" calcext:value-type="float">
            <text:p>532.624405955</text:p>
          </table:table-cell>
          <table:table-cell office:value-type="float" office:value="699.359271819" calcext:value-type="float">
            <text:p>699.359271819</text:p>
          </table:table-cell>
          <table:table-cell office:value-type="float" office:value="1476.04739208" calcext:value-type="float">
            <text:p>1476.04739208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230.99945279" calcext:value-type="float">
            <text:p>1230.99945279</text:p>
          </table:table-cell>
          <table:table-cell office:value-type="float" office:value="532.309968998" calcext:value-type="float">
            <text:p>532.309968998</text:p>
          </table:table-cell>
          <table:table-cell office:value-type="float" office:value="698.68948379" calcext:value-type="float">
            <text:p>698.68948379</text:p>
          </table:table-cell>
          <table:table-cell office:value-type="float" office:value="1508.94259312" calcext:value-type="float">
            <text:p>1508.94259312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229.58922541" calcext:value-type="float">
            <text:p>1229.58922541</text:p>
          </table:table-cell>
          <table:table-cell office:value-type="float" office:value="527.509301805" calcext:value-type="float">
            <text:p>527.509301805</text:p>
          </table:table-cell>
          <table:table-cell office:value-type="float" office:value="702.079923607" calcext:value-type="float">
            <text:p>702.079923607</text:p>
          </table:table-cell>
          <table:table-cell office:value-type="float" office:value="1542.5708968" calcext:value-type="float">
            <text:p>1542.5708968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227.85046065" calcext:value-type="float">
            <text:p>1227.85046065</text:p>
          </table:table-cell>
          <table:table-cell office:value-type="float" office:value="523.167764519" calcext:value-type="float">
            <text:p>523.167764519</text:p>
          </table:table-cell>
          <table:table-cell office:value-type="float" office:value="704.682696135" calcext:value-type="float">
            <text:p>704.682696135</text:p>
          </table:table-cell>
          <table:table-cell office:value-type="float" office:value="1576.94864107" calcext:value-type="float">
            <text:p>1576.94864107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226.88210087" calcext:value-type="float">
            <text:p>1226.88210087</text:p>
          </table:table-cell>
          <table:table-cell office:value-type="float" office:value="523.184362612" calcext:value-type="float">
            <text:p>523.184362612</text:p>
          </table:table-cell>
          <table:table-cell office:value-type="float" office:value="703.697738255" calcext:value-type="float">
            <text:p>703.697738255</text:p>
          </table:table-cell>
          <table:table-cell office:value-type="float" office:value="1612.09252795" calcext:value-type="float">
            <text:p>1612.09252795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224.57751005" calcext:value-type="float">
            <text:p>1224.57751005</text:p>
          </table:table-cell>
          <table:table-cell office:value-type="float" office:value="523.40180975" calcext:value-type="float">
            <text:p>523.40180975</text:p>
          </table:table-cell>
          <table:table-cell office:value-type="float" office:value="701.175700299" calcext:value-type="float">
            <text:p>701.175700299</text:p>
          </table:table-cell>
          <table:table-cell office:value-type="float" office:value="1648.0196317" calcext:value-type="float">
            <text:p>1648.0196317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217.1090705" calcext:value-type="float">
            <text:p>1217.1090705</text:p>
          </table:table-cell>
          <table:table-cell office:value-type="float" office:value="550.199364292" calcext:value-type="float">
            <text:p>550.199364292</text:p>
          </table:table-cell>
          <table:table-cell office:value-type="float" office:value="666.909706209" calcext:value-type="float">
            <text:p>666.909706209</text:p>
          </table:table-cell>
          <table:table-cell office:value-type="float" office:value="1684.7474071" calcext:value-type="float">
            <text:p>1684.7474071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210.6592581" calcext:value-type="float">
            <text:p>1210.6592581</text:p>
          </table:table-cell>
          <table:table-cell office:value-type="float" office:value="548.974407127" calcext:value-type="float">
            <text:p>548.974407127</text:p>
          </table:table-cell>
          <table:table-cell office:value-type="float" office:value="661.684850969" calcext:value-type="float">
            <text:p>661.684850969</text:p>
          </table:table-cell>
          <table:table-cell office:value-type="float" office:value="1722.29369793" calcext:value-type="float">
            <text:p>1722.29369793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205.87402932" calcext:value-type="float">
            <text:p>1205.87402932</text:p>
          </table:table-cell>
          <table:table-cell office:value-type="float" office:value="546.707350837" calcext:value-type="float">
            <text:p>546.707350837</text:p>
          </table:table-cell>
          <table:table-cell office:value-type="float" office:value="659.166678483" calcext:value-type="float">
            <text:p>659.166678483</text:p>
          </table:table-cell>
          <table:table-cell office:value-type="float" office:value="1760.67674562" calcext:value-type="float">
            <text:p>1760.676745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46.04813228" calcext:value-type="float">
            <text:p>2446.04813228</text:p>
          </table:table-cell>
          <table:table-cell office:value-type="float" office:value="1112.41439869" calcext:value-type="float">
            <text:p>1112.41439869</text:p>
          </table:table-cell>
          <table:table-cell office:value-type="float" office:value="1333.63373359" calcext:value-type="float">
            <text:p>1333.63373359</text:p>
          </table:table-cell>
          <table:table-cell office:value-type="float" office:value="1799.91519814" calcext:value-type="float">
            <text:p>1799.91519814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2443.42352945" calcext:value-type="float">
            <text:p>2443.42352945</text:p>
          </table:table-cell>
          <table:table-cell office:value-type="float" office:value="1110.09989894" calcext:value-type="float">
            <text:p>1110.09989894</text:p>
          </table:table-cell>
          <table:table-cell office:value-type="float" office:value="1333.32363051" calcext:value-type="float">
            <text:p>1333.32363051</text:p>
          </table:table-cell>
          <table:table-cell office:value-type="float" office:value="1840.02811905" calcext:value-type="float">
            <text:p>1840.02811905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2441.28810151" calcext:value-type="float">
            <text:p>2441.28810151</text:p>
          </table:table-cell>
          <table:table-cell office:value-type="float" office:value="1111.07236429" calcext:value-type="float">
            <text:p>1111.07236429</text:p>
          </table:table-cell>
          <table:table-cell office:value-type="float" office:value="1330.21573722" calcext:value-type="float">
            <text:p>1330.21573722</text:p>
          </table:table-cell>
          <table:table-cell office:value-type="float" office:value="1881.03499675" calcext:value-type="float">
            <text:p>1881.03499675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2435.47802699" calcext:value-type="float">
            <text:p>2435.47802699</text:p>
          </table:table-cell>
          <table:table-cell office:value-type="float" office:value="1098.81858793" calcext:value-type="float">
            <text:p>1098.81858793</text:p>
          </table:table-cell>
          <table:table-cell office:value-type="float" office:value="1336.65943906" calcext:value-type="float">
            <text:p>1336.65943906</text:p>
          </table:table-cell>
          <table:table-cell office:value-type="float" office:value="1922.95575398" calcext:value-type="float">
            <text:p>1922.95575398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2430.54649641" calcext:value-type="float">
            <text:p>2430.54649641</text:p>
          </table:table-cell>
          <table:table-cell office:value-type="float" office:value="1096.18840435" calcext:value-type="float">
            <text:p>1096.18840435</text:p>
          </table:table-cell>
          <table:table-cell office:value-type="float" office:value="1334.35809207" calcext:value-type="float">
            <text:p>1334.35809207</text:p>
          </table:table-cell>
          <table:table-cell office:value-type="float" office:value="1965.81075746" calcext:value-type="float">
            <text:p>1965.81075746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2425.4422745" calcext:value-type="float">
            <text:p>2425.4422745</text:p>
          </table:table-cell>
          <table:table-cell office:value-type="float" office:value="1093.89592705" calcext:value-type="float">
            <text:p>1093.89592705</text:p>
          </table:table-cell>
          <table:table-cell office:value-type="float" office:value="1331.54634744" calcext:value-type="float">
            <text:p>1331.54634744</text:p>
          </table:table-cell>
          <table:table-cell office:value-type="float" office:value="2009.6208278" calcext:value-type="float">
            <text:p>2009.6208278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2420.79356867" calcext:value-type="float">
            <text:p>2420.79356867</text:p>
          </table:table-cell>
          <table:table-cell office:value-type="float" office:value="1091.5843167" calcext:value-type="float">
            <text:p>1091.5843167</text:p>
          </table:table-cell>
          <table:table-cell office:value-type="float" office:value="1329.20925197" calcext:value-type="float">
            <text:p>1329.20925197</text:p>
          </table:table-cell>
          <table:table-cell office:value-type="float" office:value="2054.40724963" calcext:value-type="float">
            <text:p>2054.40724963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2416.43962928" calcext:value-type="float">
            <text:p>2416.43962928</text:p>
          </table:table-cell>
          <table:table-cell office:value-type="float" office:value="1088.26952414" calcext:value-type="float">
            <text:p>1088.26952414</text:p>
          </table:table-cell>
          <table:table-cell office:value-type="float" office:value="1328.17010514" calcext:value-type="float">
            <text:p>1328.17010514</text:p>
          </table:table-cell>
          <table:table-cell office:value-type="float" office:value="2100.19178192" calcext:value-type="float">
            <text:p>2100.19178192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2412.12921781" calcext:value-type="float">
            <text:p>2412.12921781</text:p>
          </table:table-cell>
          <table:table-cell office:value-type="float" office:value="1086.84936677" calcext:value-type="float">
            <text:p>1086.84936677</text:p>
          </table:table-cell>
          <table:table-cell office:value-type="float" office:value="1325.27985104" calcext:value-type="float">
            <text:p>1325.27985104</text:p>
          </table:table-cell>
          <table:table-cell office:value-type="float" office:value="2146.99666858" calcext:value-type="float">
            <text:p>2146.99666858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2407.96927128" calcext:value-type="float">
            <text:p>2407.96927128</text:p>
          </table:table-cell>
          <table:table-cell office:value-type="float" office:value="1084.27995095" calcext:value-type="float">
            <text:p>1084.27995095</text:p>
          </table:table-cell>
          <table:table-cell office:value-type="float" office:value="1323.68932033" calcext:value-type="float">
            <text:p>1323.68932033</text:p>
          </table:table-cell>
          <table:table-cell office:value-type="float" office:value="2194.84464922" calcext:value-type="float">
            <text:p>2194.8446492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2404.07911712" calcext:value-type="float">
            <text:p>2404.07911712</text:p>
          </table:table-cell>
          <table:table-cell office:value-type="float" office:value="1082.11366391" calcext:value-type="float">
            <text:p>1082.11366391</text:p>
          </table:table-cell>
          <table:table-cell office:value-type="float" office:value="1321.96545321" calcext:value-type="float">
            <text:p>1321.96545321</text:p>
          </table:table-cell>
          <table:table-cell office:value-type="float" office:value="2243.75897025" calcext:value-type="float">
            <text:p>2243.75897025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2400.04326377" calcext:value-type="float">
            <text:p>2400.04326377</text:p>
          </table:table-cell>
          <table:table-cell office:value-type="float" office:value="1080.88478253" calcext:value-type="float">
            <text:p>1080.88478253</text:p>
          </table:table-cell>
          <table:table-cell office:value-type="float" office:value="1319.15848124" calcext:value-type="float">
            <text:p>1319.15848124</text:p>
          </table:table-cell>
          <table:table-cell office:value-type="float" office:value="2293.76339613" calcext:value-type="float">
            <text:p>2293.76339613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2396.17784505" calcext:value-type="float">
            <text:p>2396.17784505</text:p>
          </table:table-cell>
          <table:table-cell office:value-type="float" office:value="1076.33590964" calcext:value-type="float">
            <text:p>1076.33590964</text:p>
          </table:table-cell>
          <table:table-cell office:value-type="float" office:value="1319.8419354" calcext:value-type="float">
            <text:p>1319.8419354</text:p>
          </table:table-cell>
          <table:table-cell office:value-type="float" office:value="2344.88222094" calcext:value-type="float">
            <text:p>2344.8822209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2390.86567339" calcext:value-type="float">
            <text:p>2390.86567339</text:p>
          </table:table-cell>
          <table:table-cell office:value-type="float" office:value="1062.31499873" calcext:value-type="float">
            <text:p>1062.31499873</text:p>
          </table:table-cell>
          <table:table-cell office:value-type="float" office:value="1328.55067466" calcext:value-type="float">
            <text:p>1328.55067466</text:p>
          </table:table-cell>
          <table:table-cell office:value-type="float" office:value="2397.14028019" calcext:value-type="float">
            <text:p>2397.14028019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2384.80187721" calcext:value-type="float">
            <text:p>2384.80187721</text:p>
          </table:table-cell>
          <table:table-cell office:value-type="float" office:value="1058.2325391" calcext:value-type="float">
            <text:p>1058.2325391</text:p>
          </table:table-cell>
          <table:table-cell office:value-type="float" office:value="1326.56933812" calcext:value-type="float">
            <text:p>1326.56933812</text:p>
          </table:table-cell>
          <table:table-cell office:value-type="float" office:value="2450.56296286" calcext:value-type="float">
            <text:p>2450.5629628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2379.13103815" calcext:value-type="float">
            <text:p>2379.13103815</text:p>
          </table:table-cell>
          <table:table-cell office:value-type="float" office:value="1052.99228865" calcext:value-type="float">
            <text:p>1052.99228865</text:p>
          </table:table-cell>
          <table:table-cell office:value-type="float" office:value="1326.13874949" calcext:value-type="float">
            <text:p>1326.13874949</text:p>
          </table:table-cell>
          <table:table-cell office:value-type="float" office:value="2505.17622376" calcext:value-type="float">
            <text:p>2505.17622376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2371.30374534" calcext:value-type="float">
            <text:p>2371.30374534</text:p>
          </table:table-cell>
          <table:table-cell office:value-type="float" office:value="1040.6399662" calcext:value-type="float">
            <text:p>1040.6399662</text:p>
          </table:table-cell>
          <table:table-cell office:value-type="float" office:value="1330.66377914" calcext:value-type="float">
            <text:p>1330.66377914</text:p>
          </table:table-cell>
          <table:table-cell office:value-type="float" office:value="2561.00659612" calcext:value-type="float">
            <text:p>2561.00659612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2363.32154582" calcext:value-type="float">
            <text:p>2363.32154582</text:p>
          </table:table-cell>
          <table:table-cell office:value-type="float" office:value="1034.68862533" calcext:value-type="float">
            <text:p>1034.68862533</text:p>
          </table:table-cell>
          <table:table-cell office:value-type="float" office:value="1328.63292048" calcext:value-type="float">
            <text:p>1328.63292048</text:p>
          </table:table-cell>
          <table:table-cell office:value-type="float" office:value="2618.08120449" calcext:value-type="float">
            <text:p>2618.08120449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2355.64195854" calcext:value-type="float">
            <text:p>2355.64195854</text:p>
          </table:table-cell>
          <table:table-cell office:value-type="float" office:value="1032.10085051" calcext:value-type="float">
            <text:p>1032.10085051</text:p>
          </table:table-cell>
          <table:table-cell office:value-type="float" office:value="1323.54110803" calcext:value-type="float">
            <text:p>1323.54110803</text:p>
          </table:table-cell>
          <table:table-cell office:value-type="float" office:value="2676.42777793" calcext:value-type="float">
            <text:p>2676.42777793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2346.16313143" calcext:value-type="float">
            <text:p>2346.16313143</text:p>
          </table:table-cell>
          <table:table-cell office:value-type="float" office:value="1019.15854145" calcext:value-type="float">
            <text:p>1019.15854145</text:p>
          </table:table-cell>
          <table:table-cell office:value-type="float" office:value="1327.00458998" calcext:value-type="float">
            <text:p>1327.00458998</text:p>
          </table:table-cell>
          <table:table-cell office:value-type="float" office:value="2736.07466345" calcext:value-type="float">
            <text:p>2736.0746634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335.89007795" calcext:value-type="float">
            <text:p>2335.89007795</text:p>
          </table:table-cell>
          <table:table-cell office:value-type="float" office:value="1004.39660051" calcext:value-type="float">
            <text:p>1004.39660051</text:p>
          </table:table-cell>
          <table:table-cell office:value-type="float" office:value="1331.49347743" calcext:value-type="float">
            <text:p>1331.49347743</text:p>
          </table:table-cell>
          <table:table-cell office:value-type="float" office:value="2797.05083982" calcext:value-type="float">
            <text:p>2797.05083982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2307.0320489" calcext:value-type="float">
            <text:p>2307.0320489</text:p>
          </table:table-cell>
          <table:table-cell office:value-type="float" office:value="1053.06552274" calcext:value-type="float">
            <text:p>1053.06552274</text:p>
          </table:table-cell>
          <table:table-cell office:value-type="float" office:value="1253.96652615" calcext:value-type="float">
            <text:p>1253.96652615</text:p>
          </table:table-cell>
          <table:table-cell office:value-type="float" office:value="2859.38593162" calcext:value-type="float">
            <text:p>2859.38593162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2267.32144949" calcext:value-type="float">
            <text:p>2267.32144949</text:p>
          </table:table-cell>
          <table:table-cell office:value-type="float" office:value="1033.97569637" calcext:value-type="float">
            <text:p>1033.97569637</text:p>
          </table:table-cell>
          <table:table-cell office:value-type="float" office:value="1233.34575312" calcext:value-type="float">
            <text:p>1233.34575312</text:p>
          </table:table-cell>
          <table:table-cell office:value-type="float" office:value="2923.11022366" calcext:value-type="float">
            <text:p>2923.11022366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2234.39198115" calcext:value-type="float">
            <text:p>2234.39198115</text:p>
          </table:table-cell>
          <table:table-cell office:value-type="float" office:value="1019.32014848" calcext:value-type="float">
            <text:p>1019.32014848</text:p>
          </table:table-cell>
          <table:table-cell office:value-type="float" office:value="1215.07183266" calcext:value-type="float">
            <text:p>1215.07183266</text:p>
          </table:table-cell>
          <table:table-cell office:value-type="float" office:value="2988.25467565" calcext:value-type="float">
            <text:p>2988.25467565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2205.32388161" calcext:value-type="float">
            <text:p>2205.32388161</text:p>
          </table:table-cell>
          <table:table-cell office:value-type="float" office:value="1005.52285604" calcext:value-type="float">
            <text:p>1005.52285604</text:p>
          </table:table-cell>
          <table:table-cell office:value-type="float" office:value="1199.80102557" calcext:value-type="float">
            <text:p>1199.80102557</text:p>
          </table:table-cell>
          <table:table-cell office:value-type="float" office:value="3054.85093728" calcext:value-type="float">
            <text:p>3054.85093728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2179.14664835" calcext:value-type="float">
            <text:p>2179.14664835</text:p>
          </table:table-cell>
          <table:table-cell office:value-type="float" office:value="994.078438383" calcext:value-type="float">
            <text:p>994.078438383</text:p>
          </table:table-cell>
          <table:table-cell office:value-type="float" office:value="1185.06820996" calcext:value-type="float">
            <text:p>1185.06820996</text:p>
          </table:table-cell>
          <table:table-cell office:value-type="float" office:value="3122.93136361" calcext:value-type="float">
            <text:p>3122.93136361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2155.27525947" calcext:value-type="float">
            <text:p>2155.27525947</text:p>
          </table:table-cell>
          <table:table-cell office:value-type="float" office:value="983.823042349" calcext:value-type="float">
            <text:p>983.823042349</text:p>
          </table:table-cell>
          <table:table-cell office:value-type="float" office:value="1171.45221712" calcext:value-type="float">
            <text:p>1171.45221712</text:p>
          </table:table-cell>
          <table:table-cell office:value-type="float" office:value="3192.52903072" calcext:value-type="float">
            <text:p>3192.5290307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2133.48161509" calcext:value-type="float">
            <text:p>2133.48161509</text:p>
          </table:table-cell>
          <table:table-cell office:value-type="float" office:value="973.066172593" calcext:value-type="float">
            <text:p>973.066172593</text:p>
          </table:table-cell>
          <table:table-cell office:value-type="float" office:value="1160.4154425" calcext:value-type="float">
            <text:p>1160.4154425</text:p>
          </table:table-cell>
          <table:table-cell office:value-type="float" office:value="3263.67775186" calcext:value-type="float">
            <text:p>3263.67775186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4367.22708772" calcext:value-type="float">
            <text:p>4367.22708772</text:p>
          </table:table-cell>
          <table:table-cell office:value-type="float" office:value="2000.91425199" calcext:value-type="float">
            <text:p>2000.91425199</text:p>
          </table:table-cell>
          <table:table-cell office:value-type="float" office:value="2366.31283573" calcext:value-type="float">
            <text:p>2366.31283573</text:p>
          </table:table-cell>
          <table:table-cell office:value-type="float" office:value="3336.41209383" calcext:value-type="float">
            <text:p>3336.41209383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4356.0272102" calcext:value-type="float">
            <text:p>4356.0272102</text:p>
          </table:table-cell>
          <table:table-cell office:value-type="float" office:value="1993.10291987" calcext:value-type="float">
            <text:p>1993.10291987</text:p>
          </table:table-cell>
          <table:table-cell office:value-type="float" office:value="2362.92429032" calcext:value-type="float">
            <text:p>2362.92429032</text:p>
          </table:table-cell>
          <table:table-cell office:value-type="float" office:value="3410.76739378" calcext:value-type="float">
            <text:p>3410.76739378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344.89031476" calcext:value-type="float">
            <text:p>4344.89031476</text:p>
          </table:table-cell>
          <table:table-cell office:value-type="float" office:value="1985.51808528" calcext:value-type="float">
            <text:p>1985.51808528</text:p>
          </table:table-cell>
          <table:table-cell office:value-type="float" office:value="2359.37222948" calcext:value-type="float">
            <text:p>2359.37222948</text:p>
          </table:table-cell>
          <table:table-cell office:value-type="float" office:value="3486.77977639" calcext:value-type="float">
            <text:p>3486.77977639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4333.26428064" calcext:value-type="float">
            <text:p>4333.26428064</text:p>
          </table:table-cell>
          <table:table-cell office:value-type="float" office:value="1976.19912306" calcext:value-type="float">
            <text:p>1976.19912306</text:p>
          </table:table-cell>
          <table:table-cell office:value-type="float" office:value="2357.06515757" calcext:value-type="float">
            <text:p>2357.06515757</text:p>
          </table:table-cell>
          <table:table-cell office:value-type="float" office:value="3564.48617141" calcext:value-type="float">
            <text:p>3564.48617141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4304.41752394" calcext:value-type="float">
            <text:p>4304.41752394</text:p>
          </table:table-cell>
          <table:table-cell office:value-type="float" office:value="1943.06894257" calcext:value-type="float">
            <text:p>1943.06894257</text:p>
          </table:table-cell>
          <table:table-cell office:value-type="float" office:value="2361.34858137" calcext:value-type="float">
            <text:p>2361.34858137</text:p>
          </table:table-cell>
          <table:table-cell office:value-type="float" office:value="3643.92433162" calcext:value-type="float">
            <text:p>3643.92433162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4277.97666643" calcext:value-type="float">
            <text:p>4277.97666643</text:p>
          </table:table-cell>
          <table:table-cell office:value-type="float" office:value="1929.1090025" calcext:value-type="float">
            <text:p>1929.1090025</text:p>
          </table:table-cell>
          <table:table-cell office:value-type="float" office:value="2348.86766393" calcext:value-type="float">
            <text:p>2348.86766393</text:p>
          </table:table-cell>
          <table:table-cell office:value-type="float" office:value="3725.13285115" calcext:value-type="float">
            <text:p>3725.13285115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4256.29173193" calcext:value-type="float">
            <text:p>4256.29173193</text:p>
          </table:table-cell>
          <table:table-cell office:value-type="float" office:value="1915.40466907" calcext:value-type="float">
            <text:p>1915.40466907</text:p>
          </table:table-cell>
          <table:table-cell office:value-type="float" office:value="2340.88706285" calcext:value-type="float">
            <text:p>2340.88706285</text:p>
          </table:table-cell>
          <table:table-cell office:value-type="float" office:value="3808.15118422" calcext:value-type="float">
            <text:p>3808.15118422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4236.01603652" calcext:value-type="float">
            <text:p>4236.01603652</text:p>
          </table:table-cell>
          <table:table-cell office:value-type="float" office:value="1904.46806647" calcext:value-type="float">
            <text:p>1904.46806647</text:p>
          </table:table-cell>
          <table:table-cell office:value-type="float" office:value="2331.54797005" calcext:value-type="float">
            <text:p>2331.54797005</text:p>
          </table:table-cell>
          <table:table-cell office:value-type="float" office:value="3893.01966437" calcext:value-type="float">
            <text:p>3893.01966437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4217.13537111" calcext:value-type="float">
            <text:p>4217.13537111</text:p>
          </table:table-cell>
          <table:table-cell office:value-type="float" office:value="1893.83784818" calcext:value-type="float">
            <text:p>1893.83784818</text:p>
          </table:table-cell>
          <table:table-cell office:value-type="float" office:value="2323.29752294" calcext:value-type="float">
            <text:p>2323.29752294</text:p>
          </table:table-cell>
          <table:table-cell office:value-type="float" office:value="3979.77952398" calcext:value-type="float">
            <text:p>3979.77952398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4194.008082" calcext:value-type="float">
            <text:p>4194.008082</text:p>
          </table:table-cell>
          <table:table-cell office:value-type="float" office:value="1865.22234531" calcext:value-type="float">
            <text:p>1865.22234531</text:p>
          </table:table-cell>
          <table:table-cell office:value-type="float" office:value="2328.78573669" calcext:value-type="float">
            <text:p>2328.78573669</text:p>
          </table:table-cell>
          <table:table-cell office:value-type="float" office:value="4068.47291434" calcext:value-type="float">
            <text:p>4068.47291434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4167.45562776" calcext:value-type="float">
            <text:p>4167.45562776</text:p>
          </table:table-cell>
          <table:table-cell office:value-type="float" office:value="1855.66930759" calcext:value-type="float">
            <text:p>1855.66930759</text:p>
          </table:table-cell>
          <table:table-cell office:value-type="float" office:value="2311.78632017" calcext:value-type="float">
            <text:p>2311.78632017</text:p>
          </table:table-cell>
          <table:table-cell office:value-type="float" office:value="4159.14292612" calcext:value-type="float">
            <text:p>4159.14292612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4144.37782522" calcext:value-type="float">
            <text:p>4144.37782522</text:p>
          </table:table-cell>
          <table:table-cell office:value-type="float" office:value="1842.0292285" calcext:value-type="float">
            <text:p>1842.0292285</text:p>
          </table:table-cell>
          <table:table-cell office:value-type="float" office:value="2302.34859672" calcext:value-type="float">
            <text:p>2302.34859672</text:p>
          </table:table-cell>
          <table:table-cell office:value-type="float" office:value="4251.83361034" calcext:value-type="float">
            <text:p>4251.8336103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122.05832847" calcext:value-type="float">
            <text:p>4122.05832847</text:p>
          </table:table-cell>
          <table:table-cell office:value-type="float" office:value="1832.77797787" calcext:value-type="float">
            <text:p>1832.77797787</text:p>
          </table:table-cell>
          <table:table-cell office:value-type="float" office:value="2289.2803506" calcext:value-type="float">
            <text:p>2289.2803506</text:p>
          </table:table-cell>
          <table:table-cell office:value-type="float" office:value="4346.5899997" calcext:value-type="float">
            <text:p>4346.5899997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4100.92221682" calcext:value-type="float">
            <text:p>4100.92221682</text:p>
          </table:table-cell>
          <table:table-cell office:value-type="float" office:value="1825.52669398" calcext:value-type="float">
            <text:p>1825.52669398</text:p>
          </table:table-cell>
          <table:table-cell office:value-type="float" office:value="2275.39552284" calcext:value-type="float">
            <text:p>2275.39552284</text:p>
          </table:table-cell>
          <table:table-cell office:value-type="float" office:value="4443.45813052" calcext:value-type="float">
            <text:p>4443.45813052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4079.99226886" calcext:value-type="float">
            <text:p>4079.99226886</text:p>
          </table:table-cell>
          <table:table-cell office:value-type="float" office:value="1814.65207527" calcext:value-type="float">
            <text:p>1814.65207527</text:p>
          </table:table-cell>
          <table:table-cell office:value-type="float" office:value="2265.3401936" calcext:value-type="float">
            <text:p>2265.3401936</text:p>
          </table:table-cell>
          <table:table-cell office:value-type="float" office:value="4542.48506509" calcext:value-type="float">
            <text:p>4542.48506509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4048.36100281" calcext:value-type="float">
            <text:p>4048.36100281</text:p>
          </table:table-cell>
          <table:table-cell office:value-type="float" office:value="1789.33071849" calcext:value-type="float">
            <text:p>1789.33071849</text:p>
          </table:table-cell>
          <table:table-cell office:value-type="float" office:value="2259.03028432" calcext:value-type="float">
            <text:p>2259.03028432</text:p>
          </table:table-cell>
          <table:table-cell office:value-type="float" office:value="4643.71891451" calcext:value-type="float">
            <text:p>4643.71891451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4014.80668485" calcext:value-type="float">
            <text:p>4014.80668485</text:p>
          </table:table-cell>
          <table:table-cell office:value-type="float" office:value="1758.53494955" calcext:value-type="float">
            <text:p>1758.53494955</text:p>
          </table:table-cell>
          <table:table-cell office:value-type="float" office:value="2256.2717353" calcext:value-type="float">
            <text:p>2256.2717353</text:p>
          </table:table-cell>
          <table:table-cell office:value-type="float" office:value="4747.20886211" calcext:value-type="float">
            <text:p>4747.20886211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3979.78054926" calcext:value-type="float">
            <text:p>3979.78054926</text:p>
          </table:table-cell>
          <table:table-cell office:value-type="float" office:value="1739.67380071" calcext:value-type="float">
            <text:p>1739.67380071</text:p>
          </table:table-cell>
          <table:table-cell office:value-type="float" office:value="2240.10674855" calcext:value-type="float">
            <text:p>2240.10674855</text:p>
          </table:table-cell>
          <table:table-cell office:value-type="float" office:value="4853.0051873" calcext:value-type="float">
            <text:p>4853.0051873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3933.90141868" calcext:value-type="float">
            <text:p>3933.90141868</text:p>
          </table:table-cell>
          <table:table-cell office:value-type="float" office:value="1689.360328" calcext:value-type="float">
            <text:p>1689.360328</text:p>
          </table:table-cell>
          <table:table-cell office:value-type="float" office:value="2244.54109067" calcext:value-type="float">
            <text:p>2244.54109067</text:p>
          </table:table-cell>
          <table:table-cell office:value-type="float" office:value="4961.15929004" calcext:value-type="float">
            <text:p>4961.15929004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3771.19350644" calcext:value-type="float">
            <text:p>3771.19350644</text:p>
          </table:table-cell>
          <table:table-cell office:value-type="float" office:value="1748.42045453" calcext:value-type="float">
            <text:p>1748.42045453</text:p>
          </table:table-cell>
          <table:table-cell office:value-type="float" office:value="2022.77305191" calcext:value-type="float">
            <text:p>2022.77305191</text:p>
          </table:table-cell>
          <table:table-cell office:value-type="float" office:value="5071.72371575" calcext:value-type="float">
            <text:p>5071.72371575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3629.18163675" calcext:value-type="float">
            <text:p>3629.18163675</text:p>
          </table:table-cell>
          <table:table-cell office:value-type="float" office:value="1693.08285799" calcext:value-type="float">
            <text:p>1693.08285799</text:p>
          </table:table-cell>
          <table:table-cell office:value-type="float" office:value="1936.09877877" calcext:value-type="float">
            <text:p>1936.09877877</text:p>
          </table:table-cell>
          <table:table-cell office:value-type="float" office:value="5184.75218092" calcext:value-type="float">
            <text:p>5184.75218092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3533.84100511" calcext:value-type="float">
            <text:p>3533.84100511</text:p>
          </table:table-cell>
          <table:table-cell office:value-type="float" office:value="1653.55675357" calcext:value-type="float">
            <text:p>1653.55675357</text:p>
          </table:table-cell>
          <table:table-cell office:value-type="float" office:value="1880.28425154" calcext:value-type="float">
            <text:p>1880.28425154</text:p>
          </table:table-cell>
          <table:table-cell office:value-type="float" office:value="5300.29959914" calcext:value-type="float">
            <text:p>5300.2995991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7276.49413907" calcext:value-type="float">
            <text:p>7276.49413907</text:p>
          </table:table-cell>
          <table:table-cell office:value-type="float" office:value="3409.59719257" calcext:value-type="float">
            <text:p>3409.59719257</text:p>
          </table:table-cell>
          <table:table-cell office:value-type="float" office:value="3866.8969465" calcext:value-type="float">
            <text:p>3866.8969465</text:p>
          </table:table-cell>
          <table:table-cell office:value-type="float" office:value="5418.42210782" calcext:value-type="float">
            <text:p>5418.422107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22:11:04.700201637</dc:date>
    <meta:editing-duration>PT4M22S</meta:editing-duration>
    <meta:editing-cycles>1</meta:editing-cycles>
    <meta:document-statistic meta:table-count="1" meta:cell-count="125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title svg:x="2.571cm" svg:y="0.316cm" chart:style-name="ch2">
          <text:p>50% Impedance Mismatch m=0.5 n=0.55 tau=eps=0.5</text:p>
        </chart:title>
        <chart:subtitle svg:x="6.354cm" svg:y="1.275cm" chart:style-name="ch3">
          <text:p>Right-Going Wave</text:p>
        </chart:subtitle>
        <chart:legend chart:legend-position="end" svg:x="11.771cm" svg:y="3.456cm" style:legend-expansion="high" chart:style-name="ch4"/>
        <chart:plot-area chart:style-name="ch5" table:cell-range-address="EnergyVals.A1:EnergyVals.E251" chart:data-source-has-labels="both" svg:x="1.33cm" svg:y="2.138cm" svg:width="10.122cm" svg:height="5.706cm">
          <chartooo:coordinate-region svg:x="2.322cm" svg:y="2.291cm" svg:width="9.13cm" svg:height="4.508cm"/>
          <chart:axis chart:dimension="x" chart:name="primary-x" chart:style-name="ch6" chartooo:axis-type="auto">
            <chartooo:date-scale/>
            <chart:title svg:x="5.99cm" svg:y="8.024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4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6">
                <text:p>11.7028555056</text:p>
                <draw:g>
                  <svg:desc>EnergyVals.B1:EnergyVals.B251</svg:desc>
                </draw:g>
              </table:table-cell>
              <table:table-cell office:value-type="float" office:value="0.0000000000703718139108">
                <text:p>0.0000000000703718139108</text:p>
                <draw:g>
                  <svg:desc>EnergyVals.C1:EnergyVals.C251</svg:desc>
                </draw:g>
              </table:table-cell>
              <table:table-cell office:value-type="float" office:value="11.7028555056">
                <text:p>11.7028555056</text:p>
                <draw:g>
                  <svg:desc>EnergyVals.D1:EnergyVals.D251</svg:desc>
                </draw:g>
              </table:table-cell>
              <table:table-cell office:value-type="float" office:value="21.916383037">
                <text:p>21.916383037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324302">
                <text:p>11.7028324302</text:p>
              </table:table-cell>
              <table:table-cell office:value-type="float" office:value="0.00112212036856">
                <text:p>0.00112212036856</text:p>
              </table:table-cell>
              <table:table-cell office:value-type="float" office:value="11.7017103098">
                <text:p>11.7017103098</text:p>
              </table:table-cell>
              <table:table-cell office:value-type="float" office:value="22.4048116809">
                <text:p>22.4048116809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7763961">
                <text:p>11.7027763961</text:p>
              </table:table-cell>
              <table:table-cell office:value-type="float" office:value="0.00804629907881">
                <text:p>0.00804629907881</text:p>
              </table:table-cell>
              <table:table-cell office:value-type="float" office:value="11.694730097">
                <text:p>11.694730097</text:p>
              </table:table-cell>
              <table:table-cell office:value-type="float" office:value="22.9041254485">
                <text:p>22.9041254485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7040015">
                <text:p>11.7027040015</text:p>
              </table:table-cell>
              <table:table-cell office:value-type="float" office:value="0.02422716708">
                <text:p>0.02422716708</text:p>
              </table:table-cell>
              <table:table-cell office:value-type="float" office:value="11.6784768344">
                <text:p>11.6784768344</text:p>
              </table:table-cell>
              <table:table-cell office:value-type="float" office:value="23.4145669257">
                <text:p>23.414566925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6279689">
                <text:p>11.7026279689</text:p>
              </table:table-cell>
              <table:table-cell office:value-type="float" office:value="0.0510568705835">
                <text:p>0.0510568705835</text:p>
              </table:table-cell>
              <table:table-cell office:value-type="float" office:value="11.6515710983">
                <text:p>11.6515710983</text:p>
              </table:table-cell>
              <table:table-cell office:value-type="float" office:value="23.9363841047">
                <text:p>23.9363841047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5576697">
                <text:p>11.7025576697</text:p>
              </table:table-cell>
              <table:table-cell office:value-type="float" office:value="0.0883677508926">
                <text:p>0.0883677508926</text:p>
              </table:table-cell>
              <table:table-cell office:value-type="float" office:value="11.6141899188">
                <text:p>11.6141899188</text:p>
              </table:table-cell>
              <table:table-cell office:value-type="float" office:value="24.4698305046">
                <text:p>24.4698305046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4995936">
                <text:p>11.7024995936</text:p>
              </table:table-cell>
              <table:table-cell office:value-type="float" office:value="0.134870680902">
                <text:p>0.134870680902</text:p>
              </table:table-cell>
              <table:table-cell office:value-type="float" office:value="11.5676289127">
                <text:p>11.5676289127</text:p>
              </table:table-cell>
              <table:table-cell office:value-type="float" office:value="25.0151652941">
                <text:p>25.015165294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4577461">
                <text:p>11.7024577461</text:p>
              </table:table-cell>
              <table:table-cell office:value-type="float" office:value="0.188532684319">
                <text:p>0.188532684319</text:p>
              </table:table-cell>
              <table:table-cell office:value-type="float" office:value="11.5139250618">
                <text:p>11.5139250618</text:p>
              </table:table-cell>
              <table:table-cell office:value-type="float" office:value="25.5726534179">
                <text:p>25.5726534179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4340834">
                <text:p>11.7024340834</text:p>
              </table:table-cell>
              <table:table-cell office:value-type="float" office:value="0.246897443503">
                <text:p>0.246897443503</text:p>
              </table:table-cell>
              <table:table-cell office:value-type="float" office:value="11.4555366399">
                <text:p>11.4555366399</text:p>
              </table:table-cell>
              <table:table-cell office:value-type="float" office:value="26.1425657255">
                <text:p>26.1425657255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4288489">
                <text:p>11.7024288489</text:p>
              </table:table-cell>
              <table:table-cell office:value-type="float" office:value="0.307352277198">
                <text:p>0.307352277198</text:p>
              </table:table-cell>
              <table:table-cell office:value-type="float" office:value="11.3950765717">
                <text:p>11.3950765717</text:p>
              </table:table-cell>
              <table:table-cell office:value-type="float" office:value="26.7251791022">
                <text:p>26.725179102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4409361">
                <text:p>11.7024409361</text:p>
              </table:table-cell>
              <table:table-cell office:value-type="float" office:value="0.367345237684">
                <text:p>0.367345237684</text:p>
              </table:table-cell>
              <table:table-cell office:value-type="float" office:value="11.3350956984">
                <text:p>11.3350956984</text:p>
              </table:table-cell>
              <table:table-cell office:value-type="float" office:value="27.320776604">
                <text:p>27.320776604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4681907">
                <text:p>11.7024681907</text:p>
              </table:table-cell>
              <table:table-cell office:value-type="float" office:value="0.424555898499">
                <text:p>0.424555898499</text:p>
              </table:table-cell>
              <table:table-cell office:value-type="float" office:value="11.2779122922">
                <text:p>11.2779122922</text:p>
              </table:table-cell>
              <table:table-cell office:value-type="float" office:value="27.9296475954">
                <text:p>27.9296475954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5076941">
                <text:p>11.7025076941</text:p>
              </table:table-cell>
              <table:table-cell office:value-type="float" office:value="0.477023456602">
                <text:p>0.477023456602</text:p>
              </table:table-cell>
              <table:table-cell office:value-type="float" office:value="11.2254842375">
                <text:p>11.2254842375</text:p>
              </table:table-cell>
              <table:table-cell office:value-type="float" office:value="28.5520878894">
                <text:p>28.5520878894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5560523">
                <text:p>11.7025560523</text:p>
              </table:table-cell>
              <table:table-cell office:value-type="float" office:value="0.523235762936">
                <text:p>0.523235762936</text:p>
              </table:table-cell>
              <table:table-cell office:value-type="float" office:value="11.1793202893">
                <text:p>11.1793202893</text:p>
              </table:table-cell>
              <table:table-cell office:value-type="float" office:value="29.1883998914">
                <text:p>29.1883998914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60962">
                <text:p>11.70260962</text:p>
              </table:table-cell>
              <table:table-cell office:value-type="float" office:value="0.5621828464">
                <text:p>0.5621828464</text:p>
              </table:table-cell>
              <table:table-cell office:value-type="float" office:value="11.1404267736">
                <text:p>11.1404267736</text:p>
              </table:table-cell>
              <table:table-cell office:value-type="float" office:value="29.8388927466">
                <text:p>29.838892746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66467">
                <text:p>11.70266467</text:p>
              </table:table-cell>
              <table:table-cell office:value-type="float" office:value="0.593378646652">
                <text:p>0.593378646652</text:p>
              </table:table-cell>
              <table:table-cell office:value-type="float" office:value="11.1092860234">
                <text:p>11.1092860234</text:p>
              </table:table-cell>
              <table:table-cell office:value-type="float" office:value="30.5038824894">
                <text:p>30.5038824894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7176747">
                <text:p>11.7027176747</text:p>
              </table:table-cell>
              <table:table-cell office:value-type="float" office:value="0.616854333045">
                <text:p>0.616854333045</text:p>
              </table:table-cell>
              <table:table-cell office:value-type="float" office:value="11.0858633416">
                <text:p>11.0858633416</text:p>
              </table:table-cell>
              <table:table-cell office:value-type="float" office:value="31.1836921977">
                <text:p>31.1836921977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7653677">
                <text:p>11.7027653677</text:p>
              </table:table-cell>
              <table:table-cell office:value-type="float" office:value="0.633127192163">
                <text:p>0.633127192163</text:p>
              </table:table-cell>
              <table:table-cell office:value-type="float" office:value="11.0696381756">
                <text:p>11.0696381756</text:p>
              </table:table-cell>
              <table:table-cell office:value-type="float" office:value="31.8786521492">
                <text:p>31.8786521492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8049305">
                <text:p>11.7028049305</text:p>
              </table:table-cell>
              <table:table-cell office:value-type="float" office:value="0.643148233608">
                <text:p>0.643148233608</text:p>
              </table:table-cell>
              <table:table-cell office:value-type="float" office:value="11.0596566969">
                <text:p>11.0596566969</text:p>
              </table:table-cell>
              <table:table-cell office:value-type="float" office:value="32.5890999823">
                <text:p>32.5890999823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341048">
                <text:p>11.7028341048</text:p>
              </table:table-cell>
              <table:table-cell office:value-type="float" office:value="0.648232541666">
                <text:p>0.648232541666</text:p>
              </table:table-cell>
              <table:table-cell office:value-type="float" office:value="11.0546015631">
                <text:p>11.0546015631</text:p>
              </table:table-cell>
              <table:table-cell office:value-type="float" office:value="33.3153808601">
                <text:p>33.315380860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12468">
                <text:p>11.7028512468</text:p>
              </table:table-cell>
              <table:table-cell office:value-type="float" office:value="0.649975675852">
                <text:p>0.649975675852</text:p>
              </table:table-cell>
              <table:table-cell office:value-type="float" office:value="11.0528755709">
                <text:p>11.0528755709</text:p>
              </table:table-cell>
              <table:table-cell office:value-type="float" office:value="34.0578476379">
                <text:p>34.0578476379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3994">
                <text:p>11.7028553994</text:p>
              </table:table-cell>
              <table:table-cell office:value-type="float" office:value="0.650159939491">
                <text:p>0.650159939491</text:p>
              </table:table-cell>
              <table:table-cell office:value-type="float" office:value="11.0526954599">
                <text:p>11.0526954599</text:p>
              </table:table-cell>
              <table:table-cell office:value-type="float" office:value="34.8168610348">
                <text:p>34.8168610348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463439">
                <text:p>11.7028463439</text:p>
              </table:table-cell>
              <table:table-cell office:value-type="float" office:value="0.650653868188">
                <text:p>0.650653868188</text:p>
              </table:table-cell>
              <table:table-cell office:value-type="float" office:value="11.0521924757">
                <text:p>11.0521924757</text:p>
              </table:table-cell>
              <table:table-cell office:value-type="float" office:value="35.5927898088">
                <text:p>35.5927898088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369064">
                <text:p>11.7028369064</text:p>
              </table:table-cell>
              <table:table-cell office:value-type="float" office:value="0.653332410848">
                <text:p>0.653332410848</text:p>
              </table:table-cell>
              <table:table-cell office:value-type="float" office:value="11.0495044955">
                <text:p>11.0495044955</text:p>
              </table:table-cell>
              <table:table-cell office:value-type="float" office:value="36.3860109361">
                <text:p>36.386010936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30258729">
                <text:p>11.7030258729</text:p>
              </table:table-cell>
              <table:table-cell office:value-type="float" office:value="0.661889403303">
                <text:p>0.661889403303</text:p>
              </table:table-cell>
              <table:table-cell office:value-type="float" office:value="11.0411364696">
                <text:p>11.0411364696</text:p>
              </table:table-cell>
              <table:table-cell office:value-type="float" office:value="37.1969097942">
                <text:p>37.1969097942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33900229">
                <text:p>11.7033900229</text:p>
              </table:table-cell>
              <table:table-cell office:value-type="float" office:value="0.682084514357">
                <text:p>0.682084514357</text:p>
              </table:table-cell>
              <table:table-cell office:value-type="float" office:value="11.0213055085">
                <text:p>11.0213055085</text:p>
              </table:table-cell>
              <table:table-cell office:value-type="float" office:value="38.0258803491">
                <text:p>38.0258803491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1.7038303886">
                <text:p>11.7038303886</text:p>
              </table:table-cell>
              <table:table-cell office:value-type="float" office:value="0.717629179227">
                <text:p>0.717629179227</text:p>
              </table:table-cell>
              <table:table-cell office:value-type="float" office:value="10.9862012093">
                <text:p>10.9862012093</text:p>
              </table:table-cell>
              <table:table-cell office:value-type="float" office:value="38.8733253468">
                <text:p>38.8733253468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1.7042725571">
                <text:p>11.7042725571</text:p>
              </table:table-cell>
              <table:table-cell office:value-type="float" office:value="0.770144146756">
                <text:p>0.770144146756</text:p>
              </table:table-cell>
              <table:table-cell office:value-type="float" office:value="10.9341284104">
                <text:p>10.9341284104</text:p>
              </table:table-cell>
              <table:table-cell office:value-type="float" office:value="39.7396565088">
                <text:p>39.7396565088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8.9526650273">
                <text:p>18.9526650273</text:p>
              </table:table-cell>
              <table:table-cell office:value-type="float" office:value="3.69746429307">
                <text:p>3.69746429307</text:p>
              </table:table-cell>
              <table:table-cell office:value-type="float" office:value="15.2552007342">
                <text:p>15.2552007342</text:p>
              </table:table-cell>
              <table:table-cell office:value-type="float" office:value="40.6252947323">
                <text:p>40.6252947323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8.9515200973">
                <text:p>18.9515200973</text:p>
              </table:table-cell>
              <table:table-cell office:value-type="float" office:value="4.04840126152">
                <text:p>4.04840126152</text:p>
              </table:table-cell>
              <table:table-cell office:value-type="float" office:value="14.9031188358">
                <text:p>14.9031188358</text:p>
              </table:table-cell>
              <table:table-cell office:value-type="float" office:value="41.5306702945">
                <text:p>41.530670294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8.9508480779">
                <text:p>18.9508480779</text:p>
              </table:table-cell>
              <table:table-cell office:value-type="float" office:value="4.40227135532">
                <text:p>4.40227135532</text:p>
              </table:table-cell>
              <table:table-cell office:value-type="float" office:value="14.5485767226">
                <text:p>14.5485767226</text:p>
              </table:table-cell>
              <table:table-cell office:value-type="float" office:value="42.456223062">
                <text:p>42.456223062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8.9489350518">
                <text:p>18.9489350518</text:p>
              </table:table-cell>
              <table:table-cell office:value-type="float" office:value="4.72759125571">
                <text:p>4.72759125571</text:p>
              </table:table-cell>
              <table:table-cell office:value-type="float" office:value="14.2213437961">
                <text:p>14.2213437961</text:p>
              </table:table-cell>
              <table:table-cell office:value-type="float" office:value="43.402402704">
                <text:p>43.402402704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8.9456789527">
                <text:p>18.9456789527</text:p>
              </table:table-cell>
              <table:table-cell office:value-type="float" office:value="5.01162435062">
                <text:p>5.01162435062</text:p>
              </table:table-cell>
              <table:table-cell office:value-type="float" office:value="13.9340546021">
                <text:p>13.9340546021</text:p>
              </table:table-cell>
              <table:table-cell office:value-type="float" office:value="44.3696689111">
                <text:p>44.369668911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8.9414085888">
                <text:p>18.9414085888</text:p>
              </table:table-cell>
              <table:table-cell office:value-type="float" office:value="5.22183644268">
                <text:p>5.22183644268</text:p>
              </table:table-cell>
              <table:table-cell office:value-type="float" office:value="13.7195721461">
                <text:p>13.7195721461</text:p>
              </table:table-cell>
              <table:table-cell office:value-type="float" office:value="45.3584916188">
                <text:p>45.3584916188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8.9371515718">
                <text:p>18.9371515718</text:p>
              </table:table-cell>
              <table:table-cell office:value-type="float" office:value="5.34109048288">
                <text:p>5.34109048288</text:p>
              </table:table-cell>
              <table:table-cell office:value-type="float" office:value="13.5960610889">
                <text:p>13.5960610889</text:p>
              </table:table-cell>
              <table:table-cell office:value-type="float" office:value="46.3693512352">
                <text:p>46.3693512352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8.9347449762">
                <text:p>18.9347449762</text:p>
              </table:table-cell>
              <table:table-cell office:value-type="float" office:value="5.38286107842">
                <text:p>5.38286107842</text:p>
              </table:table-cell>
              <table:table-cell office:value-type="float" office:value="13.5518838978">
                <text:p>13.5518838978</text:p>
              </table:table-cell>
              <table:table-cell office:value-type="float" office:value="47.4027388752">
                <text:p>47.4027388752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8.934239621">
                <text:p>18.934239621</text:p>
              </table:table-cell>
              <table:table-cell office:value-type="float" office:value="5.39901492577">
                <text:p>5.39901492577</text:p>
              </table:table-cell>
              <table:table-cell office:value-type="float" office:value="13.5352246953">
                <text:p>13.5352246953</text:p>
              </table:table-cell>
              <table:table-cell office:value-type="float" office:value="48.4591565983">
                <text:p>48.4591565983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8.9336151434">
                <text:p>18.9336151434</text:p>
              </table:table-cell>
              <table:table-cell office:value-type="float" office:value="5.40993096512">
                <text:p>5.40993096512</text:p>
              </table:table-cell>
              <table:table-cell office:value-type="float" office:value="13.5236841783">
                <text:p>13.5236841783</text:p>
              </table:table-cell>
              <table:table-cell office:value-type="float" office:value="49.5391176531">
                <text:p>49.5391176531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8.9330165899">
                <text:p>18.9330165899</text:p>
              </table:table-cell>
              <table:table-cell office:value-type="float" office:value="5.41341787728">
                <text:p>5.41341787728</text:p>
              </table:table-cell>
              <table:table-cell office:value-type="float" office:value="13.5195987126">
                <text:p>13.5195987126</text:p>
              </table:table-cell>
              <table:table-cell office:value-type="float" office:value="50.6431467264">
                <text:p>50.6431467264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8.9324475991">
                <text:p>18.9324475991</text:p>
              </table:table-cell>
              <table:table-cell office:value-type="float" office:value="5.41029314927">
                <text:p>5.41029314927</text:p>
              </table:table-cell>
              <table:table-cell office:value-type="float" office:value="13.5221544498">
                <text:p>13.5221544498</text:p>
              </table:table-cell>
              <table:table-cell office:value-type="float" office:value="51.7717801983">
                <text:p>51.771780198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8.9319103118">
                <text:p>18.9319103118</text:p>
              </table:table-cell>
              <table:table-cell office:value-type="float" office:value="5.40305763036">
                <text:p>5.40305763036</text:p>
              </table:table-cell>
              <table:table-cell office:value-type="float" office:value="13.5288526814">
                <text:p>13.5288526814</text:p>
              </table:table-cell>
              <table:table-cell office:value-type="float" office:value="52.9255664025">
                <text:p>52.9255664025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8.9314149739">
                <text:p>18.9314149739</text:p>
              </table:table-cell>
              <table:table-cell office:value-type="float" office:value="5.39461156961">
                <text:p>5.39461156961</text:p>
              </table:table-cell>
              <table:table-cell office:value-type="float" office:value="13.5368034043">
                <text:p>13.5368034043</text:p>
              </table:table-cell>
              <table:table-cell office:value-type="float" office:value="54.105065893">
                <text:p>54.105065893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8.9309790694">
                <text:p>18.9309790694</text:p>
              </table:table-cell>
              <table:table-cell office:value-type="float" office:value="5.38741573379">
                <text:p>5.38741573379</text:p>
              </table:table-cell>
              <table:table-cell office:value-type="float" office:value="13.5435633356">
                <text:p>13.5435633356</text:p>
              </table:table-cell>
              <table:table-cell office:value-type="float" office:value="55.3108517163">
                <text:p>55.3108517163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8.9306436685">
                <text:p>18.9306436685</text:p>
              </table:table-cell>
              <table:table-cell office:value-type="float" office:value="5.3851796536">
                <text:p>5.3851796536</text:p>
              </table:table-cell>
              <table:table-cell office:value-type="float" office:value="13.5454640149">
                <text:p>13.5454640149</text:p>
              </table:table-cell>
              <table:table-cell office:value-type="float" office:value="56.5435096896">
                <text:p>56.543509689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8.9303018193">
                <text:p>18.9303018193</text:p>
              </table:table-cell>
              <table:table-cell office:value-type="float" office:value="5.39416174568">
                <text:p>5.39416174568</text:p>
              </table:table-cell>
              <table:table-cell office:value-type="float" office:value="13.5361400736">
                <text:p>13.5361400736</text:p>
              </table:table-cell>
              <table:table-cell office:value-type="float" office:value="57.8036386859">
                <text:p>57.803638685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8.929917829">
                <text:p>18.929917829</text:p>
              </table:table-cell>
              <table:table-cell office:value-type="float" office:value="5.40239560117">
                <text:p>5.40239560117</text:p>
              </table:table-cell>
              <table:table-cell office:value-type="float" office:value="13.5275222278">
                <text:p>13.5275222278</text:p>
              </table:table-cell>
              <table:table-cell office:value-type="float" office:value="59.0918509246">
                <text:p>59.0918509246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8.929516509">
                <text:p>18.929516509</text:p>
              </table:table-cell>
              <table:table-cell office:value-type="float" office:value="5.40064654346">
                <text:p>5.40064654346</text:p>
              </table:table-cell>
              <table:table-cell office:value-type="float" office:value="13.5288699655">
                <text:p>13.5288699655</text:p>
              </table:table-cell>
              <table:table-cell office:value-type="float" office:value="60.408772269">
                <text:p>60.408772269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8.929117914">
                <text:p>18.929117914</text:p>
              </table:table-cell>
              <table:table-cell office:value-type="float" office:value="5.3844811916">
                <text:p>5.3844811916</text:p>
              </table:table-cell>
              <table:table-cell office:value-type="float" office:value="13.5446367224">
                <text:p>13.5446367224</text:p>
              </table:table-cell>
              <table:table-cell office:value-type="float" office:value="61.7550425303">
                <text:p>61.7550425303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8.9289847707">
                <text:p>18.9289847707</text:p>
              </table:table-cell>
              <table:table-cell office:value-type="float" office:value="5.35399414695">
                <text:p>5.35399414695</text:p>
              </table:table-cell>
              <table:table-cell office:value-type="float" office:value="13.5749906237">
                <text:p>13.5749906237</text:p>
              </table:table-cell>
              <table:table-cell office:value-type="float" office:value="63.1313157788">
                <text:p>63.1313157788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8.9309302757">
                <text:p>18.9309302757</text:p>
              </table:table-cell>
              <table:table-cell office:value-type="float" office:value="5.33473370848">
                <text:p>5.33473370848</text:p>
              </table:table-cell>
              <table:table-cell office:value-type="float" office:value="13.5961965673">
                <text:p>13.5961965673</text:p>
              </table:table-cell>
              <table:table-cell office:value-type="float" office:value="64.5382606612">
                <text:p>64.538260661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3.1705613978">
                <text:p>33.1705613978</text:p>
              </table:table-cell>
              <table:table-cell office:value-type="float" office:value="9.76083876651">
                <text:p>9.76083876651</text:p>
              </table:table-cell>
              <table:table-cell office:value-type="float" office:value="23.4097226313">
                <text:p>23.4097226313</text:p>
              </table:table-cell>
              <table:table-cell office:value-type="float" office:value="65.9765607256">
                <text:p>65.9765607256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33.153923317">
                <text:p>33.153923317</text:p>
              </table:table-cell>
              <table:table-cell office:value-type="float" office:value="9.87001716291">
                <text:p>9.87001716291</text:p>
              </table:table-cell>
              <table:table-cell office:value-type="float" office:value="23.2839061541">
                <text:p>23.2839061541</text:p>
              </table:table-cell>
              <table:table-cell office:value-type="float" office:value="67.446914754">
                <text:p>67.446914754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33.1493229255">
                <text:p>33.1493229255</text:p>
              </table:table-cell>
              <table:table-cell office:value-type="float" office:value="9.94169183725">
                <text:p>9.94169183725</text:p>
              </table:table-cell>
              <table:table-cell office:value-type="float" office:value="23.2076310882">
                <text:p>23.2076310882</text:p>
              </table:table-cell>
              <table:table-cell office:value-type="float" office:value="68.950037101">
                <text:p>68.950037101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33.1463533441">
                <text:p>33.1463533441</text:p>
              </table:table-cell>
              <table:table-cell office:value-type="float" office:value="9.96972392817">
                <text:p>9.96972392817</text:p>
              </table:table-cell>
              <table:table-cell office:value-type="float" office:value="23.1766294159">
                <text:p>23.1766294159</text:p>
              </table:table-cell>
              <table:table-cell office:value-type="float" office:value="70.4866580417">
                <text:p>70.4866580417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33.1449315311">
                <text:p>33.1449315311</text:p>
              </table:table-cell>
              <table:table-cell office:value-type="float" office:value="9.94829457349">
                <text:p>9.94829457349</text:p>
              </table:table-cell>
              <table:table-cell office:value-type="float" office:value="23.1966369576">
                <text:p>23.1966369576</text:p>
              </table:table-cell>
              <table:table-cell office:value-type="float" office:value="72.0575241258">
                <text:p>72.0575241258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33.1435225315">
                <text:p>33.1435225315</text:p>
              </table:table-cell>
              <table:table-cell office:value-type="float" office:value="9.89497053326">
                <text:p>9.89497053326</text:p>
              </table:table-cell>
              <table:table-cell office:value-type="float" office:value="23.2485519982">
                <text:p>23.2485519982</text:p>
              </table:table-cell>
              <table:table-cell office:value-type="float" office:value="73.663398541">
                <text:p>73.663398541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33.1420013866">
                <text:p>33.1420013866</text:p>
              </table:table-cell>
              <table:table-cell office:value-type="float" office:value="9.83890890172">
                <text:p>9.83890890172</text:p>
              </table:table-cell>
              <table:table-cell office:value-type="float" office:value="23.3030924849">
                <text:p>23.3030924849</text:p>
              </table:table-cell>
              <table:table-cell office:value-type="float" office:value="75.305061483">
                <text:p>75.305061483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33.1403169818">
                <text:p>33.1403169818</text:p>
              </table:table-cell>
              <table:table-cell office:value-type="float" office:value="9.78744635717">
                <text:p>9.78744635717</text:p>
              </table:table-cell>
              <table:table-cell office:value-type="float" office:value="23.3528706246">
                <text:p>23.3528706246</text:p>
              </table:table-cell>
              <table:table-cell office:value-type="float" office:value="76.9833105352">
                <text:p>76.9833105352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33.1385970891">
                <text:p>33.1385970891</text:p>
              </table:table-cell>
              <table:table-cell office:value-type="float" office:value="9.75442909121">
                <text:p>9.75442909121</text:p>
              </table:table-cell>
              <table:table-cell office:value-type="float" office:value="23.3841679979">
                <text:p>23.3841679979</text:p>
              </table:table-cell>
              <table:table-cell office:value-type="float" office:value="78.6989610558">
                <text:p>78.6989610558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33.1373590165">
                <text:p>33.1373590165</text:p>
              </table:table-cell>
              <table:table-cell office:value-type="float" office:value="9.70564189338">
                <text:p>9.70564189338</text:p>
              </table:table-cell>
              <table:table-cell office:value-type="float" office:value="23.4317171232">
                <text:p>23.4317171232</text:p>
              </table:table-cell>
              <table:table-cell office:value-type="float" office:value="80.4528465743">
                <text:p>80.4528465743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33.1362844553">
                <text:p>33.1362844553</text:p>
              </table:table-cell>
              <table:table-cell office:value-type="float" office:value="9.57229755439">
                <text:p>9.57229755439</text:p>
              </table:table-cell>
              <table:table-cell office:value-type="float" office:value="23.5639869009">
                <text:p>23.5639869009</text:p>
              </table:table-cell>
              <table:table-cell office:value-type="float" office:value="82.2458191959">
                <text:p>82.2458191959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33.1652336157">
                <text:p>33.1652336157</text:p>
              </table:table-cell>
              <table:table-cell office:value-type="float" office:value="9.74412791776">
                <text:p>9.74412791776</text:p>
              </table:table-cell>
              <table:table-cell office:value-type="float" office:value="23.4211056979">
                <text:p>23.4211056979</text:p>
              </table:table-cell>
              <table:table-cell office:value-type="float" office:value="84.0787500161">
                <text:p>84.0787500161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33.164096876">
                <text:p>33.164096876</text:p>
              </table:table-cell>
              <table:table-cell office:value-type="float" office:value="10.2697431534">
                <text:p>10.2697431534</text:p>
              </table:table-cell>
              <table:table-cell office:value-type="float" office:value="22.8943537226">
                <text:p>22.8943537226</text:p>
              </table:table-cell>
              <table:table-cell office:value-type="float" office:value="85.9525295436">
                <text:p>85.9525295436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33.1615000501">
                <text:p>33.1615000501</text:p>
              </table:table-cell>
              <table:table-cell office:value-type="float" office:value="10.8740215437">
                <text:p>10.8740215437</text:p>
              </table:table-cell>
              <table:table-cell office:value-type="float" office:value="22.2874785064">
                <text:p>22.2874785064</text:p>
              </table:table-cell>
              <table:table-cell office:value-type="float" office:value="87.8680681329">
                <text:p>87.8680681329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33.1342788646">
                <text:p>33.1342788646</text:p>
              </table:table-cell>
              <table:table-cell office:value-type="float" office:value="11.1909985907">
                <text:p>11.1909985907</text:p>
              </table:table-cell>
              <table:table-cell office:value-type="float" office:value="21.943280274">
                <text:p>21.943280274</text:p>
              </table:table-cell>
              <table:table-cell office:value-type="float" office:value="89.8262964267">
                <text:p>89.8262964267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33.1234813153">
                <text:p>33.1234813153</text:p>
              </table:table-cell>
              <table:table-cell office:value-type="float" office:value="11.218589962">
                <text:p>11.218589962</text:p>
              </table:table-cell>
              <table:table-cell office:value-type="float" office:value="21.9048913533">
                <text:p>21.9048913533</text:p>
              </table:table-cell>
              <table:table-cell office:value-type="float" office:value="91.828165808">
                <text:p>91.828165808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33.1211520239">
                <text:p>33.1211520239</text:p>
              </table:table-cell>
              <table:table-cell office:value-type="float" office:value="11.2686787266">
                <text:p>11.2686787266</text:p>
              </table:table-cell>
              <table:table-cell office:value-type="float" office:value="21.8524732973">
                <text:p>21.8524732973</text:p>
              </table:table-cell>
              <table:table-cell office:value-type="float" office:value="93.8746488624">
                <text:p>93.8746488624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33.1190906623">
                <text:p>33.1190906623</text:p>
              </table:table-cell>
              <table:table-cell office:value-type="float" office:value="11.3163699016">
                <text:p>11.3163699016</text:p>
              </table:table-cell>
              <table:table-cell office:value-type="float" office:value="21.8027207606">
                <text:p>21.8027207606</text:p>
              </table:table-cell>
              <table:table-cell office:value-type="float" office:value="95.9667398504">
                <text:p>95.9667398504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33.1174089619">
                <text:p>33.1174089619</text:p>
              </table:table-cell>
              <table:table-cell office:value-type="float" office:value="11.3524931822">
                <text:p>11.3524931822</text:p>
              </table:table-cell>
              <table:table-cell office:value-type="float" office:value="21.7649157796">
                <text:p>21.7649157796</text:p>
              </table:table-cell>
              <table:table-cell office:value-type="float" office:value="98.1054551907">
                <text:p>98.1054551907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33.1164674932">
                <text:p>33.1164674932</text:p>
              </table:table-cell>
              <table:table-cell office:value-type="float" office:value="11.3822297539">
                <text:p>11.3822297539</text:p>
              </table:table-cell>
              <table:table-cell office:value-type="float" office:value="21.7342377393">
                <text:p>21.7342377393</text:p>
              </table:table-cell>
              <table:table-cell office:value-type="float" office:value="100.291833954">
                <text:p>100.29183395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3.1155495421">
                <text:p>33.1155495421</text:p>
              </table:table-cell>
              <table:table-cell office:value-type="float" office:value="11.3609876725">
                <text:p>11.3609876725</text:p>
              </table:table-cell>
              <table:table-cell office:value-type="float" office:value="21.7545618696">
                <text:p>21.7545618696</text:p>
              </table:table-cell>
              <table:table-cell office:value-type="float" office:value="102.526938367">
                <text:p>102.526938367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33.114193659">
                <text:p>33.114193659</text:p>
              </table:table-cell>
              <table:table-cell office:value-type="float" office:value="11.2033475839">
                <text:p>11.2033475839</text:p>
              </table:table-cell>
              <table:table-cell office:value-type="float" office:value="21.9108460751">
                <text:p>21.9108460751</text:p>
              </table:table-cell>
              <table:table-cell office:value-type="float" office:value="104.811854331">
                <text:p>104.811854331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33.1181221519">
                <text:p>33.1181221519</text:p>
              </table:table-cell>
              <table:table-cell office:value-type="float" office:value="10.9300758348">
                <text:p>10.9300758348</text:p>
              </table:table-cell>
              <table:table-cell office:value-type="float" office:value="22.1880463171">
                <text:p>22.1880463171</text:p>
              </table:table-cell>
              <table:table-cell office:value-type="float" office:value="107.147691946">
                <text:p>107.147691946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33.111103175">
                <text:p>33.111103175</text:p>
              </table:table-cell>
              <table:table-cell office:value-type="float" office:value="10.8276184528">
                <text:p>10.8276184528</text:p>
              </table:table-cell>
              <table:table-cell office:value-type="float" office:value="22.2834847222">
                <text:p>22.2834847222</text:p>
              </table:table-cell>
              <table:table-cell office:value-type="float" office:value="109.535586052">
                <text:p>109.535586052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33.1051990408">
                <text:p>33.1051990408</text:p>
              </table:table-cell>
              <table:table-cell office:value-type="float" office:value="10.8654937856">
                <text:p>10.8654937856</text:p>
              </table:table-cell>
              <table:table-cell office:value-type="float" office:value="22.2397052552">
                <text:p>22.2397052552</text:p>
              </table:table-cell>
              <table:table-cell office:value-type="float" office:value="111.97669678">
                <text:p>111.97669678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33.1019971604">
                <text:p>33.1019971604</text:p>
              </table:table-cell>
              <table:table-cell office:value-type="float" office:value="10.9134222759">
                <text:p>10.9134222759</text:p>
              </table:table-cell>
              <table:table-cell office:value-type="float" office:value="22.1885748846">
                <text:p>22.1885748846</text:p>
              </table:table-cell>
              <table:table-cell office:value-type="float" office:value="114.472210116">
                <text:p>114.472210116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33.0993413636">
                <text:p>33.0993413636</text:p>
              </table:table-cell>
              <table:table-cell office:value-type="float" office:value="10.9580022192">
                <text:p>10.9580022192</text:p>
              </table:table-cell>
              <table:table-cell office:value-type="float" office:value="22.1413391444">
                <text:p>22.1413391444</text:p>
              </table:table-cell>
              <table:table-cell office:value-type="float" office:value="117.023338478">
                <text:p>117.023338478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33.0970245622">
                <text:p>33.0970245622</text:p>
              </table:table-cell>
              <table:table-cell office:value-type="float" office:value="10.9965684723">
                <text:p>10.9965684723</text:p>
              </table:table-cell>
              <table:table-cell office:value-type="float" office:value="22.1004560899">
                <text:p>22.1004560899</text:p>
              </table:table-cell>
              <table:table-cell office:value-type="float" office:value="119.631321302">
                <text:p>119.631321302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64.8871730976">
                <text:p>64.8871730976</text:p>
              </table:table-cell>
              <table:table-cell office:value-type="float" office:value="21.9032710303">
                <text:p>21.9032710303</text:p>
              </table:table-cell>
              <table:table-cell office:value-type="float" office:value="42.9839020674">
                <text:p>42.9839020674</text:p>
              </table:table-cell>
              <table:table-cell office:value-type="float" office:value="122.297425646">
                <text:p>122.297425646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64.8851257103">
                <text:p>64.8851257103</text:p>
              </table:table-cell>
              <table:table-cell office:value-type="float" office:value="21.91705875">
                <text:p>21.91705875</text:p>
              </table:table-cell>
              <table:table-cell office:value-type="float" office:value="42.9680669602">
                <text:p>42.9680669602</text:p>
              </table:table-cell>
              <table:table-cell office:value-type="float" office:value="125.022946808">
                <text:p>125.02294680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4.8810276784">
                <text:p>64.8810276784</text:p>
              </table:table-cell>
              <table:table-cell office:value-type="float" office:value="21.929094997">
                <text:p>21.929094997</text:p>
              </table:table-cell>
              <table:table-cell office:value-type="float" office:value="42.9519326813">
                <text:p>42.9519326813</text:p>
              </table:table-cell>
              <table:table-cell office:value-type="float" office:value="127.809208951">
                <text:p>127.809208951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64.8775432734">
                <text:p>64.8775432734</text:p>
              </table:table-cell>
              <table:table-cell office:value-type="float" office:value="21.94939896">
                <text:p>21.94939896</text:p>
              </table:table-cell>
              <table:table-cell office:value-type="float" office:value="42.9281443134">
                <text:p>42.9281443134</text:p>
              </table:table-cell>
              <table:table-cell office:value-type="float" office:value="130.657565749">
                <text:p>130.657565749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64.8763368244">
                <text:p>64.8763368244</text:p>
              </table:table-cell>
              <table:table-cell office:value-type="float" office:value="21.929356687">
                <text:p>21.929356687</text:p>
              </table:table-cell>
              <table:table-cell office:value-type="float" office:value="42.9469801374">
                <text:p>42.9469801374</text:p>
              </table:table-cell>
              <table:table-cell office:value-type="float" office:value="133.569401044">
                <text:p>133.569401044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64.8778101225">
                <text:p>64.8778101225</text:p>
              </table:table-cell>
              <table:table-cell office:value-type="float" office:value="21.9187943907">
                <text:p>21.9187943907</text:p>
              </table:table-cell>
              <table:table-cell office:value-type="float" office:value="42.9590157319">
                <text:p>42.9590157319</text:p>
              </table:table-cell>
              <table:table-cell office:value-type="float" office:value="136.546129517">
                <text:p>136.546129517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64.8739827064">
                <text:p>64.8739827064</text:p>
              </table:table-cell>
              <table:table-cell office:value-type="float" office:value="21.9006550386">
                <text:p>21.9006550386</text:p>
              </table:table-cell>
              <table:table-cell office:value-type="float" office:value="42.9733276678">
                <text:p>42.9733276678</text:p>
              </table:table-cell>
              <table:table-cell office:value-type="float" office:value="139.589197379">
                <text:p>139.589197379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64.8705747476">
                <text:p>64.8705747476</text:p>
              </table:table-cell>
              <table:table-cell office:value-type="float" office:value="21.7653524071">
                <text:p>21.7653524071</text:p>
              </table:table-cell>
              <table:table-cell office:value-type="float" office:value="43.1052223405">
                <text:p>43.1052223405</text:p>
              </table:table-cell>
              <table:table-cell office:value-type="float" office:value="142.700083069">
                <text:p>142.700083069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64.868973022">
                <text:p>64.868973022</text:p>
              </table:table-cell>
              <table:table-cell office:value-type="float" office:value="21.5341987559">
                <text:p>21.5341987559</text:p>
              </table:table-cell>
              <table:table-cell office:value-type="float" office:value="43.3347742662">
                <text:p>43.3347742662</text:p>
              </table:table-cell>
              <table:table-cell office:value-type="float" office:value="145.880297977">
                <text:p>145.880297977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64.8606367399">
                <text:p>64.8606367399</text:p>
              </table:table-cell>
              <table:table-cell office:value-type="float" office:value="21.2317704759">
                <text:p>21.2317704759</text:p>
              </table:table-cell>
              <table:table-cell office:value-type="float" office:value="43.628866264">
                <text:p>43.628866264</text:p>
              </table:table-cell>
              <table:table-cell office:value-type="float" office:value="149.131387173">
                <text:p>149.131387173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64.8573500478">
                <text:p>64.8573500478</text:p>
              </table:table-cell>
              <table:table-cell office:value-type="float" office:value="21.165737954">
                <text:p>21.165737954</text:p>
              </table:table-cell>
              <table:table-cell office:value-type="float" office:value="43.6916120939">
                <text:p>43.6916120939</text:p>
              </table:table-cell>
              <table:table-cell office:value-type="float" office:value="152.454930163">
                <text:p>152.454930163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64.8539073835">
                <text:p>64.8539073835</text:p>
              </table:table-cell>
              <table:table-cell office:value-type="float" office:value="21.0188064038">
                <text:p>21.0188064038</text:p>
              </table:table-cell>
              <table:table-cell office:value-type="float" office:value="43.8351009797">
                <text:p>43.8351009797</text:p>
              </table:table-cell>
              <table:table-cell office:value-type="float" office:value="155.852541652">
                <text:p>155.85254165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4.8484788078">
                <text:p>64.8484788078</text:p>
              </table:table-cell>
              <table:table-cell office:value-type="float" office:value="20.9184362962">
                <text:p>20.9184362962</text:p>
              </table:table-cell>
              <table:table-cell office:value-type="float" office:value="43.9300425116">
                <text:p>43.9300425116</text:p>
              </table:table-cell>
              <table:table-cell office:value-type="float" office:value="159.32587233">
                <text:p>159.32587233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64.9352216745">
                <text:p>64.9352216745</text:p>
              </table:table-cell>
              <table:table-cell office:value-type="float" office:value="20.5820919086">
                <text:p>20.5820919086</text:p>
              </table:table-cell>
              <table:table-cell office:value-type="float" office:value="44.353129766">
                <text:p>44.353129766</text:p>
              </table:table-cell>
              <table:table-cell office:value-type="float" office:value="162.876609677">
                <text:p>162.876609677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64.9602397765">
                <text:p>64.9602397765</text:p>
              </table:table-cell>
              <table:table-cell office:value-type="float" office:value="22.5849820224">
                <text:p>22.5849820224</text:p>
              </table:table-cell>
              <table:table-cell office:value-type="float" office:value="42.375257754">
                <text:p>42.375257754</text:p>
              </table:table-cell>
              <table:table-cell office:value-type="float" office:value="166.506478778">
                <text:p>166.506478778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64.8276266087">
                <text:p>64.8276266087</text:p>
              </table:table-cell>
              <table:table-cell office:value-type="float" office:value="24.0769342899">
                <text:p>24.0769342899</text:p>
              </table:table-cell>
              <table:table-cell office:value-type="float" office:value="40.7506923188">
                <text:p>40.7506923188</text:p>
              </table:table-cell>
              <table:table-cell office:value-type="float" office:value="170.217243164">
                <text:p>170.217243164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64.80343385">
                <text:p>64.80343385</text:p>
              </table:table-cell>
              <table:table-cell office:value-type="float" office:value="23.9969065298">
                <text:p>23.9969065298</text:p>
              </table:table-cell>
              <table:table-cell office:value-type="float" office:value="40.8065273202">
                <text:p>40.8065273202</text:p>
              </table:table-cell>
              <table:table-cell office:value-type="float" office:value="174.010705667">
                <text:p>174.01070566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64.7937988251">
                <text:p>64.7937988251</text:p>
              </table:table-cell>
              <table:table-cell office:value-type="float" office:value="23.6485468067">
                <text:p>23.6485468067</text:p>
              </table:table-cell>
              <table:table-cell office:value-type="float" office:value="41.1452520184">
                <text:p>41.1452520184</text:p>
              </table:table-cell>
              <table:table-cell office:value-type="float" office:value="177.888709297">
                <text:p>177.888709297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64.7881251789">
                <text:p>64.7881251789</text:p>
              </table:table-cell>
              <table:table-cell office:value-type="float" office:value="23.5005412427">
                <text:p>23.5005412427</text:p>
              </table:table-cell>
              <table:table-cell office:value-type="float" office:value="41.2875839362">
                <text:p>41.2875839362</text:p>
              </table:table-cell>
              <table:table-cell office:value-type="float" office:value="181.853138141">
                <text:p>181.853138141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64.7802690689">
                <text:p>64.7802690689</text:p>
              </table:table-cell>
              <table:table-cell office:value-type="float" office:value="23.3534999824">
                <text:p>23.3534999824</text:p>
              </table:table-cell>
              <table:table-cell office:value-type="float" office:value="41.4267690865">
                <text:p>41.4267690865</text:p>
              </table:table-cell>
              <table:table-cell office:value-type="float" office:value="185.905918269">
                <text:p>185.905918269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64.7688569617">
                <text:p>64.7688569617</text:p>
              </table:table-cell>
              <table:table-cell office:value-type="float" office:value="23.4565223924">
                <text:p>23.4565223924</text:p>
              </table:table-cell>
              <table:table-cell office:value-type="float" office:value="41.3123345693">
                <text:p>41.3123345693</text:p>
              </table:table-cell>
              <table:table-cell office:value-type="float" office:value="190.049018679">
                <text:p>190.049018679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64.7544636622">
                <text:p>64.7544636622</text:p>
              </table:table-cell>
              <table:table-cell office:value-type="float" office:value="23.3652227965">
                <text:p>23.3652227965</text:p>
              </table:table-cell>
              <table:table-cell office:value-type="float" office:value="41.3892408657">
                <text:p>41.3892408657</text:p>
              </table:table-cell>
              <table:table-cell office:value-type="float" office:value="194.28445225">
                <text:p>194.2844522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31.207975681">
                <text:p>131.207975681</text:p>
              </table:table-cell>
              <table:table-cell office:value-type="float" office:value="47.5158362066">
                <text:p>47.5158362066</text:p>
              </table:table-cell>
              <table:table-cell office:value-type="float" office:value="83.6921394744">
                <text:p>83.6921394744</text:p>
              </table:table-cell>
              <table:table-cell office:value-type="float" office:value="198.614276719">
                <text:p>198.614276719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31.19604149">
                <text:p>131.19604149</text:p>
              </table:table-cell>
              <table:table-cell office:value-type="float" office:value="47.5014326111">
                <text:p>47.5014326111</text:p>
              </table:table-cell>
              <table:table-cell office:value-type="float" office:value="83.6946088785">
                <text:p>83.6946088785</text:p>
              </table:table-cell>
              <table:table-cell office:value-type="float" office:value="203.040595682">
                <text:p>203.040595682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31.188426925">
                <text:p>131.188426925</text:p>
              </table:table-cell>
              <table:table-cell office:value-type="float" office:value="47.6090765643">
                <text:p>47.6090765643</text:p>
              </table:table-cell>
              <table:table-cell office:value-type="float" office:value="83.5793503607">
                <text:p>83.5793503607</text:p>
              </table:table-cell>
              <table:table-cell office:value-type="float" office:value="207.565559616">
                <text:p>207.565559616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31.17712413">
                <text:p>131.17712413</text:p>
              </table:table-cell>
              <table:table-cell office:value-type="float" office:value="47.6448751064">
                <text:p>47.6448751064</text:p>
              </table:table-cell>
              <table:table-cell office:value-type="float" office:value="83.5322490232">
                <text:p>83.5322490232</text:p>
              </table:table-cell>
              <table:table-cell office:value-type="float" office:value="212.191366923">
                <text:p>212.191366923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31.166479462">
                <text:p>131.166479462</text:p>
              </table:table-cell>
              <table:table-cell office:value-type="float" office:value="47.6206382215">
                <text:p>47.6206382215</text:p>
              </table:table-cell>
              <table:table-cell office:value-type="float" office:value="83.54584124">
                <text:p>83.54584124</text:p>
              </table:table-cell>
              <table:table-cell office:value-type="float" office:value="216.920265">
                <text:p>216.920265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31.159437329">
                <text:p>131.159437329</text:p>
              </table:table-cell>
              <table:table-cell office:value-type="float" office:value="46.7604491764">
                <text:p>46.7604491764</text:p>
              </table:table-cell>
              <table:table-cell office:value-type="float" office:value="84.3989881525">
                <text:p>84.3989881525</text:p>
              </table:table-cell>
              <table:table-cell office:value-type="float" office:value="221.754551328">
                <text:p>221.754551328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31.143174971">
                <text:p>131.143174971</text:p>
              </table:table-cell>
              <table:table-cell office:value-type="float" office:value="46.6546436563">
                <text:p>46.6546436563</text:p>
              </table:table-cell>
              <table:table-cell office:value-type="float" office:value="84.4885313149">
                <text:p>84.4885313149</text:p>
              </table:table-cell>
              <table:table-cell office:value-type="float" office:value="226.69657459">
                <text:p>226.69657459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31.133027908">
                <text:p>131.133027908</text:p>
              </table:table-cell>
              <table:table-cell office:value-type="float" office:value="46.6427546251">
                <text:p>46.6427546251</text:p>
              </table:table-cell>
              <table:table-cell office:value-type="float" office:value="84.4902732828">
                <text:p>84.4902732828</text:p>
              </table:table-cell>
              <table:table-cell office:value-type="float" office:value="231.748735812">
                <text:p>231.748735812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31.123092237">
                <text:p>131.123092237</text:p>
              </table:table-cell>
              <table:table-cell office:value-type="float" office:value="46.6637166408">
                <text:p>46.6637166408</text:p>
              </table:table-cell>
              <table:table-cell office:value-type="float" office:value="84.4593755966">
                <text:p>84.4593755966</text:p>
              </table:table-cell>
              <table:table-cell office:value-type="float" office:value="236.913489529">
                <text:p>236.913489529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31.112805786">
                <text:p>131.112805786</text:p>
              </table:table-cell>
              <table:table-cell office:value-type="float" office:value="46.7081453846">
                <text:p>46.7081453846</text:p>
              </table:table-cell>
              <table:table-cell office:value-type="float" office:value="84.404660401">
                <text:p>84.404660401</text:p>
              </table:table-cell>
              <table:table-cell office:value-type="float" office:value="242.193344978">
                <text:p>242.19334497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31.103734751">
                <text:p>131.103734751</text:p>
              </table:table-cell>
              <table:table-cell office:value-type="float" office:value="46.7113984598">
                <text:p>46.7113984598</text:p>
              </table:table-cell>
              <table:table-cell office:value-type="float" office:value="84.3923362914">
                <text:p>84.3923362914</text:p>
              </table:table-cell>
              <table:table-cell office:value-type="float" office:value="247.590867318">
                <text:p>247.590867318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31.102556622">
                <text:p>131.102556622</text:p>
              </table:table-cell>
              <table:table-cell office:value-type="float" office:value="46.8326631036">
                <text:p>46.8326631036</text:p>
              </table:table-cell>
              <table:table-cell office:value-type="float" office:value="84.2698935184">
                <text:p>84.2698935184</text:p>
              </table:table-cell>
              <table:table-cell office:value-type="float" office:value="253.108678873">
                <text:p>253.108678873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31.084122294">
                <text:p>131.084122294</text:p>
              </table:table-cell>
              <table:table-cell office:value-type="float" office:value="46.9050638232">
                <text:p>46.9050638232</text:p>
              </table:table-cell>
              <table:table-cell office:value-type="float" office:value="84.1790584707">
                <text:p>84.1790584707</text:p>
              </table:table-cell>
              <table:table-cell office:value-type="float" office:value="258.74946041">
                <text:p>258.74946041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31.079200782">
                <text:p>131.079200782</text:p>
              </table:table-cell>
              <table:table-cell office:value-type="float" office:value="46.882950366">
                <text:p>46.882950366</text:p>
              </table:table-cell>
              <table:table-cell office:value-type="float" office:value="84.196250416">
                <text:p>84.196250416</text:p>
              </table:table-cell>
              <table:table-cell office:value-type="float" office:value="264.515952438">
                <text:p>264.515952438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31.069438892">
                <text:p>131.069438892</text:p>
              </table:table-cell>
              <table:table-cell office:value-type="float" office:value="47.1109261346">
                <text:p>47.1109261346</text:p>
              </table:table-cell>
              <table:table-cell office:value-type="float" office:value="83.958512757">
                <text:p>83.958512757</text:p>
              </table:table-cell>
              <table:table-cell office:value-type="float" office:value="270.410956541">
                <text:p>270.410956541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31.05057661">
                <text:p>131.05057661</text:p>
              </table:table-cell>
              <table:table-cell office:value-type="float" office:value="46.9315358051">
                <text:p>46.9315358051</text:p>
              </table:table-cell>
              <table:table-cell office:value-type="float" office:value="84.1190408045">
                <text:p>84.1190408045</text:p>
              </table:table-cell>
              <table:table-cell office:value-type="float" office:value="276.437336742">
                <text:p>276.437336742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31.006402911">
                <text:p>131.006402911</text:p>
              </table:table-cell>
              <table:table-cell office:value-type="float" office:value="46.6175010435">
                <text:p>46.6175010435</text:p>
              </table:table-cell>
              <table:table-cell office:value-type="float" office:value="84.3889018674">
                <text:p>84.3889018674</text:p>
              </table:table-cell>
              <table:table-cell office:value-type="float" office:value="282.598020888">
                <text:p>282.598020888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30.988700396">
                <text:p>130.988700396</text:p>
              </table:table-cell>
              <table:table-cell office:value-type="float" office:value="46.7564401306">
                <text:p>46.7564401306</text:p>
              </table:table-cell>
              <table:table-cell office:value-type="float" office:value="84.2322602653">
                <text:p>84.2322602653</text:p>
              </table:table-cell>
              <table:table-cell office:value-type="float" office:value="288.896002077">
                <text:p>288.896002077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31.308571878">
                <text:p>131.308571878</text:p>
              </table:table-cell>
              <table:table-cell office:value-type="float" office:value="47.5785763176">
                <text:p>47.5785763176</text:p>
              </table:table-cell>
              <table:table-cell office:value-type="float" office:value="83.7299955602">
                <text:p>83.7299955602</text:p>
              </table:table-cell>
              <table:table-cell office:value-type="float" office:value="295.334340113">
                <text:p>295.334340113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30.878310348">
                <text:p>130.878310348</text:p>
              </table:table-cell>
              <table:table-cell office:value-type="float" office:value="52.7966940675">
                <text:p>52.7966940675</text:p>
              </table:table-cell>
              <table:table-cell office:value-type="float" office:value="78.0816162802">
                <text:p>78.0816162802</text:p>
              </table:table-cell>
              <table:table-cell office:value-type="float" office:value="301.91616299">
                <text:p>301.9161629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30.816362119">
                <text:p>130.816362119</text:p>
              </table:table-cell>
              <table:table-cell office:value-type="float" office:value="52.1476046183">
                <text:p>52.1476046183</text:p>
              </table:table-cell>
              <table:table-cell office:value-type="float" office:value="78.6687575011">
                <text:p>78.6687575011</text:p>
              </table:table-cell>
              <table:table-cell office:value-type="float" office:value="308.64466841">
                <text:p>308.64466841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30.776929053">
                <text:p>130.776929053</text:p>
              </table:table-cell>
              <table:table-cell office:value-type="float" office:value="51.6390440147">
                <text:p>51.6390440147</text:p>
              </table:table-cell>
              <table:table-cell office:value-type="float" office:value="79.137885038">
                <text:p>79.137885038</text:p>
              </table:table-cell>
              <table:table-cell office:value-type="float" office:value="315.523125343">
                <text:p>315.523125343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30.714436537">
                <text:p>130.714436537</text:p>
              </table:table-cell>
              <table:table-cell office:value-type="float" office:value="51.3248238223">
                <text:p>51.3248238223</text:p>
              </table:table-cell>
              <table:table-cell office:value-type="float" office:value="79.3896127147">
                <text:p>79.3896127147</text:p>
              </table:table-cell>
              <table:table-cell office:value-type="float" office:value="322.554875608">
                <text:p>322.554875608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30.647476472">
                <text:p>130.647476472</text:p>
              </table:table-cell>
              <table:table-cell office:value-type="float" office:value="51.1966291494">
                <text:p>51.1966291494</text:p>
              </table:table-cell>
              <table:table-cell office:value-type="float" office:value="79.4508473223">
                <text:p>79.4508473223</text:p>
              </table:table-cell>
              <table:table-cell office:value-type="float" office:value="329.743335502">
                <text:p>329.743335502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30.592325935">
                <text:p>130.592325935</text:p>
              </table:table-cell>
              <table:table-cell office:value-type="float" office:value="51.1577876194">
                <text:p>51.1577876194</text:p>
              </table:table-cell>
              <table:table-cell office:value-type="float" office:value="79.4345383158">
                <text:p>79.4345383158</text:p>
              </table:table-cell>
              <table:table-cell office:value-type="float" office:value="337.091997456">
                <text:p>337.091997456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30.546189067">
                <text:p>130.546189067</text:p>
              </table:table-cell>
              <table:table-cell office:value-type="float" office:value="51.2341791617">
                <text:p>51.2341791617</text:p>
              </table:table-cell>
              <table:table-cell office:value-type="float" office:value="79.3120099051">
                <text:p>79.3120099051</text:p>
              </table:table-cell>
              <table:table-cell office:value-type="float" office:value="344.604431735">
                <text:p>344.604431735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30.507977406">
                <text:p>130.507977406</text:p>
              </table:table-cell>
              <table:table-cell office:value-type="float" office:value="51.1047343398">
                <text:p>51.1047343398</text:p>
              </table:table-cell>
              <table:table-cell office:value-type="float" office:value="79.4032430657">
                <text:p>79.4032430657</text:p>
              </table:table-cell>
              <table:table-cell office:value-type="float" office:value="352.284288169">
                <text:p>352.284288169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130.479889599">
                <text:p>130.479889599</text:p>
              </table:table-cell>
              <table:table-cell office:value-type="float" office:value="50.9525450963">
                <text:p>50.9525450963</text:p>
              </table:table-cell>
              <table:table-cell office:value-type="float" office:value="79.5273445029">
                <text:p>79.5273445029</text:p>
              </table:table-cell>
              <table:table-cell office:value-type="float" office:value="360.135297929">
                <text:p>360.135297929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284.925446261">
                <text:p>284.925446261</text:p>
              </table:table-cell>
              <table:table-cell office:value-type="float" office:value="112.651280756">
                <text:p>112.651280756</text:p>
              </table:table-cell>
              <table:table-cell office:value-type="float" office:value="172.274165506">
                <text:p>172.274165506</text:p>
              </table:table-cell>
              <table:table-cell office:value-type="float" office:value="368.16127534">
                <text:p>368.16127534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284.901407798">
                <text:p>284.901407798</text:p>
              </table:table-cell>
              <table:table-cell office:value-type="float" office:value="112.677455147">
                <text:p>112.677455147</text:p>
              </table:table-cell>
              <table:table-cell office:value-type="float" office:value="172.223952651">
                <text:p>172.223952651</text:p>
              </table:table-cell>
              <table:table-cell office:value-type="float" office:value="376.366119732">
                <text:p>376.36611973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284.882468719">
                <text:p>284.882468719</text:p>
              </table:table-cell>
              <table:table-cell office:value-type="float" office:value="112.732192774">
                <text:p>112.732192774</text:p>
              </table:table-cell>
              <table:table-cell office:value-type="float" office:value="172.150275944">
                <text:p>172.150275944</text:p>
              </table:table-cell>
              <table:table-cell office:value-type="float" office:value="384.753817335">
                <text:p>384.753817335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284.884775703">
                <text:p>284.884775703</text:p>
              </table:table-cell>
              <table:table-cell office:value-type="float" office:value="112.800862428">
                <text:p>112.800862428</text:p>
              </table:table-cell>
              <table:table-cell office:value-type="float" office:value="172.083913275">
                <text:p>172.083913275</text:p>
              </table:table-cell>
              <table:table-cell office:value-type="float" office:value="393.328443218">
                <text:p>393.328443218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284.845820825">
                <text:p>284.845820825</text:p>
              </table:table-cell>
              <table:table-cell office:value-type="float" office:value="113.046344076">
                <text:p>113.046344076</text:p>
              </table:table-cell>
              <table:table-cell office:value-type="float" office:value="171.799476749">
                <text:p>171.799476749</text:p>
              </table:table-cell>
              <table:table-cell office:value-type="float" office:value="402.094163264">
                <text:p>402.094163264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284.816866637">
                <text:p>284.816866637</text:p>
              </table:table-cell>
              <table:table-cell office:value-type="float" office:value="111.241546613">
                <text:p>111.241546613</text:p>
              </table:table-cell>
              <table:table-cell office:value-type="float" office:value="173.575320024">
                <text:p>173.575320024</text:p>
              </table:table-cell>
              <table:table-cell office:value-type="float" office:value="411.0552362">
                <text:p>411.0552362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284.772248306">
                <text:p>284.772248306</text:p>
              </table:table-cell>
              <table:table-cell office:value-type="float" office:value="111.235946782">
                <text:p>111.235946782</text:p>
              </table:table-cell>
              <table:table-cell office:value-type="float" office:value="173.536301524">
                <text:p>173.536301524</text:p>
              </table:table-cell>
              <table:table-cell office:value-type="float" office:value="420.216015661">
                <text:p>420.216015661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284.7336958">
                <text:p>284.7336958</text:p>
              </table:table-cell>
              <table:table-cell office:value-type="float" office:value="111.316705344">
                <text:p>111.316705344</text:p>
              </table:table-cell>
              <table:table-cell office:value-type="float" office:value="173.416990456">
                <text:p>173.416990456</text:p>
              </table:table-cell>
              <table:table-cell office:value-type="float" office:value="429.580952308">
                <text:p>429.580952308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284.709988362">
                <text:p>284.709988362</text:p>
              </table:table-cell>
              <table:table-cell office:value-type="float" office:value="111.298747513">
                <text:p>111.298747513</text:p>
              </table:table-cell>
              <table:table-cell office:value-type="float" office:value="173.411240849">
                <text:p>173.411240849</text:p>
              </table:table-cell>
              <table:table-cell office:value-type="float" office:value="439.15459599">
                <text:p>439.15459599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284.671811334">
                <text:p>284.671811334</text:p>
              </table:table-cell>
              <table:table-cell office:value-type="float" office:value="111.342013354">
                <text:p>111.342013354</text:p>
              </table:table-cell>
              <table:table-cell office:value-type="float" office:value="173.329797979">
                <text:p>173.329797979</text:p>
              </table:table-cell>
              <table:table-cell office:value-type="float" office:value="448.941597952">
                <text:p>448.941597952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284.632850628">
                <text:p>284.632850628</text:p>
              </table:table-cell>
              <table:table-cell office:value-type="float" office:value="109.629028539">
                <text:p>109.629028539</text:p>
              </table:table-cell>
              <table:table-cell office:value-type="float" office:value="175.003822089">
                <text:p>175.003822089</text:p>
              </table:table-cell>
              <table:table-cell office:value-type="float" office:value="458.946713098">
                <text:p>458.946713098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284.5811372">
                <text:p>284.5811372</text:p>
              </table:table-cell>
              <table:table-cell office:value-type="float" office:value="109.312806198">
                <text:p>109.312806198</text:p>
              </table:table-cell>
              <table:table-cell office:value-type="float" office:value="175.268331002">
                <text:p>175.268331002</text:p>
              </table:table-cell>
              <table:table-cell office:value-type="float" office:value="469.174802301">
                <text:p>469.174802301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284.559822991">
                <text:p>284.559822991</text:p>
              </table:table-cell>
              <table:table-cell office:value-type="float" office:value="109.411175087">
                <text:p>109.411175087</text:p>
              </table:table-cell>
              <table:table-cell office:value-type="float" office:value="175.148647904">
                <text:p>175.148647904</text:p>
              </table:table-cell>
              <table:table-cell office:value-type="float" office:value="479.630834761">
                <text:p>479.630834761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284.524680025">
                <text:p>284.524680025</text:p>
              </table:table-cell>
              <table:table-cell office:value-type="float" office:value="109.463509573">
                <text:p>109.463509573</text:p>
              </table:table-cell>
              <table:table-cell office:value-type="float" office:value="175.061170453">
                <text:p>175.061170453</text:p>
              </table:table-cell>
              <table:table-cell office:value-type="float" office:value="490.319890423">
                <text:p>490.319890423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284.435652024">
                <text:p>284.435652024</text:p>
              </table:table-cell>
              <table:table-cell office:value-type="float" office:value="109.690215196">
                <text:p>109.690215196</text:p>
              </table:table-cell>
              <table:table-cell office:value-type="float" office:value="174.745436828">
                <text:p>174.745436828</text:p>
              </table:table-cell>
              <table:table-cell office:value-type="float" office:value="501.247162444">
                <text:p>501.247162444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284.391352578">
                <text:p>284.391352578</text:p>
              </table:table-cell>
              <table:table-cell office:value-type="float" office:value="110.042885329">
                <text:p>110.042885329</text:p>
              </table:table-cell>
              <table:table-cell office:value-type="float" office:value="174.348467249">
                <text:p>174.348467249</text:p>
              </table:table-cell>
              <table:table-cell office:value-type="float" office:value="512.417959715">
                <text:p>512.417959715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284.217399326">
                <text:p>284.217399326</text:p>
              </table:table-cell>
              <table:table-cell office:value-type="float" office:value="109.524188157">
                <text:p>109.524188157</text:p>
              </table:table-cell>
              <table:table-cell office:value-type="float" office:value="174.693211169">
                <text:p>174.693211169</text:p>
              </table:table-cell>
              <table:table-cell office:value-type="float" office:value="523.837709441">
                <text:p>523.837709441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285.392599968">
                <text:p>285.392599968</text:p>
              </table:table-cell>
              <table:table-cell office:value-type="float" office:value="110.661209317">
                <text:p>110.661209317</text:p>
              </table:table-cell>
              <table:table-cell office:value-type="float" office:value="174.731390651">
                <text:p>174.731390651</text:p>
              </table:table-cell>
              <table:table-cell office:value-type="float" office:value="535.511959777">
                <text:p>535.511959777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283.722508757">
                <text:p>283.722508757</text:p>
              </table:table-cell>
              <table:table-cell office:value-type="float" office:value="120.385115939">
                <text:p>120.385115939</text:p>
              </table:table-cell>
              <table:table-cell office:value-type="float" office:value="163.337392818">
                <text:p>163.337392818</text:p>
              </table:table-cell>
              <table:table-cell office:value-type="float" office:value="547.446382527">
                <text:p>547.446382527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283.499521494">
                <text:p>283.499521494</text:p>
              </table:table-cell>
              <table:table-cell office:value-type="float" office:value="119.120490298">
                <text:p>119.120490298</text:p>
              </table:table-cell>
              <table:table-cell office:value-type="float" office:value="164.379031196">
                <text:p>164.379031196</text:p>
              </table:table-cell>
              <table:table-cell office:value-type="float" office:value="559.646775894">
                <text:p>559.646775894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283.225445291">
                <text:p>283.225445291</text:p>
              </table:table-cell>
              <table:table-cell office:value-type="float" office:value="118.445040287">
                <text:p>118.445040287</text:p>
              </table:table-cell>
              <table:table-cell office:value-type="float" office:value="164.780405003">
                <text:p>164.780405003</text:p>
              </table:table-cell>
              <table:table-cell office:value-type="float" office:value="572.1190673">
                <text:p>572.1190673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283.005307259">
                <text:p>283.005307259</text:p>
              </table:table-cell>
              <table:table-cell office:value-type="float" office:value="118.385812629">
                <text:p>118.385812629</text:p>
              </table:table-cell>
              <table:table-cell office:value-type="float" office:value="164.61949463">
                <text:p>164.61949463</text:p>
              </table:table-cell>
              <table:table-cell office:value-type="float" office:value="584.869316268">
                <text:p>584.86931626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597.903717361">
                <text:p>597.903717361</text:p>
              </table:table-cell>
              <table:table-cell office:value-type="float" office:value="253.82731842">
                <text:p>253.82731842</text:p>
              </table:table-cell>
              <table:table-cell office:value-type="float" office:value="344.076398941">
                <text:p>344.076398941</text:p>
              </table:table-cell>
              <table:table-cell office:value-type="float" office:value="597.903717361">
                <text:p>597.903717361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597.660759221">
                <text:p>597.660759221</text:p>
              </table:table-cell>
              <table:table-cell office:value-type="float" office:value="253.80835224">
                <text:p>253.80835224</text:p>
              </table:table-cell>
              <table:table-cell office:value-type="float" office:value="343.85240698">
                <text:p>343.85240698</text:p>
              </table:table-cell>
              <table:table-cell office:value-type="float" office:value="611.228603195">
                <text:p>611.228603195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597.521353977">
                <text:p>597.521353977</text:p>
              </table:table-cell>
              <table:table-cell office:value-type="float" office:value="252.633052147">
                <text:p>252.633052147</text:p>
              </table:table-cell>
              <table:table-cell office:value-type="float" office:value="344.88830183">
                <text:p>344.88830183</text:p>
              </table:table-cell>
              <table:table-cell office:value-type="float" office:value="624.850447514">
                <text:p>624.850447514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597.309910277">
                <text:p>597.309910277</text:p>
              </table:table-cell>
              <table:table-cell office:value-type="float" office:value="250.319019584">
                <text:p>250.319019584</text:p>
              </table:table-cell>
              <table:table-cell office:value-type="float" office:value="346.990890692">
                <text:p>346.990890692</text:p>
              </table:table-cell>
              <table:table-cell office:value-type="float" office:value="638.775868338">
                <text:p>638.775868338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597.055630303">
                <text:p>597.055630303</text:p>
              </table:table-cell>
              <table:table-cell office:value-type="float" office:value="250.25050949">
                <text:p>250.25050949</text:p>
              </table:table-cell>
              <table:table-cell office:value-type="float" office:value="346.805120813">
                <text:p>346.805120813</text:p>
              </table:table-cell>
              <table:table-cell office:value-type="float" office:value="653.011631173">
                <text:p>653.011631173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596.812199988">
                <text:p>596.812199988</text:p>
              </table:table-cell>
              <table:table-cell office:value-type="float" office:value="250.075821256">
                <text:p>250.075821256</text:p>
              </table:table-cell>
              <table:table-cell office:value-type="float" office:value="346.736378732">
                <text:p>346.736378732</text:p>
              </table:table-cell>
              <table:table-cell office:value-type="float" office:value="667.564652305">
                <text:p>667.564652305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596.60235392">
                <text:p>596.60235392</text:p>
              </table:table-cell>
              <table:table-cell office:value-type="float" office:value="249.803316872">
                <text:p>249.803316872</text:p>
              </table:table-cell>
              <table:table-cell office:value-type="float" office:value="346.799037047">
                <text:p>346.799037047</text:p>
              </table:table-cell>
              <table:table-cell office:value-type="float" office:value="682.442002153">
                <text:p>682.442002153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596.403758147">
                <text:p>596.403758147</text:p>
              </table:table-cell>
              <table:table-cell office:value-type="float" office:value="249.969820513">
                <text:p>249.969820513</text:p>
              </table:table-cell>
              <table:table-cell office:value-type="float" office:value="346.433937633">
                <text:p>346.433937633</text:p>
              </table:table-cell>
              <table:table-cell office:value-type="float" office:value="697.650908709">
                <text:p>697.650908709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596.218049592">
                <text:p>596.218049592</text:p>
              </table:table-cell>
              <table:table-cell office:value-type="float" office:value="249.780489028">
                <text:p>249.780489028</text:p>
              </table:table-cell>
              <table:table-cell office:value-type="float" office:value="346.437560564">
                <text:p>346.437560564</text:p>
              </table:table-cell>
              <table:table-cell office:value-type="float" office:value="713.198761048">
                <text:p>713.198761048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596.042644256">
                <text:p>596.042644256</text:p>
              </table:table-cell>
              <table:table-cell office:value-type="float" office:value="249.629192798">
                <text:p>249.629192798</text:p>
              </table:table-cell>
              <table:table-cell office:value-type="float" office:value="346.413451458">
                <text:p>346.413451458</text:p>
              </table:table-cell>
              <table:table-cell office:value-type="float" office:value="729.093112917">
                <text:p>729.09311291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595.862645821">
                <text:p>595.862645821</text:p>
              </table:table-cell>
              <table:table-cell office:value-type="float" office:value="250.486513856">
                <text:p>250.486513856</text:p>
              </table:table-cell>
              <table:table-cell office:value-type="float" office:value="345.376131965">
                <text:p>345.376131965</text:p>
              </table:table-cell>
              <table:table-cell office:value-type="float" office:value="745.341686408">
                <text:p>745.341686408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595.698764117">
                <text:p>595.698764117</text:p>
              </table:table-cell>
              <table:table-cell office:value-type="float" office:value="250.258941758">
                <text:p>250.258941758</text:p>
              </table:table-cell>
              <table:table-cell office:value-type="float" office:value="345.439822359">
                <text:p>345.439822359</text:p>
              </table:table-cell>
              <table:table-cell office:value-type="float" office:value="761.952375704">
                <text:p>761.952375704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595.577187247">
                <text:p>595.577187247</text:p>
              </table:table-cell>
              <table:table-cell office:value-type="float" office:value="250.273559813">
                <text:p>250.273559813</text:p>
              </table:table-cell>
              <table:table-cell office:value-type="float" office:value="345.303627434">
                <text:p>345.303627434</text:p>
              </table:table-cell>
              <table:table-cell office:value-type="float" office:value="778.933250922">
                <text:p>778.933250922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595.362188462">
                <text:p>595.362188462</text:p>
              </table:table-cell>
              <table:table-cell office:value-type="float" office:value="250.81274727">
                <text:p>250.81274727</text:p>
              </table:table-cell>
              <table:table-cell office:value-type="float" office:value="344.549441192">
                <text:p>344.549441192</text:p>
              </table:table-cell>
              <table:table-cell office:value-type="float" office:value="796.292562028">
                <text:p>796.292562028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595.116305538">
                <text:p>595.116305538</text:p>
              </table:table-cell>
              <table:table-cell office:value-type="float" office:value="246.894621793">
                <text:p>246.894621793</text:p>
              </table:table-cell>
              <table:table-cell office:value-type="float" office:value="348.221683745">
                <text:p>348.221683745</text:p>
              </table:table-cell>
              <table:table-cell office:value-type="float" office:value="814.038742844">
                <text:p>814.038742844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594.87939302">
                <text:p>594.87939302</text:p>
              </table:table-cell>
              <table:table-cell office:value-type="float" office:value="246.905608073">
                <text:p>246.905608073</text:p>
              </table:table-cell>
              <table:table-cell office:value-type="float" office:value="347.973784947">
                <text:p>347.973784947</text:p>
              </table:table-cell>
              <table:table-cell office:value-type="float" office:value="832.180415153">
                <text:p>832.180415153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594.523237212">
                <text:p>594.523237212</text:p>
              </table:table-cell>
              <table:table-cell office:value-type="float" office:value="246.065680278">
                <text:p>246.065680278</text:p>
              </table:table-cell>
              <table:table-cell office:value-type="float" office:value="348.457556934">
                <text:p>348.457556934</text:p>
              </table:table-cell>
              <table:table-cell office:value-type="float" office:value="850.72639288">
                <text:p>850.72639288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594.335178024">
                <text:p>594.335178024</text:p>
              </table:table-cell>
              <table:table-cell office:value-type="float" office:value="244.687384588">
                <text:p>244.687384588</text:p>
              </table:table-cell>
              <table:table-cell office:value-type="float" office:value="349.647793437">
                <text:p>349.647793437</text:p>
              </table:table-cell>
              <table:table-cell office:value-type="float" office:value="869.685686378">
                <text:p>869.685686378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594.063290227">
                <text:p>594.063290227</text:p>
              </table:table-cell>
              <table:table-cell office:value-type="float" office:value="245.616716985">
                <text:p>245.616716985</text:p>
              </table:table-cell>
              <table:table-cell office:value-type="float" office:value="348.446573242">
                <text:p>348.446573242</text:p>
              </table:table-cell>
              <table:table-cell office:value-type="float" office:value="889.067506804">
                <text:p>889.067506804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593.65557874">
                <text:p>593.65557874</text:p>
              </table:table-cell>
              <table:table-cell office:value-type="float" office:value="245.544846157">
                <text:p>245.544846157</text:p>
              </table:table-cell>
              <table:table-cell office:value-type="float" office:value="348.110732584">
                <text:p>348.110732584</text:p>
              </table:table-cell>
              <table:table-cell office:value-type="float" office:value="908.881270597">
                <text:p>908.881270597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597.299590504">
                <text:p>597.299590504</text:p>
              </table:table-cell>
              <table:table-cell office:value-type="float" office:value="244.517813265">
                <text:p>244.517813265</text:p>
              </table:table-cell>
              <table:table-cell office:value-type="float" office:value="352.781777239">
                <text:p>352.781777239</text:p>
              </table:table-cell>
              <table:table-cell office:value-type="float" office:value="929.136604049">
                <text:p>929.136604049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592.625050238">
                <text:p>592.625050238</text:p>
              </table:table-cell>
              <table:table-cell office:value-type="float" office:value="258.351988827">
                <text:p>258.351988827</text:p>
              </table:table-cell>
              <table:table-cell office:value-type="float" office:value="334.273061411">
                <text:p>334.273061411</text:p>
              </table:table-cell>
              <table:table-cell office:value-type="float" office:value="949.843347983">
                <text:p>949.843347983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589.845921404">
                <text:p>589.845921404</text:p>
              </table:table-cell>
              <table:table-cell office:value-type="float" office:value="257.616840445">
                <text:p>257.616840445</text:p>
              </table:table-cell>
              <table:table-cell office:value-type="float" office:value="332.229080959">
                <text:p>332.229080959</text:p>
              </table:table-cell>
              <table:table-cell office:value-type="float" office:value="971.011562537">
                <text:p>971.011562537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588.571826383">
                <text:p>588.571826383</text:p>
              </table:table-cell>
              <table:table-cell office:value-type="float" office:value="257.33889017">
                <text:p>257.33889017</text:p>
              </table:table-cell>
              <table:table-cell office:value-type="float" office:value="331.232936213">
                <text:p>331.232936213</text:p>
              </table:table-cell>
              <table:table-cell office:value-type="float" office:value="992.651532048">
                <text:p>992.651532048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587.466290055">
                <text:p>587.466290055</text:p>
              </table:table-cell>
              <table:table-cell office:value-type="float" office:value="256.8983686">
                <text:p>256.8983686</text:p>
              </table:table-cell>
              <table:table-cell office:value-type="float" office:value="330.567921455">
                <text:p>330.567921455</text:p>
              </table:table-cell>
              <table:table-cell office:value-type="float" office:value="1014.77377005">
                <text:p>1014.77377005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586.487592371">
                <text:p>586.487592371</text:p>
              </table:table-cell>
              <table:table-cell office:value-type="float" office:value="256.515571949">
                <text:p>256.515571949</text:p>
              </table:table-cell>
              <table:table-cell office:value-type="float" office:value="329.972020422">
                <text:p>329.972020422</text:p>
              </table:table-cell>
              <table:table-cell office:value-type="float" office:value="1037.38902438">
                <text:p>1037.38902438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585.623107202">
                <text:p>585.623107202</text:p>
              </table:table-cell>
              <table:table-cell office:value-type="float" office:value="256.156118257">
                <text:p>256.156118257</text:p>
              </table:table-cell>
              <table:table-cell office:value-type="float" office:value="329.466988945">
                <text:p>329.466988945</text:p>
              </table:table-cell>
              <table:table-cell office:value-type="float" office:value="1060.5082824">
                <text:p>1060.5082824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584.830254992">
                <text:p>584.830254992</text:p>
              </table:table-cell>
              <table:table-cell office:value-type="float" office:value="255.77175083">
                <text:p>255.77175083</text:p>
              </table:table-cell>
              <table:table-cell office:value-type="float" office:value="329.058504161">
                <text:p>329.058504161</text:p>
              </table:table-cell>
              <table:table-cell office:value-type="float" office:value="1084.14277635">
                <text:p>1084.14277635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1242.62661807">
                <text:p>1242.62661807</text:p>
              </table:table-cell>
              <table:table-cell office:value-type="float" office:value="547.53687208">
                <text:p>547.53687208</text:p>
              </table:table-cell>
              <table:table-cell office:value-type="float" office:value="695.089745986">
                <text:p>695.089745986</text:p>
              </table:table-cell>
              <table:table-cell office:value-type="float" office:value="1108.30398877">
                <text:p>1108.30398877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1242.17288416">
                <text:p>1242.17288416</text:p>
              </table:table-cell>
              <table:table-cell office:value-type="float" office:value="547.22912096">
                <text:p>547.22912096</text:p>
              </table:table-cell>
              <table:table-cell office:value-type="float" office:value="694.943763197">
                <text:p>694.943763197</text:p>
              </table:table-cell>
              <table:table-cell office:value-type="float" office:value="1133.00365812">
                <text:p>1133.00365812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241.79622605">
                <text:p>1241.79622605</text:p>
              </table:table-cell>
              <table:table-cell office:value-type="float" office:value="547.020830079">
                <text:p>547.020830079</text:p>
              </table:table-cell>
              <table:table-cell office:value-type="float" office:value="694.775395971">
                <text:p>694.775395971</text:p>
              </table:table-cell>
              <table:table-cell office:value-type="float" office:value="1158.25378444">
                <text:p>1158.25378444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1241.4089524">
                <text:p>1241.4089524</text:p>
              </table:table-cell>
              <table:table-cell office:value-type="float" office:value="544.907604192">
                <text:p>544.907604192</text:p>
              </table:table-cell>
              <table:table-cell office:value-type="float" office:value="696.501348203">
                <text:p>696.501348203</text:p>
              </table:table-cell>
              <table:table-cell office:value-type="float" office:value="1184.06663523">
                <text:p>1184.06663523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1240.57359506">
                <text:p>1240.57359506</text:p>
              </table:table-cell>
              <table:table-cell office:value-type="float" office:value="540.42478369">
                <text:p>540.42478369</text:p>
              </table:table-cell>
              <table:table-cell office:value-type="float" office:value="700.148811372">
                <text:p>700.148811372</text:p>
              </table:table-cell>
              <table:table-cell office:value-type="float" office:value="1210.45475137">
                <text:p>1210.45475137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1239.52239751">
                <text:p>1239.52239751</text:p>
              </table:table-cell>
              <table:table-cell office:value-type="float" office:value="539.95763939">
                <text:p>539.95763939</text:p>
              </table:table-cell>
              <table:table-cell office:value-type="float" office:value="699.564758122">
                <text:p>699.564758122</text:p>
              </table:table-cell>
              <table:table-cell office:value-type="float" office:value="1237.43095323">
                <text:p>1237.43095323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1238.66622442">
                <text:p>1238.66622442</text:p>
              </table:table-cell>
              <table:table-cell office:value-type="float" office:value="539.975094442">
                <text:p>539.975094442</text:p>
              </table:table-cell>
              <table:table-cell office:value-type="float" office:value="698.691129979">
                <text:p>698.691129979</text:p>
              </table:table-cell>
              <table:table-cell office:value-type="float" office:value="1265.00834688">
                <text:p>1265.00834688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237.85605692">
                <text:p>1237.85605692</text:p>
              </table:table-cell>
              <table:table-cell office:value-type="float" office:value="539.591967273">
                <text:p>539.591967273</text:p>
              </table:table-cell>
              <table:table-cell office:value-type="float" office:value="698.264089652">
                <text:p>698.264089652</text:p>
              </table:table-cell>
              <table:table-cell office:value-type="float" office:value="1293.20033049">
                <text:p>1293.20033049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1237.05532918">
                <text:p>1237.05532918</text:p>
              </table:table-cell>
              <table:table-cell office:value-type="float" office:value="538.912093286">
                <text:p>538.912093286</text:p>
              </table:table-cell>
              <table:table-cell office:value-type="float" office:value="698.143235898">
                <text:p>698.143235898</text:p>
              </table:table-cell>
              <table:table-cell office:value-type="float" office:value="1322.02060082">
                <text:p>1322.02060082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1236.00061496">
                <text:p>1236.00061496</text:p>
              </table:table-cell>
              <table:table-cell office:value-type="float" office:value="534.356101817">
                <text:p>534.356101817</text:p>
              </table:table-cell>
              <table:table-cell office:value-type="float" office:value="701.644513146">
                <text:p>701.644513146</text:p>
              </table:table-cell>
              <table:table-cell office:value-type="float" office:value="1351.48315986">
                <text:p>1351.48315986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234.90282016">
                <text:p>1234.90282016</text:p>
              </table:table-cell>
              <table:table-cell office:value-type="float" office:value="533.602763254">
                <text:p>533.602763254</text:p>
              </table:table-cell>
              <table:table-cell office:value-type="float" office:value="701.30005691">
                <text:p>701.30005691</text:p>
              </table:table-cell>
              <table:table-cell office:value-type="float" office:value="1381.60232167">
                <text:p>1381.60232167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1233.90754652">
                <text:p>1233.90754652</text:p>
              </table:table-cell>
              <table:table-cell office:value-type="float" office:value="533.844709387">
                <text:p>533.844709387</text:p>
              </table:table-cell>
              <table:table-cell office:value-type="float" office:value="700.062837135">
                <text:p>700.062837135</text:p>
              </table:table-cell>
              <table:table-cell office:value-type="float" office:value="1412.39271931">
                <text:p>1412.39271931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232.89331074">
                <text:p>1232.89331074</text:p>
              </table:table-cell>
              <table:table-cell office:value-type="float" office:value="533.167733443">
                <text:p>533.167733443</text:p>
              </table:table-cell>
              <table:table-cell office:value-type="float" office:value="699.725577294">
                <text:p>699.725577294</text:p>
              </table:table-cell>
              <table:table-cell office:value-type="float" office:value="1443.86931193">
                <text:p>1443.86931193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1231.98367777">
                <text:p>1231.98367777</text:p>
              </table:table-cell>
              <table:table-cell office:value-type="float" office:value="532.624405955">
                <text:p>532.624405955</text:p>
              </table:table-cell>
              <table:table-cell office:value-type="float" office:value="699.359271819">
                <text:p>699.359271819</text:p>
              </table:table-cell>
              <table:table-cell office:value-type="float" office:value="1476.04739208">
                <text:p>1476.04739208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1230.99945279">
                <text:p>1230.99945279</text:p>
              </table:table-cell>
              <table:table-cell office:value-type="float" office:value="532.309968998">
                <text:p>532.309968998</text:p>
              </table:table-cell>
              <table:table-cell office:value-type="float" office:value="698.68948379">
                <text:p>698.68948379</text:p>
              </table:table-cell>
              <table:table-cell office:value-type="float" office:value="1508.94259312">
                <text:p>1508.94259312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1229.58922541">
                <text:p>1229.58922541</text:p>
              </table:table-cell>
              <table:table-cell office:value-type="float" office:value="527.509301805">
                <text:p>527.509301805</text:p>
              </table:table-cell>
              <table:table-cell office:value-type="float" office:value="702.079923607">
                <text:p>702.079923607</text:p>
              </table:table-cell>
              <table:table-cell office:value-type="float" office:value="1542.5708968">
                <text:p>1542.5708968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227.85046065">
                <text:p>1227.85046065</text:p>
              </table:table-cell>
              <table:table-cell office:value-type="float" office:value="523.167764519">
                <text:p>523.167764519</text:p>
              </table:table-cell>
              <table:table-cell office:value-type="float" office:value="704.682696135">
                <text:p>704.682696135</text:p>
              </table:table-cell>
              <table:table-cell office:value-type="float" office:value="1576.94864107">
                <text:p>1576.94864107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226.88210087">
                <text:p>1226.88210087</text:p>
              </table:table-cell>
              <table:table-cell office:value-type="float" office:value="523.184362612">
                <text:p>523.184362612</text:p>
              </table:table-cell>
              <table:table-cell office:value-type="float" office:value="703.697738255">
                <text:p>703.697738255</text:p>
              </table:table-cell>
              <table:table-cell office:value-type="float" office:value="1612.09252795">
                <text:p>1612.09252795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224.57751005">
                <text:p>1224.57751005</text:p>
              </table:table-cell>
              <table:table-cell office:value-type="float" office:value="523.40180975">
                <text:p>523.40180975</text:p>
              </table:table-cell>
              <table:table-cell office:value-type="float" office:value="701.175700299">
                <text:p>701.175700299</text:p>
              </table:table-cell>
              <table:table-cell office:value-type="float" office:value="1648.0196317">
                <text:p>1648.0196317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1217.1090705">
                <text:p>1217.1090705</text:p>
              </table:table-cell>
              <table:table-cell office:value-type="float" office:value="550.199364292">
                <text:p>550.199364292</text:p>
              </table:table-cell>
              <table:table-cell office:value-type="float" office:value="666.909706209">
                <text:p>666.909706209</text:p>
              </table:table-cell>
              <table:table-cell office:value-type="float" office:value="1684.7474071">
                <text:p>1684.7474071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210.6592581">
                <text:p>1210.6592581</text:p>
              </table:table-cell>
              <table:table-cell office:value-type="float" office:value="548.974407127">
                <text:p>548.974407127</text:p>
              </table:table-cell>
              <table:table-cell office:value-type="float" office:value="661.684850969">
                <text:p>661.684850969</text:p>
              </table:table-cell>
              <table:table-cell office:value-type="float" office:value="1722.29369793">
                <text:p>1722.29369793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1205.87402932">
                <text:p>1205.87402932</text:p>
              </table:table-cell>
              <table:table-cell office:value-type="float" office:value="546.707350837">
                <text:p>546.707350837</text:p>
              </table:table-cell>
              <table:table-cell office:value-type="float" office:value="659.166678483">
                <text:p>659.166678483</text:p>
              </table:table-cell>
              <table:table-cell office:value-type="float" office:value="1760.67674562">
                <text:p>1760.676745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46.04813228">
                <text:p>2446.04813228</text:p>
              </table:table-cell>
              <table:table-cell office:value-type="float" office:value="1112.41439869">
                <text:p>1112.41439869</text:p>
              </table:table-cell>
              <table:table-cell office:value-type="float" office:value="1333.63373359">
                <text:p>1333.63373359</text:p>
              </table:table-cell>
              <table:table-cell office:value-type="float" office:value="1799.91519814">
                <text:p>1799.91519814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2443.42352945">
                <text:p>2443.42352945</text:p>
              </table:table-cell>
              <table:table-cell office:value-type="float" office:value="1110.09989894">
                <text:p>1110.09989894</text:p>
              </table:table-cell>
              <table:table-cell office:value-type="float" office:value="1333.32363051">
                <text:p>1333.32363051</text:p>
              </table:table-cell>
              <table:table-cell office:value-type="float" office:value="1840.02811905">
                <text:p>1840.02811905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2441.28810151">
                <text:p>2441.28810151</text:p>
              </table:table-cell>
              <table:table-cell office:value-type="float" office:value="1111.07236429">
                <text:p>1111.07236429</text:p>
              </table:table-cell>
              <table:table-cell office:value-type="float" office:value="1330.21573722">
                <text:p>1330.21573722</text:p>
              </table:table-cell>
              <table:table-cell office:value-type="float" office:value="1881.03499675">
                <text:p>1881.03499675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2435.47802699">
                <text:p>2435.47802699</text:p>
              </table:table-cell>
              <table:table-cell office:value-type="float" office:value="1098.81858793">
                <text:p>1098.81858793</text:p>
              </table:table-cell>
              <table:table-cell office:value-type="float" office:value="1336.65943906">
                <text:p>1336.65943906</text:p>
              </table:table-cell>
              <table:table-cell office:value-type="float" office:value="1922.95575398">
                <text:p>1922.95575398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2430.54649641">
                <text:p>2430.54649641</text:p>
              </table:table-cell>
              <table:table-cell office:value-type="float" office:value="1096.18840435">
                <text:p>1096.18840435</text:p>
              </table:table-cell>
              <table:table-cell office:value-type="float" office:value="1334.35809207">
                <text:p>1334.35809207</text:p>
              </table:table-cell>
              <table:table-cell office:value-type="float" office:value="1965.81075746">
                <text:p>1965.81075746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2425.4422745">
                <text:p>2425.4422745</text:p>
              </table:table-cell>
              <table:table-cell office:value-type="float" office:value="1093.89592705">
                <text:p>1093.89592705</text:p>
              </table:table-cell>
              <table:table-cell office:value-type="float" office:value="1331.54634744">
                <text:p>1331.54634744</text:p>
              </table:table-cell>
              <table:table-cell office:value-type="float" office:value="2009.6208278">
                <text:p>2009.6208278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2420.79356867">
                <text:p>2420.79356867</text:p>
              </table:table-cell>
              <table:table-cell office:value-type="float" office:value="1091.5843167">
                <text:p>1091.5843167</text:p>
              </table:table-cell>
              <table:table-cell office:value-type="float" office:value="1329.20925197">
                <text:p>1329.20925197</text:p>
              </table:table-cell>
              <table:table-cell office:value-type="float" office:value="2054.40724963">
                <text:p>2054.40724963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2416.43962928">
                <text:p>2416.43962928</text:p>
              </table:table-cell>
              <table:table-cell office:value-type="float" office:value="1088.26952414">
                <text:p>1088.26952414</text:p>
              </table:table-cell>
              <table:table-cell office:value-type="float" office:value="1328.17010514">
                <text:p>1328.17010514</text:p>
              </table:table-cell>
              <table:table-cell office:value-type="float" office:value="2100.19178192">
                <text:p>2100.19178192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2412.12921781">
                <text:p>2412.12921781</text:p>
              </table:table-cell>
              <table:table-cell office:value-type="float" office:value="1086.84936677">
                <text:p>1086.84936677</text:p>
              </table:table-cell>
              <table:table-cell office:value-type="float" office:value="1325.27985104">
                <text:p>1325.27985104</text:p>
              </table:table-cell>
              <table:table-cell office:value-type="float" office:value="2146.99666858">
                <text:p>2146.99666858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2407.96927128">
                <text:p>2407.96927128</text:p>
              </table:table-cell>
              <table:table-cell office:value-type="float" office:value="1084.27995095">
                <text:p>1084.27995095</text:p>
              </table:table-cell>
              <table:table-cell office:value-type="float" office:value="1323.68932033">
                <text:p>1323.68932033</text:p>
              </table:table-cell>
              <table:table-cell office:value-type="float" office:value="2194.84464922">
                <text:p>2194.8446492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2404.07911712">
                <text:p>2404.07911712</text:p>
              </table:table-cell>
              <table:table-cell office:value-type="float" office:value="1082.11366391">
                <text:p>1082.11366391</text:p>
              </table:table-cell>
              <table:table-cell office:value-type="float" office:value="1321.96545321">
                <text:p>1321.96545321</text:p>
              </table:table-cell>
              <table:table-cell office:value-type="float" office:value="2243.75897025">
                <text:p>2243.75897025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2400.04326377">
                <text:p>2400.04326377</text:p>
              </table:table-cell>
              <table:table-cell office:value-type="float" office:value="1080.88478253">
                <text:p>1080.88478253</text:p>
              </table:table-cell>
              <table:table-cell office:value-type="float" office:value="1319.15848124">
                <text:p>1319.15848124</text:p>
              </table:table-cell>
              <table:table-cell office:value-type="float" office:value="2293.76339613">
                <text:p>2293.76339613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2396.17784505">
                <text:p>2396.17784505</text:p>
              </table:table-cell>
              <table:table-cell office:value-type="float" office:value="1076.33590964">
                <text:p>1076.33590964</text:p>
              </table:table-cell>
              <table:table-cell office:value-type="float" office:value="1319.8419354">
                <text:p>1319.8419354</text:p>
              </table:table-cell>
              <table:table-cell office:value-type="float" office:value="2344.88222094">
                <text:p>2344.88222094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2390.86567339">
                <text:p>2390.86567339</text:p>
              </table:table-cell>
              <table:table-cell office:value-type="float" office:value="1062.31499873">
                <text:p>1062.31499873</text:p>
              </table:table-cell>
              <table:table-cell office:value-type="float" office:value="1328.55067466">
                <text:p>1328.55067466</text:p>
              </table:table-cell>
              <table:table-cell office:value-type="float" office:value="2397.14028019">
                <text:p>2397.14028019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2384.80187721">
                <text:p>2384.80187721</text:p>
              </table:table-cell>
              <table:table-cell office:value-type="float" office:value="1058.2325391">
                <text:p>1058.2325391</text:p>
              </table:table-cell>
              <table:table-cell office:value-type="float" office:value="1326.56933812">
                <text:p>1326.56933812</text:p>
              </table:table-cell>
              <table:table-cell office:value-type="float" office:value="2450.56296286">
                <text:p>2450.56296286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2379.13103815">
                <text:p>2379.13103815</text:p>
              </table:table-cell>
              <table:table-cell office:value-type="float" office:value="1052.99228865">
                <text:p>1052.99228865</text:p>
              </table:table-cell>
              <table:table-cell office:value-type="float" office:value="1326.13874949">
                <text:p>1326.13874949</text:p>
              </table:table-cell>
              <table:table-cell office:value-type="float" office:value="2505.17622376">
                <text:p>2505.17622376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2371.30374534">
                <text:p>2371.30374534</text:p>
              </table:table-cell>
              <table:table-cell office:value-type="float" office:value="1040.6399662">
                <text:p>1040.6399662</text:p>
              </table:table-cell>
              <table:table-cell office:value-type="float" office:value="1330.66377914">
                <text:p>1330.66377914</text:p>
              </table:table-cell>
              <table:table-cell office:value-type="float" office:value="2561.00659612">
                <text:p>2561.00659612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2363.32154582">
                <text:p>2363.32154582</text:p>
              </table:table-cell>
              <table:table-cell office:value-type="float" office:value="1034.68862533">
                <text:p>1034.68862533</text:p>
              </table:table-cell>
              <table:table-cell office:value-type="float" office:value="1328.63292048">
                <text:p>1328.63292048</text:p>
              </table:table-cell>
              <table:table-cell office:value-type="float" office:value="2618.08120449">
                <text:p>2618.08120449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2355.64195854">
                <text:p>2355.64195854</text:p>
              </table:table-cell>
              <table:table-cell office:value-type="float" office:value="1032.10085051">
                <text:p>1032.10085051</text:p>
              </table:table-cell>
              <table:table-cell office:value-type="float" office:value="1323.54110803">
                <text:p>1323.54110803</text:p>
              </table:table-cell>
              <table:table-cell office:value-type="float" office:value="2676.42777793">
                <text:p>2676.42777793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2346.16313143">
                <text:p>2346.16313143</text:p>
              </table:table-cell>
              <table:table-cell office:value-type="float" office:value="1019.15854145">
                <text:p>1019.15854145</text:p>
              </table:table-cell>
              <table:table-cell office:value-type="float" office:value="1327.00458998">
                <text:p>1327.00458998</text:p>
              </table:table-cell>
              <table:table-cell office:value-type="float" office:value="2736.07466345">
                <text:p>2736.0746634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2335.89007795">
                <text:p>2335.89007795</text:p>
              </table:table-cell>
              <table:table-cell office:value-type="float" office:value="1004.39660051">
                <text:p>1004.39660051</text:p>
              </table:table-cell>
              <table:table-cell office:value-type="float" office:value="1331.49347743">
                <text:p>1331.49347743</text:p>
              </table:table-cell>
              <table:table-cell office:value-type="float" office:value="2797.05083982">
                <text:p>2797.05083982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2307.0320489">
                <text:p>2307.0320489</text:p>
              </table:table-cell>
              <table:table-cell office:value-type="float" office:value="1053.06552274">
                <text:p>1053.06552274</text:p>
              </table:table-cell>
              <table:table-cell office:value-type="float" office:value="1253.96652615">
                <text:p>1253.96652615</text:p>
              </table:table-cell>
              <table:table-cell office:value-type="float" office:value="2859.38593162">
                <text:p>2859.38593162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2267.32144949">
                <text:p>2267.32144949</text:p>
              </table:table-cell>
              <table:table-cell office:value-type="float" office:value="1033.97569637">
                <text:p>1033.97569637</text:p>
              </table:table-cell>
              <table:table-cell office:value-type="float" office:value="1233.34575312">
                <text:p>1233.34575312</text:p>
              </table:table-cell>
              <table:table-cell office:value-type="float" office:value="2923.11022366">
                <text:p>2923.11022366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2234.39198115">
                <text:p>2234.39198115</text:p>
              </table:table-cell>
              <table:table-cell office:value-type="float" office:value="1019.32014848">
                <text:p>1019.32014848</text:p>
              </table:table-cell>
              <table:table-cell office:value-type="float" office:value="1215.07183266">
                <text:p>1215.07183266</text:p>
              </table:table-cell>
              <table:table-cell office:value-type="float" office:value="2988.25467565">
                <text:p>2988.25467565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2205.32388161">
                <text:p>2205.32388161</text:p>
              </table:table-cell>
              <table:table-cell office:value-type="float" office:value="1005.52285604">
                <text:p>1005.52285604</text:p>
              </table:table-cell>
              <table:table-cell office:value-type="float" office:value="1199.80102557">
                <text:p>1199.80102557</text:p>
              </table:table-cell>
              <table:table-cell office:value-type="float" office:value="3054.85093728">
                <text:p>3054.85093728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2179.14664835">
                <text:p>2179.14664835</text:p>
              </table:table-cell>
              <table:table-cell office:value-type="float" office:value="994.078438383">
                <text:p>994.078438383</text:p>
              </table:table-cell>
              <table:table-cell office:value-type="float" office:value="1185.06820996">
                <text:p>1185.06820996</text:p>
              </table:table-cell>
              <table:table-cell office:value-type="float" office:value="3122.93136361">
                <text:p>3122.93136361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2155.27525947">
                <text:p>2155.27525947</text:p>
              </table:table-cell>
              <table:table-cell office:value-type="float" office:value="983.823042349">
                <text:p>983.823042349</text:p>
              </table:table-cell>
              <table:table-cell office:value-type="float" office:value="1171.45221712">
                <text:p>1171.45221712</text:p>
              </table:table-cell>
              <table:table-cell office:value-type="float" office:value="3192.52903072">
                <text:p>3192.52903072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2133.48161509">
                <text:p>2133.48161509</text:p>
              </table:table-cell>
              <table:table-cell office:value-type="float" office:value="973.066172593">
                <text:p>973.066172593</text:p>
              </table:table-cell>
              <table:table-cell office:value-type="float" office:value="1160.4154425">
                <text:p>1160.4154425</text:p>
              </table:table-cell>
              <table:table-cell office:value-type="float" office:value="3263.67775186">
                <text:p>3263.67775186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4367.22708772">
                <text:p>4367.22708772</text:p>
              </table:table-cell>
              <table:table-cell office:value-type="float" office:value="2000.91425199">
                <text:p>2000.91425199</text:p>
              </table:table-cell>
              <table:table-cell office:value-type="float" office:value="2366.31283573">
                <text:p>2366.31283573</text:p>
              </table:table-cell>
              <table:table-cell office:value-type="float" office:value="3336.41209383">
                <text:p>3336.41209383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4356.0272102">
                <text:p>4356.0272102</text:p>
              </table:table-cell>
              <table:table-cell office:value-type="float" office:value="1993.10291987">
                <text:p>1993.10291987</text:p>
              </table:table-cell>
              <table:table-cell office:value-type="float" office:value="2362.92429032">
                <text:p>2362.92429032</text:p>
              </table:table-cell>
              <table:table-cell office:value-type="float" office:value="3410.76739378">
                <text:p>3410.76739378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4344.89031476">
                <text:p>4344.89031476</text:p>
              </table:table-cell>
              <table:table-cell office:value-type="float" office:value="1985.51808528">
                <text:p>1985.51808528</text:p>
              </table:table-cell>
              <table:table-cell office:value-type="float" office:value="2359.37222948">
                <text:p>2359.37222948</text:p>
              </table:table-cell>
              <table:table-cell office:value-type="float" office:value="3486.77977639">
                <text:p>3486.77977639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4333.26428064">
                <text:p>4333.26428064</text:p>
              </table:table-cell>
              <table:table-cell office:value-type="float" office:value="1976.19912306">
                <text:p>1976.19912306</text:p>
              </table:table-cell>
              <table:table-cell office:value-type="float" office:value="2357.06515757">
                <text:p>2357.06515757</text:p>
              </table:table-cell>
              <table:table-cell office:value-type="float" office:value="3564.48617141">
                <text:p>3564.48617141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4304.41752394">
                <text:p>4304.41752394</text:p>
              </table:table-cell>
              <table:table-cell office:value-type="float" office:value="1943.06894257">
                <text:p>1943.06894257</text:p>
              </table:table-cell>
              <table:table-cell office:value-type="float" office:value="2361.34858137">
                <text:p>2361.34858137</text:p>
              </table:table-cell>
              <table:table-cell office:value-type="float" office:value="3643.92433162">
                <text:p>3643.92433162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4277.97666643">
                <text:p>4277.97666643</text:p>
              </table:table-cell>
              <table:table-cell office:value-type="float" office:value="1929.1090025">
                <text:p>1929.1090025</text:p>
              </table:table-cell>
              <table:table-cell office:value-type="float" office:value="2348.86766393">
                <text:p>2348.86766393</text:p>
              </table:table-cell>
              <table:table-cell office:value-type="float" office:value="3725.13285115">
                <text:p>3725.13285115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4256.29173193">
                <text:p>4256.29173193</text:p>
              </table:table-cell>
              <table:table-cell office:value-type="float" office:value="1915.40466907">
                <text:p>1915.40466907</text:p>
              </table:table-cell>
              <table:table-cell office:value-type="float" office:value="2340.88706285">
                <text:p>2340.88706285</text:p>
              </table:table-cell>
              <table:table-cell office:value-type="float" office:value="3808.15118422">
                <text:p>3808.15118422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4236.01603652">
                <text:p>4236.01603652</text:p>
              </table:table-cell>
              <table:table-cell office:value-type="float" office:value="1904.46806647">
                <text:p>1904.46806647</text:p>
              </table:table-cell>
              <table:table-cell office:value-type="float" office:value="2331.54797005">
                <text:p>2331.54797005</text:p>
              </table:table-cell>
              <table:table-cell office:value-type="float" office:value="3893.01966437">
                <text:p>3893.01966437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4217.13537111">
                <text:p>4217.13537111</text:p>
              </table:table-cell>
              <table:table-cell office:value-type="float" office:value="1893.83784818">
                <text:p>1893.83784818</text:p>
              </table:table-cell>
              <table:table-cell office:value-type="float" office:value="2323.29752294">
                <text:p>2323.29752294</text:p>
              </table:table-cell>
              <table:table-cell office:value-type="float" office:value="3979.77952398">
                <text:p>3979.77952398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4194.008082">
                <text:p>4194.008082</text:p>
              </table:table-cell>
              <table:table-cell office:value-type="float" office:value="1865.22234531">
                <text:p>1865.22234531</text:p>
              </table:table-cell>
              <table:table-cell office:value-type="float" office:value="2328.78573669">
                <text:p>2328.78573669</text:p>
              </table:table-cell>
              <table:table-cell office:value-type="float" office:value="4068.47291434">
                <text:p>4068.47291434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4167.45562776">
                <text:p>4167.45562776</text:p>
              </table:table-cell>
              <table:table-cell office:value-type="float" office:value="1855.66930759">
                <text:p>1855.66930759</text:p>
              </table:table-cell>
              <table:table-cell office:value-type="float" office:value="2311.78632017">
                <text:p>2311.78632017</text:p>
              </table:table-cell>
              <table:table-cell office:value-type="float" office:value="4159.14292612">
                <text:p>4159.14292612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4144.37782522">
                <text:p>4144.37782522</text:p>
              </table:table-cell>
              <table:table-cell office:value-type="float" office:value="1842.0292285">
                <text:p>1842.0292285</text:p>
              </table:table-cell>
              <table:table-cell office:value-type="float" office:value="2302.34859672">
                <text:p>2302.34859672</text:p>
              </table:table-cell>
              <table:table-cell office:value-type="float" office:value="4251.83361034">
                <text:p>4251.83361034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4122.05832847">
                <text:p>4122.05832847</text:p>
              </table:table-cell>
              <table:table-cell office:value-type="float" office:value="1832.77797787">
                <text:p>1832.77797787</text:p>
              </table:table-cell>
              <table:table-cell office:value-type="float" office:value="2289.2803506">
                <text:p>2289.2803506</text:p>
              </table:table-cell>
              <table:table-cell office:value-type="float" office:value="4346.5899997">
                <text:p>4346.5899997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4100.92221682">
                <text:p>4100.92221682</text:p>
              </table:table-cell>
              <table:table-cell office:value-type="float" office:value="1825.52669398">
                <text:p>1825.52669398</text:p>
              </table:table-cell>
              <table:table-cell office:value-type="float" office:value="2275.39552284">
                <text:p>2275.39552284</text:p>
              </table:table-cell>
              <table:table-cell office:value-type="float" office:value="4443.45813052">
                <text:p>4443.45813052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4079.99226886">
                <text:p>4079.99226886</text:p>
              </table:table-cell>
              <table:table-cell office:value-type="float" office:value="1814.65207527">
                <text:p>1814.65207527</text:p>
              </table:table-cell>
              <table:table-cell office:value-type="float" office:value="2265.3401936">
                <text:p>2265.3401936</text:p>
              </table:table-cell>
              <table:table-cell office:value-type="float" office:value="4542.48506509">
                <text:p>4542.48506509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4048.36100281">
                <text:p>4048.36100281</text:p>
              </table:table-cell>
              <table:table-cell office:value-type="float" office:value="1789.33071849">
                <text:p>1789.33071849</text:p>
              </table:table-cell>
              <table:table-cell office:value-type="float" office:value="2259.03028432">
                <text:p>2259.03028432</text:p>
              </table:table-cell>
              <table:table-cell office:value-type="float" office:value="4643.71891451">
                <text:p>4643.71891451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4014.80668485">
                <text:p>4014.80668485</text:p>
              </table:table-cell>
              <table:table-cell office:value-type="float" office:value="1758.53494955">
                <text:p>1758.53494955</text:p>
              </table:table-cell>
              <table:table-cell office:value-type="float" office:value="2256.2717353">
                <text:p>2256.2717353</text:p>
              </table:table-cell>
              <table:table-cell office:value-type="float" office:value="4747.20886211">
                <text:p>4747.20886211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3979.78054926">
                <text:p>3979.78054926</text:p>
              </table:table-cell>
              <table:table-cell office:value-type="float" office:value="1739.67380071">
                <text:p>1739.67380071</text:p>
              </table:table-cell>
              <table:table-cell office:value-type="float" office:value="2240.10674855">
                <text:p>2240.10674855</text:p>
              </table:table-cell>
              <table:table-cell office:value-type="float" office:value="4853.0051873">
                <text:p>4853.0051873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3933.90141868">
                <text:p>3933.90141868</text:p>
              </table:table-cell>
              <table:table-cell office:value-type="float" office:value="1689.360328">
                <text:p>1689.360328</text:p>
              </table:table-cell>
              <table:table-cell office:value-type="float" office:value="2244.54109067">
                <text:p>2244.54109067</text:p>
              </table:table-cell>
              <table:table-cell office:value-type="float" office:value="4961.15929004">
                <text:p>4961.15929004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3771.19350644">
                <text:p>3771.19350644</text:p>
              </table:table-cell>
              <table:table-cell office:value-type="float" office:value="1748.42045453">
                <text:p>1748.42045453</text:p>
              </table:table-cell>
              <table:table-cell office:value-type="float" office:value="2022.77305191">
                <text:p>2022.77305191</text:p>
              </table:table-cell>
              <table:table-cell office:value-type="float" office:value="5071.72371575">
                <text:p>5071.72371575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3629.18163675">
                <text:p>3629.18163675</text:p>
              </table:table-cell>
              <table:table-cell office:value-type="float" office:value="1693.08285799">
                <text:p>1693.08285799</text:p>
              </table:table-cell>
              <table:table-cell office:value-type="float" office:value="1936.09877877">
                <text:p>1936.09877877</text:p>
              </table:table-cell>
              <table:table-cell office:value-type="float" office:value="5184.75218092">
                <text:p>5184.75218092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3533.84100511">
                <text:p>3533.84100511</text:p>
              </table:table-cell>
              <table:table-cell office:value-type="float" office:value="1653.55675357">
                <text:p>1653.55675357</text:p>
              </table:table-cell>
              <table:table-cell office:value-type="float" office:value="1880.28425154">
                <text:p>1880.28425154</text:p>
              </table:table-cell>
              <table:table-cell office:value-type="float" office:value="5300.29959914">
                <text:p>5300.2995991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7276.49413907">
                <text:p>7276.49413907</text:p>
              </table:table-cell>
              <table:table-cell office:value-type="float" office:value="3409.59719257">
                <text:p>3409.59719257</text:p>
              </table:table-cell>
              <table:table-cell office:value-type="float" office:value="3866.8969465">
                <text:p>3866.8969465</text:p>
              </table:table-cell>
              <table:table-cell office:value-type="float" office:value="5418.42210782">
                <text:p>5418.42210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